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6_075828conf_memo" table:style-name="ta1">
        <table:shapes>
          <draw:frame draw:z-index="0" draw:style-name="gr1" draw:text-style-name="P1" svg:width="15.999cm" svg:height="8.999cm" svg:x="3.567cm" svg:y="419.143cm">
            <draw:object draw:notify-on-update-of-ranges="20230216_075828conf_memo.A1:20230216_075828conf_memo.A9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614020884037018" calcext:value-type="float">
            <text:p>0.614020884037018</text:p>
          </table:table-cell>
          <table:table-cell table:number-columns-repeated="2"/>
        </table:table-row>
        <table:table-row table:style-name="ro1">
          <table:table-cell office:value-type="float" office:value="0.763216316699982" calcext:value-type="float">
            <text:p>0.763216316699982</text:p>
          </table:table-cell>
          <table:table-cell table:number-columns-repeated="2"/>
        </table:table-row>
        <table:table-row table:style-name="ro1">
          <table:table-cell office:value-type="float" office:value="0.753728270530701" calcext:value-type="float">
            <text:p>0.753728270530701</text:p>
          </table:table-cell>
          <table:table-cell table:number-columns-repeated="2"/>
        </table:table-row>
        <table:table-row table:style-name="ro1">
          <table:table-cell office:value-type="float" office:value="0.781546592712402" calcext:value-type="float">
            <text:p>0.781546592712402</text:p>
          </table:table-cell>
          <table:table-cell table:number-columns-repeated="2"/>
        </table:table-row>
        <table:table-row table:style-name="ro1">
          <table:table-cell office:value-type="float" office:value="0.808642387390137" calcext:value-type="float">
            <text:p>0.808642387390137</text:p>
          </table:table-cell>
          <table:table-cell table:number-columns-repeated="2"/>
        </table:table-row>
        <table:table-row table:style-name="ro1">
          <table:table-cell office:value-type="float" office:value="0.860942006111145" calcext:value-type="float">
            <text:p>0.860942006111145</text:p>
          </table:table-cell>
          <table:table-cell table:number-columns-repeated="2"/>
        </table:table-row>
        <table:table-row table:style-name="ro1">
          <table:table-cell office:value-type="float" office:value="0.819952011108398" calcext:value-type="float">
            <text:p>0.819952011108398</text:p>
          </table:table-cell>
          <table:table-cell table:number-columns-repeated="2"/>
        </table:table-row>
        <table:table-row table:style-name="ro1">
          <table:table-cell office:value-type="float" office:value="0.780005753040314" calcext:value-type="float">
            <text:p>0.780005753040314</text:p>
          </table:table-cell>
          <table:table-cell table:number-columns-repeated="2"/>
        </table:table-row>
        <table:table-row table:style-name="ro1">
          <table:table-cell office:value-type="float" office:value="0.743011057376862" calcext:value-type="float">
            <text:p>0.743011057376862</text:p>
          </table:table-cell>
          <table:table-cell table:number-columns-repeated="2"/>
        </table:table-row>
        <table:table-row table:style-name="ro1">
          <table:table-cell office:value-type="float" office:value="0.260583490133285" calcext:value-type="float">
            <text:p>0.260583490133285</text:p>
          </table:table-cell>
          <table:table-cell table:number-columns-repeated="2"/>
        </table:table-row>
        <table:table-row table:style-name="ro1">
          <table:table-cell office:value-type="float" office:value="0.258854210376739" calcext:value-type="float">
            <text:p>0.258854210376739</text:p>
          </table:table-cell>
          <table:table-cell table:number-columns-repeated="2"/>
        </table:table-row>
        <table:table-row table:style-name="ro1">
          <table:table-cell office:value-type="float" office:value="0.325003445148468" calcext:value-type="float">
            <text:p>0.325003445148468</text:p>
          </table:table-cell>
          <table:table-cell table:number-columns-repeated="2"/>
        </table:table-row>
        <table:table-row table:style-name="ro1">
          <table:table-cell office:value-type="float" office:value="0.644870817661285" calcext:value-type="float">
            <text:p>0.644870817661285</text:p>
          </table:table-cell>
          <table:table-cell table:number-columns-repeated="2"/>
        </table:table-row>
        <table:table-row table:style-name="ro1">
          <table:table-cell office:value-type="float" office:value="0.791289389133453" calcext:value-type="float">
            <text:p>0.791289389133453</text:p>
          </table:table-cell>
          <table:table-cell table:number-columns-repeated="2"/>
        </table:table-row>
        <table:table-row table:style-name="ro1">
          <table:table-cell office:value-type="float" office:value="0.265358746051788" calcext:value-type="float">
            <text:p>0.265358746051788</text:p>
          </table:table-cell>
          <table:table-cell table:number-columns-repeated="2"/>
        </table:table-row>
        <table:table-row table:style-name="ro1">
          <table:table-cell office:value-type="float" office:value="0.471042096614838" calcext:value-type="float">
            <text:p>0.471042096614838</text:p>
          </table:table-cell>
          <table:table-cell table:number-columns-repeated="2"/>
        </table:table-row>
        <table:table-row table:style-name="ro1">
          <table:table-cell office:value-type="float" office:value="0.727501332759857" calcext:value-type="float">
            <text:p>0.727501332759857</text:p>
          </table:table-cell>
          <table:table-cell table:number-columns-repeated="2"/>
        </table:table-row>
        <table:table-row table:style-name="ro1">
          <table:table-cell office:value-type="float" office:value="0.86185085773468" calcext:value-type="float">
            <text:p>0.86185085773468</text:p>
          </table:table-cell>
          <table:table-cell table:number-columns-repeated="2"/>
        </table:table-row>
        <table:table-row table:style-name="ro1">
          <table:table-cell office:value-type="float" office:value="0.262050062417984" calcext:value-type="float">
            <text:p>0.262050062417984</text:p>
          </table:table-cell>
          <table:table-cell table:number-columns-repeated="2"/>
        </table:table-row>
        <table:table-row table:style-name="ro1">
          <table:table-cell office:value-type="float" office:value="0.891339659690857" calcext:value-type="float">
            <text:p>0.891339659690857</text:p>
          </table:table-cell>
          <table:table-cell table:number-columns-repeated="2"/>
        </table:table-row>
        <table:table-row table:style-name="ro1">
          <table:table-cell office:value-type="float" office:value="0.841053009033203" calcext:value-type="float">
            <text:p>0.841053009033203</text:p>
          </table:table-cell>
          <table:table-cell table:number-columns-repeated="2"/>
        </table:table-row>
        <table:table-row table:style-name="ro1">
          <table:table-cell office:value-type="float" office:value="0.859439253807068" calcext:value-type="float">
            <text:p>0.859439253807068</text:p>
          </table:table-cell>
          <table:table-cell table:number-columns-repeated="2"/>
        </table:table-row>
        <table:table-row table:style-name="ro1">
          <table:table-cell office:value-type="float" office:value="0.557609736919403" calcext:value-type="float">
            <text:p>0.557609736919403</text:p>
          </table:table-cell>
          <table:table-cell table:number-columns-repeated="2"/>
        </table:table-row>
        <table:table-row table:style-name="ro1">
          <table:table-cell office:value-type="float" office:value="0.858224511146545" calcext:value-type="float">
            <text:p>0.858224511146545</text:p>
          </table:table-cell>
          <table:table-cell table:number-columns-repeated="2"/>
        </table:table-row>
        <table:table-row table:style-name="ro1">
          <table:table-cell office:value-type="float" office:value="0.915391147136688" calcext:value-type="float">
            <text:p>0.915391147136688</text:p>
          </table:table-cell>
          <table:table-cell table:number-columns-repeated="2"/>
        </table:table-row>
        <table:table-row table:style-name="ro1">
          <table:table-cell office:value-type="float" office:value="0.9337939620018" calcext:value-type="float">
            <text:p>0.9337939620018</text:p>
          </table:table-cell>
          <table:table-cell table:number-columns-repeated="2"/>
        </table:table-row>
        <table:table-row table:style-name="ro1">
          <table:table-cell office:value-type="float" office:value="0.919214725494385" calcext:value-type="float">
            <text:p>0.919214725494385</text:p>
          </table:table-cell>
          <table:table-cell table:number-columns-repeated="2"/>
        </table:table-row>
        <table:table-row table:style-name="ro1">
          <table:table-cell office:value-type="float" office:value="0.940716981887817" calcext:value-type="float">
            <text:p>0.940716981887817</text:p>
          </table:table-cell>
          <table:table-cell table:number-columns-repeated="2"/>
        </table:table-row>
        <table:table-row table:style-name="ro1">
          <table:table-cell office:value-type="float" office:value="0.94264405965805" calcext:value-type="float">
            <text:p>0.94264405965805</text:p>
          </table:table-cell>
          <table:table-cell table:number-columns-repeated="2"/>
        </table:table-row>
        <table:table-row table:style-name="ro1">
          <table:table-cell office:value-type="float" office:value="0.910189151763916" calcext:value-type="float">
            <text:p>0.910189151763916</text:p>
          </table:table-cell>
          <table:table-cell table:number-columns-repeated="2"/>
        </table:table-row>
        <table:table-row table:style-name="ro1">
          <table:table-cell office:value-type="float" office:value="0.910239160060883" calcext:value-type="float">
            <text:p>0.910239160060883</text:p>
          </table:table-cell>
          <table:table-cell table:number-columns-repeated="2"/>
        </table:table-row>
        <table:table-row table:style-name="ro1">
          <table:table-cell office:value-type="float" office:value="0.917603492736816" calcext:value-type="float">
            <text:p>0.917603492736816</text:p>
          </table:table-cell>
          <table:table-cell table:number-columns-repeated="2"/>
        </table:table-row>
        <table:table-row table:style-name="ro1">
          <table:table-cell office:value-type="float" office:value="0.925965785980225" calcext:value-type="float">
            <text:p>0.925965785980225</text:p>
          </table:table-cell>
          <table:table-cell table:number-columns-repeated="2"/>
        </table:table-row>
        <table:table-row table:style-name="ro1">
          <table:table-cell office:value-type="float" office:value="0.932140350341797" calcext:value-type="float">
            <text:p>0.932140350341797</text:p>
          </table:table-cell>
          <table:table-cell table:number-columns-repeated="2"/>
        </table:table-row>
        <table:table-row table:style-name="ro1">
          <table:table-cell office:value-type="float" office:value="0.934870719909668" calcext:value-type="float">
            <text:p>0.934870719909668</text:p>
          </table:table-cell>
          <table:table-cell table:number-columns-repeated="2"/>
        </table:table-row>
        <table:table-row table:style-name="ro1">
          <table:table-cell office:value-type="float" office:value="0.934254169464111" calcext:value-type="float">
            <text:p>0.934254169464111</text:p>
          </table:table-cell>
          <table:table-cell table:number-columns-repeated="2"/>
        </table:table-row>
        <table:table-row table:style-name="ro1">
          <table:table-cell office:value-type="float" office:value="0.930835366249084" calcext:value-type="float">
            <text:p>0.930835366249084</text:p>
          </table:table-cell>
          <table:table-cell table:number-columns-repeated="2"/>
        </table:table-row>
        <table:table-row table:style-name="ro1">
          <table:table-cell office:value-type="float" office:value="0.927779734134674" calcext:value-type="float">
            <text:p>0.927779734134674</text:p>
          </table:table-cell>
          <table:table-cell table:number-columns-repeated="2"/>
        </table:table-row>
        <table:table-row table:style-name="ro1">
          <table:table-cell office:value-type="float" office:value="0.924958527088165" calcext:value-type="float">
            <text:p>0.924958527088165</text:p>
          </table:table-cell>
          <table:table-cell table:number-columns-repeated="2"/>
        </table:table-row>
        <table:table-row table:style-name="ro1">
          <table:table-cell office:value-type="float" office:value="0.91943883895874" calcext:value-type="float">
            <text:p>0.91943883895874</text:p>
          </table:table-cell>
          <table:table-cell table:number-columns-repeated="2"/>
        </table:table-row>
        <table:table-row table:style-name="ro1">
          <table:table-cell office:value-type="float" office:value="0.906568765640259" calcext:value-type="float">
            <text:p>0.906568765640259</text:p>
          </table:table-cell>
          <table:table-cell table:number-columns-repeated="2"/>
        </table:table-row>
        <table:table-row table:style-name="ro1">
          <table:table-cell office:value-type="float" office:value="0.923359870910644" calcext:value-type="float">
            <text:p>0.923359870910644</text:p>
          </table:table-cell>
          <table:table-cell table:number-columns-repeated="2"/>
        </table:table-row>
        <table:table-row table:style-name="ro1">
          <table:table-cell office:value-type="float" office:value="0.906394302845001" calcext:value-type="float">
            <text:p>0.906394302845001</text:p>
          </table:table-cell>
          <table:table-cell table:number-columns-repeated="2"/>
        </table:table-row>
        <table:table-row table:style-name="ro1">
          <table:table-cell office:value-type="float" office:value="0.917421877384186" calcext:value-type="float">
            <text:p>0.917421877384186</text:p>
          </table:table-cell>
          <table:table-cell table:number-columns-repeated="2"/>
        </table:table-row>
        <table:table-row table:style-name="ro1">
          <table:table-cell office:value-type="float" office:value="0.920268476009369" calcext:value-type="float">
            <text:p>0.920268476009369</text:p>
          </table:table-cell>
          <table:table-cell table:number-columns-repeated="2"/>
        </table:table-row>
        <table:table-row table:style-name="ro1">
          <table:table-cell office:value-type="float" office:value="0.914400935173035" calcext:value-type="float">
            <text:p>0.914400935173035</text:p>
          </table:table-cell>
          <table:table-cell table:number-columns-repeated="2"/>
        </table:table-row>
        <table:table-row table:style-name="ro1">
          <table:table-cell office:value-type="float" office:value="0.922525346279144" calcext:value-type="float">
            <text:p>0.922525346279144</text:p>
          </table:table-cell>
          <table:table-cell table:number-columns-repeated="2"/>
        </table:table-row>
        <table:table-row table:style-name="ro1">
          <table:table-cell office:value-type="float" office:value="0.933229207992554" calcext:value-type="float">
            <text:p>0.933229207992554</text:p>
          </table:table-cell>
          <table:table-cell table:number-columns-repeated="2"/>
        </table:table-row>
        <table:table-row table:style-name="ro1">
          <table:table-cell office:value-type="float" office:value="0.92755800485611" calcext:value-type="float">
            <text:p>0.92755800485611</text:p>
          </table:table-cell>
          <table:table-cell table:number-columns-repeated="2"/>
        </table:table-row>
        <table:table-row table:style-name="ro1">
          <table:table-cell office:value-type="float" office:value="0.924130618572235" calcext:value-type="float">
            <text:p>0.924130618572235</text:p>
          </table:table-cell>
          <table:table-cell table:number-columns-repeated="2"/>
        </table:table-row>
        <table:table-row table:style-name="ro1">
          <table:table-cell office:value-type="float" office:value="0.921692371368408" calcext:value-type="float">
            <text:p>0.921692371368408</text:p>
          </table:table-cell>
          <table:table-cell table:number-columns-repeated="2"/>
        </table:table-row>
        <table:table-row table:style-name="ro1">
          <table:table-cell office:value-type="float" office:value="0.927057325839996" calcext:value-type="float">
            <text:p>0.927057325839996</text:p>
          </table:table-cell>
          <table:table-cell table:number-columns-repeated="2"/>
        </table:table-row>
        <table:table-row table:style-name="ro1">
          <table:table-cell office:value-type="float" office:value="0.911571741104126" calcext:value-type="float">
            <text:p>0.911571741104126</text:p>
          </table:table-cell>
          <table:table-cell table:number-columns-repeated="2"/>
        </table:table-row>
        <table:table-row table:style-name="ro1">
          <table:table-cell office:value-type="float" office:value="0.905337750911713" calcext:value-type="float">
            <text:p>0.905337750911713</text:p>
          </table:table-cell>
          <table:table-cell table:number-columns-repeated="2"/>
        </table:table-row>
        <table:table-row table:style-name="ro1">
          <table:table-cell office:value-type="float" office:value="0.84518975019455" calcext:value-type="float">
            <text:p>0.84518975019455</text:p>
          </table:table-cell>
          <table:table-cell table:number-columns-repeated="2"/>
        </table:table-row>
        <table:table-row table:style-name="ro1">
          <table:table-cell office:value-type="float" office:value="0.842462122440338" calcext:value-type="float">
            <text:p>0.842462122440338</text:p>
          </table:table-cell>
          <table:table-cell table:number-columns-repeated="2"/>
        </table:table-row>
        <table:table-row table:style-name="ro1">
          <table:table-cell office:value-type="float" office:value="0.557869017124176" calcext:value-type="float">
            <text:p>0.557869017124176</text:p>
          </table:table-cell>
          <table:table-cell table:number-columns-repeated="2"/>
        </table:table-row>
        <table:table-row table:style-name="ro1">
          <table:table-cell office:value-type="float" office:value="0.275765240192413" calcext:value-type="float">
            <text:p>0.275765240192413</text:p>
          </table:table-cell>
          <table:table-cell table:number-columns-repeated="2"/>
        </table:table-row>
        <table:table-row table:style-name="ro1">
          <table:table-cell office:value-type="float" office:value="0.422553420066834" calcext:value-type="float">
            <text:p>0.422553420066834</text:p>
          </table:table-cell>
          <table:table-cell table:number-columns-repeated="2"/>
        </table:table-row>
        <table:table-row table:style-name="ro1">
          <table:table-cell office:value-type="float" office:value="0.716722548007965" calcext:value-type="float">
            <text:p>0.716722548007965</text:p>
          </table:table-cell>
          <table:table-cell table:number-columns-repeated="2"/>
        </table:table-row>
        <table:table-row table:style-name="ro1">
          <table:table-cell office:value-type="float" office:value="0.854515790939331" calcext:value-type="float">
            <text:p>0.854515790939331</text:p>
          </table:table-cell>
          <table:table-cell table:number-columns-repeated="2"/>
        </table:table-row>
        <table:table-row table:style-name="ro1">
          <table:table-cell office:value-type="float" office:value="0.907039523124695" calcext:value-type="float">
            <text:p>0.907039523124695</text:p>
          </table:table-cell>
          <table:table-cell table:number-columns-repeated="2"/>
        </table:table-row>
        <table:table-row table:style-name="ro1">
          <table:table-cell office:value-type="float" office:value="0.896706163883209" calcext:value-type="float">
            <text:p>0.896706163883209</text:p>
          </table:table-cell>
          <table:table-cell table:number-columns-repeated="2"/>
        </table:table-row>
        <table:table-row table:style-name="ro1">
          <table:table-cell office:value-type="float" office:value="0.862083077430725" calcext:value-type="float">
            <text:p>0.862083077430725</text:p>
          </table:table-cell>
          <table:table-cell table:number-columns-repeated="2"/>
        </table:table-row>
        <table:table-row table:style-name="ro1">
          <table:table-cell office:value-type="float" office:value="0.895578026771545" calcext:value-type="float">
            <text:p>0.895578026771545</text:p>
          </table:table-cell>
          <table:table-cell table:number-columns-repeated="2"/>
        </table:table-row>
        <table:table-row table:style-name="ro1">
          <table:table-cell office:value-type="float" office:value="0.922627449035644" calcext:value-type="float">
            <text:p>0.922627449035644</text:p>
          </table:table-cell>
          <table:table-cell table:number-columns-repeated="2"/>
        </table:table-row>
        <table:table-row table:style-name="ro1">
          <table:table-cell office:value-type="float" office:value="0.926578283309936" calcext:value-type="float">
            <text:p>0.926578283309936</text:p>
          </table:table-cell>
          <table:table-cell table:number-columns-repeated="2"/>
        </table:table-row>
        <table:table-row table:style-name="ro1">
          <table:table-cell office:value-type="float" office:value="0.921451270580291" calcext:value-type="float">
            <text:p>0.921451270580291</text:p>
          </table:table-cell>
          <table:table-cell table:number-columns-repeated="2"/>
        </table:table-row>
        <table:table-row table:style-name="ro1">
          <table:table-cell office:value-type="float" office:value="0.924415230751038" calcext:value-type="float">
            <text:p>0.924415230751038</text:p>
          </table:table-cell>
          <table:table-cell table:number-columns-repeated="2"/>
        </table:table-row>
        <table:table-row table:style-name="ro1">
          <table:table-cell office:value-type="float" office:value="0.914340138435364" calcext:value-type="float">
            <text:p>0.914340138435364</text:p>
          </table:table-cell>
          <table:table-cell table:number-columns-repeated="2"/>
        </table:table-row>
        <table:table-row table:style-name="ro1">
          <table:table-cell office:value-type="float" office:value="0.858083486557007" calcext:value-type="float">
            <text:p>0.858083486557007</text:p>
          </table:table-cell>
          <table:table-cell table:number-columns-repeated="2"/>
        </table:table-row>
        <table:table-row table:style-name="ro1">
          <table:table-cell office:value-type="float" office:value="0.86034506559372" calcext:value-type="float">
            <text:p>0.86034506559372</text:p>
          </table:table-cell>
          <table:table-cell table:number-columns-repeated="2"/>
        </table:table-row>
        <table:table-row table:style-name="ro1">
          <table:table-cell office:value-type="float" office:value="0.690448820590973" calcext:value-type="float">
            <text:p>0.690448820590973</text:p>
          </table:table-cell>
          <table:table-cell table:number-columns-repeated="2"/>
        </table:table-row>
        <table:table-row table:style-name="ro1">
          <table:table-cell office:value-type="float" office:value="0.648636400699616" calcext:value-type="float">
            <text:p>0.648636400699616</text:p>
          </table:table-cell>
          <table:table-cell table:number-columns-repeated="2"/>
        </table:table-row>
        <table:table-row table:style-name="ro1">
          <table:table-cell office:value-type="float" office:value="0.706367671489716" calcext:value-type="float">
            <text:p>0.706367671489716</text:p>
          </table:table-cell>
          <table:table-cell table:number-columns-repeated="2"/>
        </table:table-row>
        <table:table-row table:style-name="ro1">
          <table:table-cell office:value-type="float" office:value="0.622661471366882" calcext:value-type="float">
            <text:p>0.622661471366882</text:p>
          </table:table-cell>
          <table:table-cell table:number-columns-repeated="2"/>
        </table:table-row>
        <table:table-row table:style-name="ro1">
          <table:table-cell office:value-type="float" office:value="0.567094445228577" calcext:value-type="float">
            <text:p>0.567094445228577</text:p>
          </table:table-cell>
          <table:table-cell table:number-columns-repeated="2"/>
        </table:table-row>
        <table:table-row table:style-name="ro1">
          <table:table-cell office:value-type="float" office:value="0.656252205371857" calcext:value-type="float">
            <text:p>0.656252205371857</text:p>
          </table:table-cell>
          <table:table-cell table:number-columns-repeated="2"/>
        </table:table-row>
        <table:table-row table:style-name="ro1">
          <table:table-cell office:value-type="float" office:value="0.806237816810608" calcext:value-type="float">
            <text:p>0.806237816810608</text:p>
          </table:table-cell>
          <table:table-cell table:number-columns-repeated="2"/>
        </table:table-row>
        <table:table-row table:style-name="ro1">
          <table:table-cell office:value-type="float" office:value="0.767702877521515" calcext:value-type="float">
            <text:p>0.767702877521515</text:p>
          </table:table-cell>
          <table:table-cell table:number-columns-repeated="2"/>
        </table:table-row>
        <table:table-row table:style-name="ro1">
          <table:table-cell office:value-type="float" office:value="0.872335731983185" calcext:value-type="float">
            <text:p>0.872335731983185</text:p>
          </table:table-cell>
          <table:table-cell table:number-columns-repeated="2"/>
        </table:table-row>
        <table:table-row table:style-name="ro1">
          <table:table-cell office:value-type="float" office:value="0.895394682884216" calcext:value-type="float">
            <text:p>0.895394682884216</text:p>
          </table:table-cell>
          <table:table-cell table:number-columns-repeated="2"/>
        </table:table-row>
        <table:table-row table:style-name="ro1">
          <table:table-cell office:value-type="float" office:value="0.935702919960022" calcext:value-type="float">
            <text:p>0.935702919960022</text:p>
          </table:table-cell>
          <table:table-cell table:number-columns-repeated="2"/>
        </table:table-row>
        <table:table-row table:style-name="ro1">
          <table:table-cell office:value-type="float" office:value="0.94654244184494" calcext:value-type="float">
            <text:p>0.94654244184494</text:p>
          </table:table-cell>
          <table:table-cell table:number-columns-repeated="2"/>
        </table:table-row>
        <table:table-row table:style-name="ro1">
          <table:table-cell office:value-type="float" office:value="0.93742561340332" calcext:value-type="float">
            <text:p>0.93742561340332</text:p>
          </table:table-cell>
          <table:table-cell table:number-columns-repeated="2"/>
        </table:table-row>
        <table:table-row table:style-name="ro1">
          <table:table-cell office:value-type="float" office:value="0.915418744087219" calcext:value-type="float">
            <text:p>0.915418744087219</text:p>
          </table:table-cell>
          <table:table-cell table:number-columns-repeated="2"/>
        </table:table-row>
        <table:table-row table:style-name="ro1">
          <table:table-cell office:value-type="float" office:value="0.9226313829422" calcext:value-type="float">
            <text:p>0.9226313829422</text:p>
          </table:table-cell>
          <table:table-cell table:number-columns-repeated="2"/>
        </table:table-row>
        <table:table-row table:style-name="ro1">
          <table:table-cell office:value-type="float" office:value="0.918343484401703" calcext:value-type="float">
            <text:p>0.918343484401703</text:p>
          </table:table-cell>
          <table:table-cell table:number-columns-repeated="2"/>
        </table:table-row>
        <table:table-row table:style-name="ro1">
          <table:table-cell office:value-type="float" office:value="0.943900525569916" calcext:value-type="float">
            <text:p>0.943900525569916</text:p>
          </table:table-cell>
          <table:table-cell table:number-columns-repeated="2"/>
        </table:table-row>
        <table:table-row table:style-name="ro1">
          <table:table-cell office:value-type="float" office:value="0.923400938510895" calcext:value-type="float">
            <text:p>0.923400938510895</text:p>
          </table:table-cell>
          <table:table-cell table:number-columns-repeated="2"/>
        </table:table-row>
        <table:table-row table:style-name="ro1">
          <table:table-cell office:value-type="float" office:value="0.929236888885498" calcext:value-type="float">
            <text:p>0.929236888885498</text:p>
          </table:table-cell>
          <table:table-cell table:number-columns-repeated="2"/>
        </table:table-row>
        <table:table-row table:style-name="ro1">
          <table:table-cell office:value-type="float" office:value="0.923348844051361" calcext:value-type="float">
            <text:p>0.923348844051361</text:p>
          </table:table-cell>
          <table:table-cell table:number-columns-repeated="2"/>
        </table:table-row>
        <table:table-row table:style-name="ro1">
          <table:table-cell office:value-type="float" office:value="0.92781013250351" calcext:value-type="float">
            <text:p>0.92781013250351</text:p>
          </table:table-cell>
          <table:table-cell table:number-columns-repeated="2"/>
        </table:table-row>
        <table:table-row table:style-name="ro1">
          <table:table-cell office:value-type="float" office:value="0.919757425785065" calcext:value-type="float">
            <text:p>0.919757425785065</text:p>
          </table:table-cell>
          <table:table-cell table:number-columns-repeated="2"/>
        </table:table-row>
        <table:table-row table:style-name="ro1">
          <table:table-cell office:value-type="float" office:value="0.920798301696777" calcext:value-type="float">
            <text:p>0.920798301696777</text:p>
          </table:table-cell>
          <table:table-cell table:number-columns-repeated="2"/>
        </table:table-row>
        <table:table-row table:style-name="ro1">
          <table:table-cell office:value-type="float" office:value="0.933028519153595" calcext:value-type="float">
            <text:p>0.933028519153595</text:p>
          </table:table-cell>
          <table:table-cell table:number-columns-repeated="2"/>
        </table:table-row>
        <table:table-row table:style-name="ro1">
          <table:table-cell office:value-type="float" office:value="0.933860957622528" calcext:value-type="float">
            <text:p>0.933860957622528</text:p>
          </table:table-cell>
          <table:table-cell table:number-columns-repeated="2"/>
        </table:table-row>
        <table:table-row table:style-name="ro1">
          <table:table-cell office:value-type="float" office:value="0.942086756229401" calcext:value-type="float">
            <text:p>0.942086756229401</text:p>
          </table:table-cell>
          <table:table-cell table:number-columns-repeated="2"/>
        </table:table-row>
        <table:table-row table:style-name="ro1">
          <table:table-cell office:value-type="float" office:value="0.934069216251373" calcext:value-type="float">
            <text:p>0.934069216251373</text:p>
          </table:table-cell>
          <table:table-cell table:number-columns-repeated="2"/>
        </table:table-row>
        <table:table-row table:style-name="ro1">
          <table:table-cell office:value-type="float" office:value="0.916330218315124" calcext:value-type="float">
            <text:p>0.916330218315124</text:p>
          </table:table-cell>
          <table:table-cell table:number-columns-repeated="2"/>
        </table:table-row>
        <table:table-row table:style-name="ro1">
          <table:table-cell office:value-type="float" office:value="0.939177691936493" calcext:value-type="float">
            <text:p>0.939177691936493</text:p>
          </table:table-cell>
          <table:table-cell table:number-columns-repeated="2"/>
        </table:table-row>
        <table:table-row table:style-name="ro1">
          <table:table-cell office:value-type="float" office:value="0.933098435401916" calcext:value-type="float">
            <text:p>0.933098435401916</text:p>
          </table:table-cell>
          <table:table-cell table:number-columns-repeated="2"/>
        </table:table-row>
        <table:table-row table:style-name="ro1">
          <table:table-cell office:value-type="float" office:value="0.928815186023712" calcext:value-type="float">
            <text:p>0.928815186023712</text:p>
          </table:table-cell>
          <table:table-cell table:number-columns-repeated="2"/>
        </table:table-row>
        <table:table-row table:style-name="ro1">
          <table:table-cell office:value-type="float" office:value="0.928519308567047" calcext:value-type="float">
            <text:p>0.928519308567047</text:p>
          </table:table-cell>
          <table:table-cell table:number-columns-repeated="2"/>
        </table:table-row>
        <table:table-row table:style-name="ro1">
          <table:table-cell office:value-type="float" office:value="0.93304979801178" calcext:value-type="float">
            <text:p>0.93304979801178</text:p>
          </table:table-cell>
          <table:table-cell table:number-columns-repeated="2"/>
        </table:table-row>
        <table:table-row table:style-name="ro1">
          <table:table-cell office:value-type="float" office:value="0.92448228597641" calcext:value-type="float">
            <text:p>0.92448228597641</text:p>
          </table:table-cell>
          <table:table-cell table:number-columns-repeated="2"/>
        </table:table-row>
        <table:table-row table:style-name="ro1">
          <table:table-cell office:value-type="float" office:value="0.830320179462433" calcext:value-type="float">
            <text:p>0.830320179462433</text:p>
          </table:table-cell>
          <table:table-cell table:number-columns-repeated="2"/>
        </table:table-row>
        <table:table-row table:style-name="ro1">
          <table:table-cell office:value-type="float" office:value="0.850087463855743" calcext:value-type="float">
            <text:p>0.850087463855743</text:p>
          </table:table-cell>
          <table:table-cell table:number-columns-repeated="2"/>
        </table:table-row>
        <table:table-row table:style-name="ro1">
          <table:table-cell office:value-type="float" office:value="0.841897428035736" calcext:value-type="float">
            <text:p>0.841897428035736</text:p>
          </table:table-cell>
          <table:table-cell table:number-columns-repeated="2"/>
        </table:table-row>
        <table:table-row table:style-name="ro1">
          <table:table-cell office:value-type="float" office:value="0.923374593257904" calcext:value-type="float">
            <text:p>0.923374593257904</text:p>
          </table:table-cell>
          <table:table-cell table:number-columns-repeated="2"/>
        </table:table-row>
        <table:table-row table:style-name="ro1">
          <table:table-cell office:value-type="float" office:value="0.861185252666473" calcext:value-type="float">
            <text:p>0.861185252666473</text:p>
          </table:table-cell>
          <table:table-cell table:number-columns-repeated="2"/>
        </table:table-row>
        <table:table-row table:style-name="ro1">
          <table:table-cell office:value-type="float" office:value="0.729237258434296" calcext:value-type="float">
            <text:p>0.729237258434296</text:p>
          </table:table-cell>
          <table:table-cell table:number-columns-repeated="2"/>
        </table:table-row>
        <table:table-row table:style-name="ro1">
          <table:table-cell office:value-type="float" office:value="0.903470158576965" calcext:value-type="float">
            <text:p>0.903470158576965</text:p>
          </table:table-cell>
          <table:table-cell table:number-columns-repeated="2"/>
        </table:table-row>
        <table:table-row table:style-name="ro1">
          <table:table-cell office:value-type="float" office:value="0.884948492050171" calcext:value-type="float">
            <text:p>0.884948492050171</text:p>
          </table:table-cell>
          <table:table-cell table:number-columns-repeated="2"/>
        </table:table-row>
        <table:table-row table:style-name="ro1">
          <table:table-cell office:value-type="float" office:value="0.930318415164948" calcext:value-type="float">
            <text:p>0.930318415164948</text:p>
          </table:table-cell>
          <table:table-cell table:number-columns-repeated="2"/>
        </table:table-row>
        <table:table-row table:style-name="ro1">
          <table:table-cell office:value-type="float" office:value="0.92998868227005" calcext:value-type="float">
            <text:p>0.92998868227005</text:p>
          </table:table-cell>
          <table:table-cell table:number-columns-repeated="2"/>
        </table:table-row>
        <table:table-row table:style-name="ro1">
          <table:table-cell office:value-type="float" office:value="0.923389315605164" calcext:value-type="float">
            <text:p>0.923389315605164</text:p>
          </table:table-cell>
          <table:table-cell table:number-columns-repeated="2"/>
        </table:table-row>
        <table:table-row table:style-name="ro1">
          <table:table-cell office:value-type="float" office:value="0.937796235084534" calcext:value-type="float">
            <text:p>0.937796235084534</text:p>
          </table:table-cell>
          <table:table-cell table:number-columns-repeated="2"/>
        </table:table-row>
        <table:table-row table:style-name="ro1">
          <table:table-cell office:value-type="float" office:value="0.933939337730408" calcext:value-type="float">
            <text:p>0.933939337730408</text:p>
          </table:table-cell>
          <table:table-cell table:number-columns-repeated="2"/>
        </table:table-row>
        <table:table-row table:style-name="ro1">
          <table:table-cell office:value-type="float" office:value="0.936422407627106" calcext:value-type="float">
            <text:p>0.936422407627106</text:p>
          </table:table-cell>
          <table:table-cell table:number-columns-repeated="2"/>
        </table:table-row>
        <table:table-row table:style-name="ro1">
          <table:table-cell office:value-type="float" office:value="0.950403034687042" calcext:value-type="float">
            <text:p>0.950403034687042</text:p>
          </table:table-cell>
          <table:table-cell table:number-columns-repeated="2"/>
        </table:table-row>
        <table:table-row table:style-name="ro1">
          <table:table-cell office:value-type="float" office:value="0.953319191932678" calcext:value-type="float">
            <text:p>0.953319191932678</text:p>
          </table:table-cell>
          <table:table-cell table:number-columns-repeated="2"/>
        </table:table-row>
        <table:table-row table:style-name="ro1">
          <table:table-cell office:value-type="float" office:value="0.930462300777435" calcext:value-type="float">
            <text:p>0.930462300777435</text:p>
          </table:table-cell>
          <table:table-cell table:number-columns-repeated="2"/>
        </table:table-row>
        <table:table-row table:style-name="ro1">
          <table:table-cell office:value-type="float" office:value="0.923720479011535" calcext:value-type="float">
            <text:p>0.923720479011535</text:p>
          </table:table-cell>
          <table:table-cell table:number-columns-repeated="2"/>
        </table:table-row>
        <table:table-row table:style-name="ro1">
          <table:table-cell office:value-type="float" office:value="0.894884645938873" calcext:value-type="float">
            <text:p>0.894884645938873</text:p>
          </table:table-cell>
          <table:table-cell table:number-columns-repeated="2"/>
        </table:table-row>
        <table:table-row table:style-name="ro1">
          <table:table-cell office:value-type="float" office:value="0.890584230422974" calcext:value-type="float">
            <text:p>0.890584230422974</text:p>
          </table:table-cell>
          <table:table-cell table:number-columns-repeated="2"/>
        </table:table-row>
        <table:table-row table:style-name="ro1">
          <table:table-cell office:value-type="float" office:value="0.87850832939148" calcext:value-type="float">
            <text:p>0.87850832939148</text:p>
          </table:table-cell>
          <table:table-cell table:number-columns-repeated="2"/>
        </table:table-row>
        <table:table-row table:style-name="ro1">
          <table:table-cell office:value-type="float" office:value="0.87304425239563" calcext:value-type="float">
            <text:p>0.87304425239563</text:p>
          </table:table-cell>
          <table:table-cell table:number-columns-repeated="2"/>
        </table:table-row>
        <table:table-row table:style-name="ro1">
          <table:table-cell office:value-type="float" office:value="0.886797904968262" calcext:value-type="float">
            <text:p>0.886797904968262</text:p>
          </table:table-cell>
          <table:table-cell table:number-columns-repeated="2"/>
        </table:table-row>
        <table:table-row table:style-name="ro1">
          <table:table-cell office:value-type="float" office:value="0.893844962120056" calcext:value-type="float">
            <text:p>0.893844962120056</text:p>
          </table:table-cell>
          <table:table-cell table:number-columns-repeated="2"/>
        </table:table-row>
        <table:table-row table:style-name="ro1">
          <table:table-cell office:value-type="float" office:value="0.907017588615418" calcext:value-type="float">
            <text:p>0.907017588615418</text:p>
          </table:table-cell>
          <table:table-cell table:number-columns-repeated="2"/>
        </table:table-row>
        <table:table-row table:style-name="ro1">
          <table:table-cell office:value-type="float" office:value="0.895054161548615" calcext:value-type="float">
            <text:p>0.895054161548615</text:p>
          </table:table-cell>
          <table:table-cell table:number-columns-repeated="2"/>
        </table:table-row>
        <table:table-row table:style-name="ro1">
          <table:table-cell office:value-type="float" office:value="0.907824397087097" calcext:value-type="float">
            <text:p>0.907824397087097</text:p>
          </table:table-cell>
          <table:table-cell table:number-columns-repeated="2"/>
        </table:table-row>
        <table:table-row table:style-name="ro1">
          <table:table-cell office:value-type="float" office:value="0.912532150745392" calcext:value-type="float">
            <text:p>0.912532150745392</text:p>
          </table:table-cell>
          <table:table-cell table:number-columns-repeated="2"/>
        </table:table-row>
        <table:table-row table:style-name="ro1">
          <table:table-cell office:value-type="float" office:value="0.891587853431702" calcext:value-type="float">
            <text:p>0.891587853431702</text:p>
          </table:table-cell>
          <table:table-cell table:number-columns-repeated="2"/>
        </table:table-row>
        <table:table-row table:style-name="ro1">
          <table:table-cell office:value-type="float" office:value="0.911724090576172" calcext:value-type="float">
            <text:p>0.911724090576172</text:p>
          </table:table-cell>
          <table:table-cell table:number-columns-repeated="2"/>
        </table:table-row>
        <table:table-row table:style-name="ro1">
          <table:table-cell office:value-type="float" office:value="0.909940183162689" calcext:value-type="float">
            <text:p>0.909940183162689</text:p>
          </table:table-cell>
          <table:table-cell table:number-columns-repeated="2"/>
        </table:table-row>
        <table:table-row table:style-name="ro1">
          <table:table-cell office:value-type="float" office:value="0.915388762950897" calcext:value-type="float">
            <text:p>0.915388762950897</text:p>
          </table:table-cell>
          <table:table-cell table:number-columns-repeated="2"/>
        </table:table-row>
        <table:table-row table:style-name="ro1">
          <table:table-cell office:value-type="float" office:value="0.917061924934387" calcext:value-type="float">
            <text:p>0.917061924934387</text:p>
          </table:table-cell>
          <table:table-cell table:number-columns-repeated="2"/>
        </table:table-row>
        <table:table-row table:style-name="ro1">
          <table:table-cell office:value-type="float" office:value="0.916742563247681" calcext:value-type="float">
            <text:p>0.916742563247681</text:p>
          </table:table-cell>
          <table:table-cell table:number-columns-repeated="2"/>
        </table:table-row>
        <table:table-row table:style-name="ro1">
          <table:table-cell office:value-type="float" office:value="0.912474811077118" calcext:value-type="float">
            <text:p>0.912474811077118</text:p>
          </table:table-cell>
          <table:table-cell table:number-columns-repeated="2"/>
        </table:table-row>
        <table:table-row table:style-name="ro1">
          <table:table-cell office:value-type="float" office:value="0.936468124389648" calcext:value-type="float">
            <text:p>0.936468124389648</text:p>
          </table:table-cell>
          <table:table-cell table:number-columns-repeated="2"/>
        </table:table-row>
        <table:table-row table:style-name="ro1">
          <table:table-cell office:value-type="float" office:value="0.930384576320648" calcext:value-type="float">
            <text:p>0.930384576320648</text:p>
          </table:table-cell>
          <table:table-cell table:number-columns-repeated="2"/>
        </table:table-row>
        <table:table-row table:style-name="ro1">
          <table:table-cell office:value-type="float" office:value="0.936273097991943" calcext:value-type="float">
            <text:p>0.936273097991943</text:p>
          </table:table-cell>
          <table:table-cell table:number-columns-repeated="2"/>
        </table:table-row>
        <table:table-row table:style-name="ro1">
          <table:table-cell office:value-type="float" office:value="0.936775803565979" calcext:value-type="float">
            <text:p>0.936775803565979</text:p>
          </table:table-cell>
          <table:table-cell table:number-columns-repeated="2"/>
        </table:table-row>
        <table:table-row table:style-name="ro1">
          <table:table-cell office:value-type="float" office:value="0.931491434574127" calcext:value-type="float">
            <text:p>0.931491434574127</text:p>
          </table:table-cell>
          <table:table-cell table:number-columns-repeated="2"/>
        </table:table-row>
        <table:table-row table:style-name="ro1">
          <table:table-cell office:value-type="float" office:value="0.947937905788422" calcext:value-type="float">
            <text:p>0.947937905788422</text:p>
          </table:table-cell>
          <table:table-cell table:number-columns-repeated="2"/>
        </table:table-row>
        <table:table-row table:style-name="ro1">
          <table:table-cell office:value-type="float" office:value="0.944568574428558" calcext:value-type="float">
            <text:p>0.944568574428558</text:p>
          </table:table-cell>
          <table:table-cell table:number-columns-repeated="2"/>
        </table:table-row>
        <table:table-row table:style-name="ro1">
          <table:table-cell office:value-type="float" office:value="0.94814544916153" calcext:value-type="float">
            <text:p>0.94814544916153</text:p>
          </table:table-cell>
          <table:table-cell table:number-columns-repeated="2"/>
        </table:table-row>
        <table:table-row table:style-name="ro1">
          <table:table-cell office:value-type="float" office:value="0.933336913585663" calcext:value-type="float">
            <text:p>0.933336913585663</text:p>
          </table:table-cell>
          <table:table-cell table:number-columns-repeated="2"/>
        </table:table-row>
        <table:table-row table:style-name="ro1">
          <table:table-cell office:value-type="float" office:value="0.93826562166214" calcext:value-type="float">
            <text:p>0.93826562166214</text:p>
          </table:table-cell>
          <table:table-cell table:number-columns-repeated="2"/>
        </table:table-row>
        <table:table-row table:style-name="ro1">
          <table:table-cell office:value-type="float" office:value="0.92876136302948" calcext:value-type="float">
            <text:p>0.92876136302948</text:p>
          </table:table-cell>
          <table:table-cell table:number-columns-repeated="2"/>
        </table:table-row>
        <table:table-row table:style-name="ro1">
          <table:table-cell office:value-type="float" office:value="0.936779141426086" calcext:value-type="float">
            <text:p>0.936779141426086</text:p>
          </table:table-cell>
          <table:table-cell table:number-columns-repeated="2"/>
        </table:table-row>
        <table:table-row table:style-name="ro1">
          <table:table-cell office:value-type="float" office:value="0.935922920703888" calcext:value-type="float">
            <text:p>0.935922920703888</text:p>
          </table:table-cell>
          <table:table-cell table:number-columns-repeated="2"/>
        </table:table-row>
        <table:table-row table:style-name="ro1">
          <table:table-cell office:value-type="float" office:value="0.925910234451294" calcext:value-type="float">
            <text:p>0.925910234451294</text:p>
          </table:table-cell>
          <table:table-cell table:number-columns-repeated="2"/>
        </table:table-row>
        <table:table-row table:style-name="ro1">
          <table:table-cell office:value-type="float" office:value="0.924839675426483" calcext:value-type="float">
            <text:p>0.924839675426483</text:p>
          </table:table-cell>
          <table:table-cell table:number-columns-repeated="2"/>
        </table:table-row>
        <table:table-row table:style-name="ro1">
          <table:table-cell office:value-type="float" office:value="0.923683404922485" calcext:value-type="float">
            <text:p>0.923683404922485</text:p>
          </table:table-cell>
          <table:table-cell table:number-columns-repeated="2"/>
        </table:table-row>
        <table:table-row table:style-name="ro1">
          <table:table-cell office:value-type="float" office:value="0.903912603855133" calcext:value-type="float">
            <text:p>0.903912603855133</text:p>
          </table:table-cell>
          <table:table-cell table:number-columns-repeated="2"/>
        </table:table-row>
        <table:table-row table:style-name="ro1">
          <table:table-cell office:value-type="float" office:value="0.877850949764252" calcext:value-type="float">
            <text:p>0.877850949764252</text:p>
          </table:table-cell>
          <table:table-cell table:number-columns-repeated="2"/>
        </table:table-row>
        <table:table-row table:style-name="ro1">
          <table:table-cell office:value-type="float" office:value="0.883057951927185" calcext:value-type="float">
            <text:p>0.883057951927185</text:p>
          </table:table-cell>
          <table:table-cell table:number-columns-repeated="2"/>
        </table:table-row>
        <table:table-row table:style-name="ro1">
          <table:table-cell office:value-type="float" office:value="0.923843324184418" calcext:value-type="float">
            <text:p>0.923843324184418</text:p>
          </table:table-cell>
          <table:table-cell table:number-columns-repeated="2"/>
        </table:table-row>
        <table:table-row table:style-name="ro1">
          <table:table-cell office:value-type="float" office:value="0.909556031227112" calcext:value-type="float">
            <text:p>0.909556031227112</text:p>
          </table:table-cell>
          <table:table-cell table:number-columns-repeated="2"/>
        </table:table-row>
        <table:table-row table:style-name="ro1">
          <table:table-cell office:value-type="float" office:value="0.822788178920746" calcext:value-type="float">
            <text:p>0.822788178920746</text:p>
          </table:table-cell>
          <table:table-cell table:number-columns-repeated="2"/>
        </table:table-row>
        <table:table-row table:style-name="ro1">
          <table:table-cell office:value-type="float" office:value="0.895914196968079" calcext:value-type="float">
            <text:p>0.895914196968079</text:p>
          </table:table-cell>
          <table:table-cell table:number-columns-repeated="2"/>
        </table:table-row>
        <table:table-row table:style-name="ro1">
          <table:table-cell office:value-type="float" office:value="0.852910280227661" calcext:value-type="float">
            <text:p>0.852910280227661</text:p>
          </table:table-cell>
          <table:table-cell table:number-columns-repeated="2"/>
        </table:table-row>
        <table:table-row table:style-name="ro1">
          <table:table-cell office:value-type="float" office:value="0.859321653842926" calcext:value-type="float">
            <text:p>0.859321653842926</text:p>
          </table:table-cell>
          <table:table-cell table:number-columns-repeated="2"/>
        </table:table-row>
        <table:table-row table:style-name="ro1">
          <table:table-cell office:value-type="float" office:value="0.898954570293427" calcext:value-type="float">
            <text:p>0.898954570293427</text:p>
          </table:table-cell>
          <table:table-cell table:number-columns-repeated="2"/>
        </table:table-row>
        <table:table-row table:style-name="ro1">
          <table:table-cell office:value-type="float" office:value="0.92323100566864" calcext:value-type="float">
            <text:p>0.92323100566864</text:p>
          </table:table-cell>
          <table:table-cell table:number-columns-repeated="2"/>
        </table:table-row>
        <table:table-row table:style-name="ro1">
          <table:table-cell office:value-type="float" office:value="0.908147692680359" calcext:value-type="float">
            <text:p>0.908147692680359</text:p>
          </table:table-cell>
          <table:table-cell table:number-columns-repeated="2"/>
        </table:table-row>
        <table:table-row table:style-name="ro1">
          <table:table-cell office:value-type="float" office:value="0.912863790988922" calcext:value-type="float">
            <text:p>0.912863790988922</text:p>
          </table:table-cell>
          <table:table-cell table:number-columns-repeated="2"/>
        </table:table-row>
        <table:table-row table:style-name="ro1">
          <table:table-cell office:value-type="float" office:value="0.927972197532654" calcext:value-type="float">
            <text:p>0.927972197532654</text:p>
          </table:table-cell>
          <table:table-cell table:number-columns-repeated="2"/>
        </table:table-row>
        <table:table-row table:style-name="ro1">
          <table:table-cell office:value-type="float" office:value="0.920914649963379" calcext:value-type="float">
            <text:p>0.920914649963379</text:p>
          </table:table-cell>
          <table:table-cell table:number-columns-repeated="2"/>
        </table:table-row>
        <table:table-row table:style-name="ro1">
          <table:table-cell office:value-type="float" office:value="0.931020319461822" calcext:value-type="float">
            <text:p>0.931020319461822</text:p>
          </table:table-cell>
          <table:table-cell table:number-columns-repeated="2"/>
        </table:table-row>
        <table:table-row table:style-name="ro1">
          <table:table-cell office:value-type="float" office:value="0.9287189245224" calcext:value-type="float">
            <text:p>0.9287189245224</text:p>
          </table:table-cell>
          <table:table-cell table:number-columns-repeated="2"/>
        </table:table-row>
        <table:table-row table:style-name="ro1">
          <table:table-cell office:value-type="float" office:value="0.927171051502228" calcext:value-type="float">
            <text:p>0.927171051502228</text:p>
          </table:table-cell>
          <table:table-cell table:number-columns-repeated="2"/>
        </table:table-row>
        <table:table-row table:style-name="ro1">
          <table:table-cell office:value-type="float" office:value="0.91725480556488" calcext:value-type="float">
            <text:p>0.91725480556488</text:p>
          </table:table-cell>
          <table:table-cell table:number-columns-repeated="2"/>
        </table:table-row>
        <table:table-row table:style-name="ro1">
          <table:table-cell office:value-type="float" office:value="0.902842998504639" calcext:value-type="float">
            <text:p>0.902842998504639</text:p>
          </table:table-cell>
          <table:table-cell table:number-columns-repeated="2"/>
        </table:table-row>
        <table:table-row table:style-name="ro1">
          <table:table-cell office:value-type="float" office:value="0.909111499786377" calcext:value-type="float">
            <text:p>0.909111499786377</text:p>
          </table:table-cell>
          <table:table-cell table:number-columns-repeated="2"/>
        </table:table-row>
        <table:table-row table:style-name="ro1">
          <table:table-cell office:value-type="float" office:value="0.898328423500061" calcext:value-type="float">
            <text:p>0.898328423500061</text:p>
          </table:table-cell>
          <table:table-cell table:number-columns-repeated="2"/>
        </table:table-row>
        <table:table-row table:style-name="ro1">
          <table:table-cell office:value-type="float" office:value="0.887904822826386" calcext:value-type="float">
            <text:p>0.887904822826386</text:p>
          </table:table-cell>
          <table:table-cell table:number-columns-repeated="2"/>
        </table:table-row>
        <table:table-row table:style-name="ro1">
          <table:table-cell office:value-type="float" office:value="0.886488616466522" calcext:value-type="float">
            <text:p>0.886488616466522</text:p>
          </table:table-cell>
          <table:table-cell table:number-columns-repeated="2"/>
        </table:table-row>
        <table:table-row table:style-name="ro1">
          <table:table-cell office:value-type="float" office:value="0.44201648235321" calcext:value-type="float">
            <text:p>0.44201648235321</text:p>
          </table:table-cell>
          <table:table-cell table:number-columns-repeated="2"/>
        </table:table-row>
        <table:table-row table:style-name="ro1">
          <table:table-cell office:value-type="float" office:value="0.846700727939606" calcext:value-type="float">
            <text:p>0.846700727939606</text:p>
          </table:table-cell>
          <table:table-cell table:number-columns-repeated="2"/>
        </table:table-row>
        <table:table-row table:style-name="ro1">
          <table:table-cell office:value-type="float" office:value="0.917344510555267" calcext:value-type="float">
            <text:p>0.917344510555267</text:p>
          </table:table-cell>
          <table:table-cell table:number-columns-repeated="2"/>
        </table:table-row>
        <table:table-row table:style-name="ro1">
          <table:table-cell office:value-type="float" office:value="0.928970515727997" calcext:value-type="float">
            <text:p>0.928970515727997</text:p>
          </table:table-cell>
          <table:table-cell table:number-columns-repeated="2"/>
        </table:table-row>
        <table:table-row table:style-name="ro1">
          <table:table-cell office:value-type="float" office:value="0.918647825717926" calcext:value-type="float">
            <text:p>0.918647825717926</text:p>
          </table:table-cell>
          <table:table-cell table:number-columns-repeated="2"/>
        </table:table-row>
        <table:table-row table:style-name="ro1">
          <table:table-cell office:value-type="float" office:value="0.911048710346222" calcext:value-type="float">
            <text:p>0.911048710346222</text:p>
          </table:table-cell>
          <table:table-cell table:number-columns-repeated="2"/>
        </table:table-row>
        <table:table-row table:style-name="ro1">
          <table:table-cell office:value-type="float" office:value="0.912849545478821" calcext:value-type="float">
            <text:p>0.912849545478821</text:p>
          </table:table-cell>
          <table:table-cell table:number-columns-repeated="2"/>
        </table:table-row>
        <table:table-row table:style-name="ro1">
          <table:table-cell office:value-type="float" office:value="0.920850694179535" calcext:value-type="float">
            <text:p>0.920850694179535</text:p>
          </table:table-cell>
          <table:table-cell table:number-columns-repeated="2"/>
        </table:table-row>
        <table:table-row table:style-name="ro1">
          <table:table-cell office:value-type="float" office:value="0.913776159286499" calcext:value-type="float">
            <text:p>0.913776159286499</text:p>
          </table:table-cell>
          <table:table-cell table:number-columns-repeated="2"/>
        </table:table-row>
        <table:table-row table:style-name="ro1">
          <table:table-cell office:value-type="float" office:value="0.917891323566437" calcext:value-type="float">
            <text:p>0.917891323566437</text:p>
          </table:table-cell>
          <table:table-cell table:number-columns-repeated="2"/>
        </table:table-row>
        <table:table-row table:style-name="ro1">
          <table:table-cell office:value-type="float" office:value="0.879886150360107" calcext:value-type="float">
            <text:p>0.879886150360107</text:p>
          </table:table-cell>
          <table:table-cell table:number-columns-repeated="2"/>
        </table:table-row>
        <table:table-row table:style-name="ro1">
          <table:table-cell office:value-type="float" office:value="0.872776329517365" calcext:value-type="float">
            <text:p>0.872776329517365</text:p>
          </table:table-cell>
          <table:table-cell table:number-columns-repeated="2"/>
        </table:table-row>
        <table:table-row table:style-name="ro1">
          <table:table-cell office:value-type="float" office:value="0.849761068820953" calcext:value-type="float">
            <text:p>0.849761068820953</text:p>
          </table:table-cell>
          <table:table-cell table:number-columns-repeated="2"/>
        </table:table-row>
        <table:table-row table:style-name="ro1">
          <table:table-cell office:value-type="float" office:value="0.843355596065521" calcext:value-type="float">
            <text:p>0.843355596065521</text:p>
          </table:table-cell>
          <table:table-cell table:number-columns-repeated="2"/>
        </table:table-row>
        <table:table-row table:style-name="ro1">
          <table:table-cell office:value-type="float" office:value="0.843513488769531" calcext:value-type="float">
            <text:p>0.843513488769531</text:p>
          </table:table-cell>
          <table:table-cell table:number-columns-repeated="2"/>
        </table:table-row>
        <table:table-row table:style-name="ro1">
          <table:table-cell office:value-type="float" office:value="0.779344379901886" calcext:value-type="float">
            <text:p>0.779344379901886</text:p>
          </table:table-cell>
          <table:table-cell table:number-columns-repeated="2"/>
        </table:table-row>
        <table:table-row table:style-name="ro1">
          <table:table-cell office:value-type="float" office:value="0.656563639640808" calcext:value-type="float">
            <text:p>0.656563639640808</text:p>
          </table:table-cell>
          <table:table-cell table:number-columns-repeated="2"/>
        </table:table-row>
        <table:table-row table:style-name="ro1">
          <table:table-cell office:value-type="float" office:value="0.422423213720322" calcext:value-type="float">
            <text:p>0.422423213720322</text:p>
          </table:table-cell>
          <table:table-cell table:number-columns-repeated="2"/>
        </table:table-row>
        <table:table-row table:style-name="ro1">
          <table:table-cell office:value-type="float" office:value="0.301216661930084" calcext:value-type="float">
            <text:p>0.301216661930084</text:p>
          </table:table-cell>
          <table:table-cell table:number-columns-repeated="2"/>
        </table:table-row>
        <table:table-row table:style-name="ro1">
          <table:table-cell office:value-type="float" office:value="0.47410985827446" calcext:value-type="float">
            <text:p>0.47410985827446</text:p>
          </table:table-cell>
          <table:table-cell table:number-columns-repeated="2"/>
        </table:table-row>
        <table:table-row table:style-name="ro1">
          <table:table-cell office:value-type="float" office:value="0.803524374961853" calcext:value-type="float">
            <text:p>0.803524374961853</text:p>
          </table:table-cell>
          <table:table-cell table:number-columns-repeated="2"/>
        </table:table-row>
        <table:table-row table:style-name="ro1">
          <table:table-cell office:value-type="float" office:value="0.848730683326721" calcext:value-type="float">
            <text:p>0.848730683326721</text:p>
          </table:table-cell>
          <table:table-cell table:number-columns-repeated="2"/>
        </table:table-row>
        <table:table-row table:style-name="ro1">
          <table:table-cell office:value-type="float" office:value="0.86378675699234" calcext:value-type="float">
            <text:p>0.86378675699234</text:p>
          </table:table-cell>
          <table:table-cell table:number-columns-repeated="2"/>
        </table:table-row>
        <table:table-row table:style-name="ro1">
          <table:table-cell office:value-type="float" office:value="0.858979403972626" calcext:value-type="float">
            <text:p>0.858979403972626</text:p>
          </table:table-cell>
          <table:table-cell table:number-columns-repeated="2"/>
        </table:table-row>
        <table:table-row table:style-name="ro1">
          <table:table-cell office:value-type="float" office:value="0.886240780353546" calcext:value-type="float">
            <text:p>0.886240780353546</text:p>
          </table:table-cell>
          <table:table-cell table:number-columns-repeated="2"/>
        </table:table-row>
        <table:table-row table:style-name="ro1">
          <table:table-cell office:value-type="float" office:value="0.854108989238739" calcext:value-type="float">
            <text:p>0.854108989238739</text:p>
          </table:table-cell>
          <table:table-cell table:number-columns-repeated="2"/>
        </table:table-row>
        <table:table-row table:style-name="ro1">
          <table:table-cell office:value-type="float" office:value="0.840395212173462" calcext:value-type="float">
            <text:p>0.840395212173462</text:p>
          </table:table-cell>
          <table:table-cell table:number-columns-repeated="2"/>
        </table:table-row>
        <table:table-row table:style-name="ro1">
          <table:table-cell office:value-type="float" office:value="0.927612364292145" calcext:value-type="float">
            <text:p>0.927612364292145</text:p>
          </table:table-cell>
          <table:table-cell table:number-columns-repeated="2"/>
        </table:table-row>
        <table:table-row table:style-name="ro1">
          <table:table-cell office:value-type="float" office:value="0.934762477874756" calcext:value-type="float">
            <text:p>0.934762477874756</text:p>
          </table:table-cell>
          <table:table-cell table:number-columns-repeated="2"/>
        </table:table-row>
        <table:table-row table:style-name="ro1">
          <table:table-cell office:value-type="float" office:value="0.907591044902802" calcext:value-type="float">
            <text:p>0.907591044902802</text:p>
          </table:table-cell>
          <table:table-cell table:number-columns-repeated="2"/>
        </table:table-row>
        <table:table-row table:style-name="ro1">
          <table:table-cell office:value-type="float" office:value="0.911230266094208" calcext:value-type="float">
            <text:p>0.911230266094208</text:p>
          </table:table-cell>
          <table:table-cell table:number-columns-repeated="2"/>
        </table:table-row>
        <table:table-row table:style-name="ro1">
          <table:table-cell office:value-type="float" office:value="0.907536447048187" calcext:value-type="float">
            <text:p>0.907536447048187</text:p>
          </table:table-cell>
          <table:table-cell table:number-columns-repeated="2"/>
        </table:table-row>
        <table:table-row table:style-name="ro1">
          <table:table-cell office:value-type="float" office:value="0.904077529907227" calcext:value-type="float">
            <text:p>0.904077529907227</text:p>
          </table:table-cell>
          <table:table-cell table:number-columns-repeated="2"/>
        </table:table-row>
        <table:table-row table:style-name="ro1">
          <table:table-cell office:value-type="float" office:value="0.909639537334442" calcext:value-type="float">
            <text:p>0.909639537334442</text:p>
          </table:table-cell>
          <table:table-cell table:number-columns-repeated="2"/>
        </table:table-row>
        <table:table-row table:style-name="ro1">
          <table:table-cell office:value-type="float" office:value="0.91657280921936" calcext:value-type="float">
            <text:p>0.91657280921936</text:p>
          </table:table-cell>
          <table:table-cell table:number-columns-repeated="2"/>
        </table:table-row>
        <table:table-row table:style-name="ro1">
          <table:table-cell office:value-type="float" office:value="0.916374981403351" calcext:value-type="float">
            <text:p>0.916374981403351</text:p>
          </table:table-cell>
          <table:table-cell table:number-columns-repeated="2"/>
        </table:table-row>
        <table:table-row table:style-name="ro1">
          <table:table-cell office:value-type="float" office:value="0.908411145210266" calcext:value-type="float">
            <text:p>0.908411145210266</text:p>
          </table:table-cell>
          <table:table-cell table:number-columns-repeated="2"/>
        </table:table-row>
        <table:table-row table:style-name="ro1">
          <table:table-cell office:value-type="float" office:value="0.903357028961181" calcext:value-type="float">
            <text:p>0.903357028961181</text:p>
          </table:table-cell>
          <table:table-cell table:number-columns-repeated="2"/>
        </table:table-row>
        <table:table-row table:style-name="ro1">
          <table:table-cell office:value-type="float" office:value="0.904727339744568" calcext:value-type="float">
            <text:p>0.904727339744568</text:p>
          </table:table-cell>
          <table:table-cell table:number-columns-repeated="2"/>
        </table:table-row>
        <table:table-row table:style-name="ro1">
          <table:table-cell office:value-type="float" office:value="0.901796936988831" calcext:value-type="float">
            <text:p>0.901796936988831</text:p>
          </table:table-cell>
          <table:table-cell table:number-columns-repeated="2"/>
        </table:table-row>
        <table:table-row table:style-name="ro1">
          <table:table-cell office:value-type="float" office:value="0.902078866958618" calcext:value-type="float">
            <text:p>0.902078866958618</text:p>
          </table:table-cell>
          <table:table-cell table:number-columns-repeated="2"/>
        </table:table-row>
        <table:table-row table:style-name="ro1">
          <table:table-cell office:value-type="float" office:value="0.899754881858826" calcext:value-type="float">
            <text:p>0.899754881858826</text:p>
          </table:table-cell>
          <table:table-cell table:number-columns-repeated="2"/>
        </table:table-row>
        <table:table-row table:style-name="ro1">
          <table:table-cell office:value-type="float" office:value="0.774541437625885" calcext:value-type="float">
            <text:p>0.774541437625885</text:p>
          </table:table-cell>
          <table:table-cell table:number-columns-repeated="2"/>
        </table:table-row>
        <table:table-row table:style-name="ro1">
          <table:table-cell office:value-type="float" office:value="0.792989194393158" calcext:value-type="float">
            <text:p>0.792989194393158</text:p>
          </table:table-cell>
          <table:table-cell table:number-columns-repeated="2"/>
        </table:table-row>
        <table:table-row table:style-name="ro1">
          <table:table-cell office:value-type="float" office:value="0.878744840621948" calcext:value-type="float">
            <text:p>0.878744840621948</text:p>
          </table:table-cell>
          <table:table-cell table:number-columns-repeated="2"/>
        </table:table-row>
        <table:table-row table:style-name="ro1">
          <table:table-cell office:value-type="float" office:value="0.878731787204742" calcext:value-type="float">
            <text:p>0.878731787204742</text:p>
          </table:table-cell>
          <table:table-cell table:number-columns-repeated="2"/>
        </table:table-row>
        <table:table-row table:style-name="ro1">
          <table:table-cell office:value-type="float" office:value="0.865968406200409" calcext:value-type="float">
            <text:p>0.865968406200409</text:p>
          </table:table-cell>
          <table:table-cell table:number-columns-repeated="2"/>
        </table:table-row>
        <table:table-row table:style-name="ro1">
          <table:table-cell office:value-type="float" office:value="0.719628036022186" calcext:value-type="float">
            <text:p>0.719628036022186</text:p>
          </table:table-cell>
          <table:table-cell table:number-columns-repeated="2"/>
        </table:table-row>
        <table:table-row table:style-name="ro1">
          <table:table-cell office:value-type="float" office:value="0.879308998584747" calcext:value-type="float">
            <text:p>0.879308998584747</text:p>
          </table:table-cell>
          <table:table-cell table:number-columns-repeated="2"/>
        </table:table-row>
        <table:table-row table:style-name="ro1">
          <table:table-cell office:value-type="float" office:value="0.860865533351898" calcext:value-type="float">
            <text:p>0.860865533351898</text:p>
          </table:table-cell>
          <table:table-cell table:number-columns-repeated="2"/>
        </table:table-row>
        <table:table-row table:style-name="ro1">
          <table:table-cell office:value-type="float" office:value="0.880846500396729" calcext:value-type="float">
            <text:p>0.880846500396729</text:p>
          </table:table-cell>
          <table:table-cell table:number-columns-repeated="2"/>
        </table:table-row>
        <table:table-row table:style-name="ro1">
          <table:table-cell office:value-type="float" office:value="0.900014460086823" calcext:value-type="float">
            <text:p>0.900014460086823</text:p>
          </table:table-cell>
          <table:table-cell table:number-columns-repeated="2"/>
        </table:table-row>
        <table:table-row table:style-name="ro1">
          <table:table-cell office:value-type="float" office:value="0.87251079082489" calcext:value-type="float">
            <text:p>0.87251079082489</text:p>
          </table:table-cell>
          <table:table-cell table:number-columns-repeated="2"/>
        </table:table-row>
        <table:table-row table:style-name="ro1">
          <table:table-cell office:value-type="float" office:value="0.870721399784088" calcext:value-type="float">
            <text:p>0.870721399784088</text:p>
          </table:table-cell>
          <table:table-cell table:number-columns-repeated="2"/>
        </table:table-row>
        <table:table-row table:style-name="ro1">
          <table:table-cell office:value-type="float" office:value="0.895407378673553" calcext:value-type="float">
            <text:p>0.895407378673553</text:p>
          </table:table-cell>
          <table:table-cell table:number-columns-repeated="2"/>
        </table:table-row>
        <table:table-row table:style-name="ro1">
          <table:table-cell office:value-type="float" office:value="0.896364867687225" calcext:value-type="float">
            <text:p>0.896364867687225</text:p>
          </table:table-cell>
          <table:table-cell table:number-columns-repeated="2"/>
        </table:table-row>
        <table:table-row table:style-name="ro1">
          <table:table-cell office:value-type="float" office:value="0.871909260749817" calcext:value-type="float">
            <text:p>0.871909260749817</text:p>
          </table:table-cell>
          <table:table-cell table:number-columns-repeated="2"/>
        </table:table-row>
        <table:table-row table:style-name="ro1">
          <table:table-cell office:value-type="float" office:value="0.900071561336517" calcext:value-type="float">
            <text:p>0.900071561336517</text:p>
          </table:table-cell>
          <table:table-cell table:number-columns-repeated="2"/>
        </table:table-row>
        <table:table-row table:style-name="ro1">
          <table:table-cell office:value-type="float" office:value="0.934351027011871" calcext:value-type="float">
            <text:p>0.934351027011871</text:p>
          </table:table-cell>
          <table:table-cell table:number-columns-repeated="2"/>
        </table:table-row>
        <table:table-row table:style-name="ro1">
          <table:table-cell office:value-type="float" office:value="0.919221997261047" calcext:value-type="float">
            <text:p>0.919221997261047</text:p>
          </table:table-cell>
          <table:table-cell table:number-columns-repeated="2"/>
        </table:table-row>
        <table:table-row table:style-name="ro1">
          <table:table-cell office:value-type="float" office:value="0.905308663845062" calcext:value-type="float">
            <text:p>0.905308663845062</text:p>
          </table:table-cell>
          <table:table-cell table:number-columns-repeated="2"/>
        </table:table-row>
        <table:table-row table:style-name="ro1">
          <table:table-cell office:value-type="float" office:value="0.905926644802094" calcext:value-type="float">
            <text:p>0.905926644802094</text:p>
          </table:table-cell>
          <table:table-cell table:number-columns-repeated="2"/>
        </table:table-row>
        <table:table-row table:style-name="ro1">
          <table:table-cell office:value-type="float" office:value="0.919865012168884" calcext:value-type="float">
            <text:p>0.919865012168884</text:p>
          </table:table-cell>
          <table:table-cell table:number-columns-repeated="2"/>
        </table:table-row>
        <table:table-row table:style-name="ro1">
          <table:table-cell office:value-type="float" office:value="0.912691175937653" calcext:value-type="float">
            <text:p>0.912691175937653</text:p>
          </table:table-cell>
          <table:table-cell table:number-columns-repeated="2"/>
        </table:table-row>
        <table:table-row table:style-name="ro1">
          <table:table-cell office:value-type="float" office:value="0.90986555814743" calcext:value-type="float">
            <text:p>0.90986555814743</text:p>
          </table:table-cell>
          <table:table-cell table:number-columns-repeated="2"/>
        </table:table-row>
        <table:table-row table:style-name="ro1">
          <table:table-cell office:value-type="float" office:value="0.910935938358307" calcext:value-type="float">
            <text:p>0.910935938358307</text:p>
          </table:table-cell>
          <table:table-cell table:number-columns-repeated="2"/>
        </table:table-row>
        <table:table-row table:style-name="ro1">
          <table:table-cell office:value-type="float" office:value="0.901574015617371" calcext:value-type="float">
            <text:p>0.901574015617371</text:p>
          </table:table-cell>
          <table:table-cell table:number-columns-repeated="2"/>
        </table:table-row>
        <table:table-row table:style-name="ro1">
          <table:table-cell office:value-type="float" office:value="0.81075793504715" calcext:value-type="float">
            <text:p>0.81075793504715</text:p>
          </table:table-cell>
          <table:table-cell table:number-columns-repeated="2"/>
        </table:table-row>
        <table:table-row table:style-name="ro1">
          <table:table-cell office:value-type="float" office:value="0.774379372596741" calcext:value-type="float">
            <text:p>0.774379372596741</text:p>
          </table:table-cell>
          <table:table-cell table:number-columns-repeated="2"/>
        </table:table-row>
        <table:table-row table:style-name="ro1">
          <table:table-cell office:value-type="float" office:value="0.812704086303711" calcext:value-type="float">
            <text:p>0.812704086303711</text:p>
          </table:table-cell>
          <table:table-cell table:number-columns-repeated="2"/>
        </table:table-row>
        <table:table-row table:style-name="ro1">
          <table:table-cell office:value-type="float" office:value="0.579324424266815" calcext:value-type="float">
            <text:p>0.579324424266815</text:p>
          </table:table-cell>
          <table:table-cell table:number-columns-repeated="2"/>
        </table:table-row>
        <table:table-row table:style-name="ro1">
          <table:table-cell office:value-type="float" office:value="0.637992143630981" calcext:value-type="float">
            <text:p>0.637992143630981</text:p>
          </table:table-cell>
          <table:table-cell table:number-columns-repeated="2"/>
        </table:table-row>
        <table:table-row table:style-name="ro1">
          <table:table-cell office:value-type="float" office:value="0.605635583400726" calcext:value-type="float">
            <text:p>0.605635583400726</text:p>
          </table:table-cell>
          <table:table-cell table:number-columns-repeated="2"/>
        </table:table-row>
        <table:table-row table:style-name="ro1">
          <table:table-cell office:value-type="float" office:value="0.553107142448425" calcext:value-type="float">
            <text:p>0.553107142448425</text:p>
          </table:table-cell>
          <table:table-cell table:number-columns-repeated="2"/>
        </table:table-row>
        <table:table-row table:style-name="ro1">
          <table:table-cell office:value-type="float" office:value="0.661061525344849" calcext:value-type="float">
            <text:p>0.661061525344849</text:p>
          </table:table-cell>
          <table:table-cell table:number-columns-repeated="2"/>
        </table:table-row>
        <table:table-row table:style-name="ro1">
          <table:table-cell office:value-type="float" office:value="0.793864250183106" calcext:value-type="float">
            <text:p>0.793864250183106</text:p>
          </table:table-cell>
          <table:table-cell table:number-columns-repeated="2"/>
        </table:table-row>
        <table:table-row table:style-name="ro1">
          <table:table-cell office:value-type="float" office:value="0.817072868347168" calcext:value-type="float">
            <text:p>0.817072868347168</text:p>
          </table:table-cell>
          <table:table-cell table:number-columns-repeated="2"/>
        </table:table-row>
        <table:table-row table:style-name="ro1">
          <table:table-cell office:value-type="float" office:value="0.752101361751556" calcext:value-type="float">
            <text:p>0.752101361751556</text:p>
          </table:table-cell>
          <table:table-cell table:number-columns-repeated="2"/>
        </table:table-row>
        <table:table-row table:style-name="ro1">
          <table:table-cell office:value-type="float" office:value="0.612967550754547" calcext:value-type="float">
            <text:p>0.612967550754547</text:p>
          </table:table-cell>
          <table:table-cell table:number-columns-repeated="2"/>
        </table:table-row>
        <table:table-row table:style-name="ro1">
          <table:table-cell office:value-type="float" office:value="0.256738722324371" calcext:value-type="float">
            <text:p>0.256738722324371</text:p>
          </table:table-cell>
          <table:table-cell table:number-columns-repeated="2"/>
        </table:table-row>
        <table:table-row table:style-name="ro1">
          <table:table-cell office:value-type="float" office:value="0.565610706806183" calcext:value-type="float">
            <text:p>0.565610706806183</text:p>
          </table:table-cell>
          <table:table-cell table:number-columns-repeated="2"/>
        </table:table-row>
        <table:table-row table:style-name="ro1">
          <table:table-cell office:value-type="float" office:value="0.742242097854614" calcext:value-type="float">
            <text:p>0.742242097854614</text:p>
          </table:table-cell>
          <table:table-cell table:number-columns-repeated="2"/>
        </table:table-row>
        <table:table-row table:style-name="ro1">
          <table:table-cell office:value-type="float" office:value="0.89884090423584" calcext:value-type="float">
            <text:p>0.89884090423584</text:p>
          </table:table-cell>
          <table:table-cell table:number-columns-repeated="2"/>
        </table:table-row>
        <table:table-row table:style-name="ro1">
          <table:table-cell office:value-type="float" office:value="0.897242605686188" calcext:value-type="float">
            <text:p>0.897242605686188</text:p>
          </table:table-cell>
          <table:table-cell table:number-columns-repeated="2"/>
        </table:table-row>
        <table:table-row table:style-name="ro1">
          <table:table-cell office:value-type="float" office:value="0.869961678981781" calcext:value-type="float">
            <text:p>0.869961678981781</text:p>
          </table:table-cell>
          <table:table-cell table:number-columns-repeated="2"/>
        </table:table-row>
        <table:table-row table:style-name="ro1">
          <table:table-cell office:value-type="float" office:value="0.585788011550903" calcext:value-type="float">
            <text:p>0.585788011550903</text:p>
          </table:table-cell>
          <table:table-cell table:number-columns-repeated="2"/>
        </table:table-row>
        <table:table-row table:style-name="ro1">
          <table:table-cell office:value-type="float" office:value="0.897085547447205" calcext:value-type="float">
            <text:p>0.897085547447205</text:p>
          </table:table-cell>
          <table:table-cell table:number-columns-repeated="2"/>
        </table:table-row>
        <table:table-row table:style-name="ro1">
          <table:table-cell office:value-type="float" office:value="0.919721305370331" calcext:value-type="float">
            <text:p>0.919721305370331</text:p>
          </table:table-cell>
          <table:table-cell table:number-columns-repeated="2"/>
        </table:table-row>
        <table:table-row table:style-name="ro1">
          <table:table-cell office:value-type="float" office:value="0.924324750900269" calcext:value-type="float">
            <text:p>0.924324750900269</text:p>
          </table:table-cell>
          <table:table-cell table:number-columns-repeated="2"/>
        </table:table-row>
        <table:table-row table:style-name="ro1">
          <table:table-cell office:value-type="float" office:value="0.885675668716431" calcext:value-type="float">
            <text:p>0.885675668716431</text:p>
          </table:table-cell>
          <table:table-cell table:number-columns-repeated="2"/>
        </table:table-row>
        <table:table-row table:style-name="ro1">
          <table:table-cell office:value-type="float" office:value="0.838578581809998" calcext:value-type="float">
            <text:p>0.838578581809998</text:p>
          </table:table-cell>
          <table:table-cell table:number-columns-repeated="2"/>
        </table:table-row>
        <table:table-row table:style-name="ro1">
          <table:table-cell office:value-type="float" office:value="0.808692991733551" calcext:value-type="float">
            <text:p>0.808692991733551</text:p>
          </table:table-cell>
          <table:table-cell table:number-columns-repeated="2"/>
        </table:table-row>
        <table:table-row table:style-name="ro1">
          <table:table-cell office:value-type="float" office:value="0.862133264541626" calcext:value-type="float">
            <text:p>0.862133264541626</text:p>
          </table:table-cell>
          <table:table-cell table:number-columns-repeated="2"/>
        </table:table-row>
        <table:table-row table:style-name="ro1">
          <table:table-cell office:value-type="float" office:value="0.807040452957153" calcext:value-type="float">
            <text:p>0.807040452957153</text:p>
          </table:table-cell>
          <table:table-cell table:number-columns-repeated="2"/>
        </table:table-row>
        <table:table-row table:style-name="ro1">
          <table:table-cell office:value-type="float" office:value="0.673243880271912" calcext:value-type="float">
            <text:p>0.673243880271912</text:p>
          </table:table-cell>
          <table:table-cell table:number-columns-repeated="2"/>
        </table:table-row>
        <table:table-row table:style-name="ro1">
          <table:table-cell office:value-type="float" office:value="0.873366415500641" calcext:value-type="float">
            <text:p>0.873366415500641</text:p>
          </table:table-cell>
          <table:table-cell table:number-columns-repeated="2"/>
        </table:table-row>
        <table:table-row table:style-name="ro1">
          <table:table-cell office:value-type="float" office:value="0.86534059047699" calcext:value-type="float">
            <text:p>0.86534059047699</text:p>
          </table:table-cell>
          <table:table-cell table:number-columns-repeated="2"/>
        </table:table-row>
        <table:table-row table:style-name="ro1">
          <table:table-cell office:value-type="float" office:value="0.844686031341553" calcext:value-type="float">
            <text:p>0.844686031341553</text:p>
          </table:table-cell>
          <table:table-cell table:number-columns-repeated="2"/>
        </table:table-row>
        <table:table-row table:style-name="ro1">
          <table:table-cell office:value-type="float" office:value="0.882493555545807" calcext:value-type="float">
            <text:p>0.882493555545807</text:p>
          </table:table-cell>
          <table:table-cell table:number-columns-repeated="2"/>
        </table:table-row>
        <table:table-row table:style-name="ro1">
          <table:table-cell office:value-type="float" office:value="0.885005116462708" calcext:value-type="float">
            <text:p>0.885005116462708</text:p>
          </table:table-cell>
          <table:table-cell table:number-columns-repeated="2"/>
        </table:table-row>
        <table:table-row table:style-name="ro1">
          <table:table-cell office:value-type="float" office:value="0.877672255039215" calcext:value-type="float">
            <text:p>0.877672255039215</text:p>
          </table:table-cell>
          <table:table-cell table:number-columns-repeated="2"/>
        </table:table-row>
        <table:table-row table:style-name="ro1">
          <table:table-cell office:value-type="float" office:value="0.876236617565155" calcext:value-type="float">
            <text:p>0.876236617565155</text:p>
          </table:table-cell>
          <table:table-cell table:number-columns-repeated="2"/>
        </table:table-row>
        <table:table-row table:style-name="ro1">
          <table:table-cell office:value-type="float" office:value="0.818192005157471" calcext:value-type="float">
            <text:p>0.818192005157471</text:p>
          </table:table-cell>
          <table:table-cell table:number-columns-repeated="2"/>
        </table:table-row>
        <table:table-row table:style-name="ro1">
          <table:table-cell office:value-type="float" office:value="0.801121652126312" calcext:value-type="float">
            <text:p>0.801121652126312</text:p>
          </table:table-cell>
          <table:table-cell table:number-columns-repeated="2"/>
        </table:table-row>
        <table:table-row table:style-name="ro1">
          <table:table-cell office:value-type="float" office:value="0.848376572132111" calcext:value-type="float">
            <text:p>0.848376572132111</text:p>
          </table:table-cell>
          <table:table-cell table:number-columns-repeated="2"/>
        </table:table-row>
        <table:table-row table:style-name="ro1">
          <table:table-cell office:value-type="float" office:value="0.823456764221191" calcext:value-type="float">
            <text:p>0.823456764221191</text:p>
          </table:table-cell>
          <table:table-cell table:number-columns-repeated="2"/>
        </table:table-row>
        <table:table-row table:style-name="ro1">
          <table:table-cell office:value-type="float" office:value="0.73197203874588" calcext:value-type="float">
            <text:p>0.73197203874588</text:p>
          </table:table-cell>
          <table:table-cell table:number-columns-repeated="2"/>
        </table:table-row>
        <table:table-row table:style-name="ro1">
          <table:table-cell office:value-type="float" office:value="0.859905123710632" calcext:value-type="float">
            <text:p>0.859905123710632</text:p>
          </table:table-cell>
          <table:table-cell table:number-columns-repeated="2"/>
        </table:table-row>
        <table:table-row table:style-name="ro1">
          <table:table-cell office:value-type="float" office:value="0.757013738155365" calcext:value-type="float">
            <text:p>0.757013738155365</text:p>
          </table:table-cell>
          <table:table-cell table:number-columns-repeated="2"/>
        </table:table-row>
        <table:table-row table:style-name="ro1">
          <table:table-cell office:value-type="float" office:value="0.885285913944244" calcext:value-type="float">
            <text:p>0.885285913944244</text:p>
          </table:table-cell>
          <table:table-cell table:number-columns-repeated="2"/>
        </table:table-row>
        <table:table-row table:style-name="ro1">
          <table:table-cell office:value-type="float" office:value="0.873778164386749" calcext:value-type="float">
            <text:p>0.873778164386749</text:p>
          </table:table-cell>
          <table:table-cell table:number-columns-repeated="2"/>
        </table:table-row>
        <table:table-row table:style-name="ro1">
          <table:table-cell office:value-type="float" office:value="0.866976499557495" calcext:value-type="float">
            <text:p>0.866976499557495</text:p>
          </table:table-cell>
          <table:table-cell table:number-columns-repeated="2"/>
        </table:table-row>
        <table:table-row table:style-name="ro1">
          <table:table-cell office:value-type="float" office:value="0.788048088550568" calcext:value-type="float">
            <text:p>0.788048088550568</text:p>
          </table:table-cell>
          <table:table-cell table:number-columns-repeated="2"/>
        </table:table-row>
        <table:table-row table:style-name="ro1">
          <table:table-cell office:value-type="float" office:value="0.765903234481812" calcext:value-type="float">
            <text:p>0.765903234481812</text:p>
          </table:table-cell>
          <table:table-cell table:number-columns-repeated="2"/>
        </table:table-row>
        <table:table-row table:style-name="ro1">
          <table:table-cell office:value-type="float" office:value="0.836078703403473" calcext:value-type="float">
            <text:p>0.836078703403473</text:p>
          </table:table-cell>
          <table:table-cell table:number-columns-repeated="2"/>
        </table:table-row>
        <table:table-row table:style-name="ro1">
          <table:table-cell office:value-type="float" office:value="0.838671326637268" calcext:value-type="float">
            <text:p>0.838671326637268</text:p>
          </table:table-cell>
          <table:table-cell table:number-columns-repeated="2"/>
        </table:table-row>
        <table:table-row table:style-name="ro1">
          <table:table-cell office:value-type="float" office:value="0.829652488231659" calcext:value-type="float">
            <text:p>0.829652488231659</text:p>
          </table:table-cell>
          <table:table-cell table:number-columns-repeated="2"/>
        </table:table-row>
        <table:table-row table:style-name="ro1">
          <table:table-cell office:value-type="float" office:value="0.624552309513092" calcext:value-type="float">
            <text:p>0.624552309513092</text:p>
          </table:table-cell>
          <table:table-cell table:number-columns-repeated="2"/>
        </table:table-row>
        <table:table-row table:style-name="ro1">
          <table:table-cell office:value-type="float" office:value="0.689942419528961" calcext:value-type="float">
            <text:p>0.689942419528961</text:p>
          </table:table-cell>
          <table:table-cell table:number-columns-repeated="2"/>
        </table:table-row>
        <table:table-row table:style-name="ro1">
          <table:table-cell office:value-type="float" office:value="0.65200287103653" calcext:value-type="float">
            <text:p>0.65200287103653</text:p>
          </table:table-cell>
          <table:table-cell table:number-columns-repeated="2"/>
        </table:table-row>
        <table:table-row table:style-name="ro1">
          <table:table-cell office:value-type="float" office:value="0.632358968257904" calcext:value-type="float">
            <text:p>0.632358968257904</text:p>
          </table:table-cell>
          <table:table-cell table:number-columns-repeated="2"/>
        </table:table-row>
        <table:table-row table:style-name="ro1">
          <table:table-cell office:value-type="float" office:value="0.725087225437164" calcext:value-type="float">
            <text:p>0.725087225437164</text:p>
          </table:table-cell>
          <table:table-cell table:number-columns-repeated="2"/>
        </table:table-row>
        <table:table-row table:style-name="ro1">
          <table:table-cell office:value-type="float" office:value="0.773236811161041" calcext:value-type="float">
            <text:p>0.773236811161041</text:p>
          </table:table-cell>
          <table:table-cell table:number-columns-repeated="2"/>
        </table:table-row>
        <table:table-row table:style-name="ro1">
          <table:table-cell office:value-type="float" office:value="0.802513062953949" calcext:value-type="float">
            <text:p>0.802513062953949</text:p>
          </table:table-cell>
          <table:table-cell table:number-columns-repeated="2"/>
        </table:table-row>
        <table:table-row table:style-name="ro1">
          <table:table-cell office:value-type="float" office:value="0.794150292873383" calcext:value-type="float">
            <text:p>0.794150292873383</text:p>
          </table:table-cell>
          <table:table-cell table:number-columns-repeated="2"/>
        </table:table-row>
        <table:table-row table:style-name="ro1">
          <table:table-cell office:value-type="float" office:value="0.766988277435303" calcext:value-type="float">
            <text:p>0.766988277435303</text:p>
          </table:table-cell>
          <table:table-cell table:number-columns-repeated="2"/>
        </table:table-row>
        <table:table-row table:style-name="ro1">
          <table:table-cell office:value-type="float" office:value="0.769691944122314" calcext:value-type="float">
            <text:p>0.769691944122314</text:p>
          </table:table-cell>
          <table:table-cell table:number-columns-repeated="2"/>
        </table:table-row>
        <table:table-row table:style-name="ro1">
          <table:table-cell office:value-type="float" office:value="0.749271750450134" calcext:value-type="float">
            <text:p>0.749271750450134</text:p>
          </table:table-cell>
          <table:table-cell table:number-columns-repeated="2"/>
        </table:table-row>
        <table:table-row table:style-name="ro1">
          <table:table-cell office:value-type="float" office:value="0.668071687221527" calcext:value-type="float">
            <text:p>0.668071687221527</text:p>
          </table:table-cell>
          <table:table-cell table:number-columns-repeated="2"/>
        </table:table-row>
        <table:table-row table:style-name="ro1">
          <table:table-cell office:value-type="float" office:value="0.578342437744141" calcext:value-type="float">
            <text:p>0.578342437744141</text:p>
          </table:table-cell>
          <table:table-cell table:number-columns-repeated="2"/>
        </table:table-row>
        <table:table-row table:style-name="ro1">
          <table:table-cell office:value-type="float" office:value="0.504987955093384" calcext:value-type="float">
            <text:p>0.504987955093384</text:p>
          </table:table-cell>
          <table:table-cell table:number-columns-repeated="2"/>
        </table:table-row>
        <table:table-row table:style-name="ro1">
          <table:table-cell office:value-type="float" office:value="0.288073688745499" calcext:value-type="float">
            <text:p>0.288073688745499</text:p>
          </table:table-cell>
          <table:table-cell table:number-columns-repeated="2"/>
        </table:table-row>
        <table:table-row table:style-name="ro1">
          <table:table-cell office:value-type="float" office:value="0.296667486429214" calcext:value-type="float">
            <text:p>0.296667486429214</text:p>
          </table:table-cell>
          <table:table-cell table:number-columns-repeated="2"/>
        </table:table-row>
        <table:table-row table:style-name="ro1">
          <table:table-cell office:value-type="float" office:value="0.706537425518036" calcext:value-type="float">
            <text:p>0.706537425518036</text:p>
          </table:table-cell>
          <table:table-cell table:number-columns-repeated="2"/>
        </table:table-row>
        <table:table-row table:style-name="ro1">
          <table:table-cell office:value-type="float" office:value="0.792116641998291" calcext:value-type="float">
            <text:p>0.792116641998291</text:p>
          </table:table-cell>
          <table:table-cell table:number-columns-repeated="2"/>
        </table:table-row>
        <table:table-row table:style-name="ro1">
          <table:table-cell office:value-type="float" office:value="0.834036648273468" calcext:value-type="float">
            <text:p>0.834036648273468</text:p>
          </table:table-cell>
          <table:table-cell table:number-columns-repeated="2"/>
        </table:table-row>
        <table:table-row table:style-name="ro1">
          <table:table-cell office:value-type="float" office:value="0.836188435554504" calcext:value-type="float">
            <text:p>0.836188435554504</text:p>
          </table:table-cell>
          <table:table-cell table:number-columns-repeated="2"/>
        </table:table-row>
        <table:table-row table:style-name="ro1">
          <table:table-cell office:value-type="float" office:value="0.836382865905762" calcext:value-type="float">
            <text:p>0.836382865905762</text:p>
          </table:table-cell>
          <table:table-cell table:number-columns-repeated="2"/>
        </table:table-row>
        <table:table-row table:style-name="ro1">
          <table:table-cell office:value-type="float" office:value="0.809020936489105" calcext:value-type="float">
            <text:p>0.809020936489105</text:p>
          </table:table-cell>
          <table:table-cell table:number-columns-repeated="2"/>
        </table:table-row>
        <table:table-row table:style-name="ro1">
          <table:table-cell office:value-type="float" office:value="0.879346370697022" calcext:value-type="float">
            <text:p>0.879346370697022</text:p>
          </table:table-cell>
          <table:table-cell table:number-columns-repeated="2"/>
        </table:table-row>
        <table:table-row table:style-name="ro1">
          <table:table-cell office:value-type="float" office:value="0.824559390544891" calcext:value-type="float">
            <text:p>0.824559390544891</text:p>
          </table:table-cell>
          <table:table-cell table:number-columns-repeated="2"/>
        </table:table-row>
        <table:table-row table:style-name="ro1">
          <table:table-cell office:value-type="float" office:value="0.764942467212677" calcext:value-type="float">
            <text:p>0.764942467212677</text:p>
          </table:table-cell>
          <table:table-cell table:number-columns-repeated="2"/>
        </table:table-row>
        <table:table-row table:style-name="ro1">
          <table:table-cell office:value-type="float" office:value="0.864512860774994" calcext:value-type="float">
            <text:p>0.864512860774994</text:p>
          </table:table-cell>
          <table:table-cell table:number-columns-repeated="2"/>
        </table:table-row>
        <table:table-row table:style-name="ro1">
          <table:table-cell office:value-type="float" office:value="0.875935852527618" calcext:value-type="float">
            <text:p>0.875935852527618</text:p>
          </table:table-cell>
          <table:table-cell table:number-columns-repeated="2"/>
        </table:table-row>
        <table:table-row table:style-name="ro1">
          <table:table-cell office:value-type="float" office:value="0.811106741428375" calcext:value-type="float">
            <text:p>0.811106741428375</text:p>
          </table:table-cell>
          <table:table-cell table:number-columns-repeated="2"/>
        </table:table-row>
        <table:table-row table:style-name="ro1">
          <table:table-cell office:value-type="float" office:value="0.863920569419861" calcext:value-type="float">
            <text:p>0.863920569419861</text:p>
          </table:table-cell>
          <table:table-cell table:number-columns-repeated="2"/>
        </table:table-row>
        <table:table-row table:style-name="ro1">
          <table:table-cell office:value-type="float" office:value="0.828090608119965" calcext:value-type="float">
            <text:p>0.828090608119965</text:p>
          </table:table-cell>
          <table:table-cell table:number-columns-repeated="2"/>
        </table:table-row>
        <table:table-row table:style-name="ro1">
          <table:table-cell office:value-type="float" office:value="0.834546208381653" calcext:value-type="float">
            <text:p>0.834546208381653</text:p>
          </table:table-cell>
          <table:table-cell table:number-columns-repeated="2"/>
        </table:table-row>
        <table:table-row table:style-name="ro1">
          <table:table-cell office:value-type="float" office:value="0.869084537029266" calcext:value-type="float">
            <text:p>0.869084537029266</text:p>
          </table:table-cell>
          <table:table-cell table:number-columns-repeated="2"/>
        </table:table-row>
        <table:table-row table:style-name="ro1">
          <table:table-cell office:value-type="float" office:value="0.860390782356262" calcext:value-type="float">
            <text:p>0.860390782356262</text:p>
          </table:table-cell>
          <table:table-cell table:number-columns-repeated="2"/>
        </table:table-row>
        <table:table-row table:style-name="ro1">
          <table:table-cell office:value-type="float" office:value="0.879380524158478" calcext:value-type="float">
            <text:p>0.879380524158478</text:p>
          </table:table-cell>
          <table:table-cell table:number-columns-repeated="2"/>
        </table:table-row>
        <table:table-row table:style-name="ro1">
          <table:table-cell office:value-type="float" office:value="0.859998285770416" calcext:value-type="float">
            <text:p>0.859998285770416</text:p>
          </table:table-cell>
          <table:table-cell table:number-columns-repeated="2"/>
        </table:table-row>
        <table:table-row table:style-name="ro1">
          <table:table-cell office:value-type="float" office:value="0.855219066143036" calcext:value-type="float">
            <text:p>0.855219066143036</text:p>
          </table:table-cell>
          <table:table-cell table:number-columns-repeated="2"/>
        </table:table-row>
        <table:table-row table:style-name="ro1">
          <table:table-cell office:value-type="float" office:value="0.785359263420105" calcext:value-type="float">
            <text:p>0.785359263420105</text:p>
          </table:table-cell>
          <table:table-cell table:number-columns-repeated="2"/>
        </table:table-row>
        <table:table-row table:style-name="ro1">
          <table:table-cell office:value-type="float" office:value="0.700908899307251" calcext:value-type="float">
            <text:p>0.700908899307251</text:p>
          </table:table-cell>
          <table:table-cell table:number-columns-repeated="2"/>
        </table:table-row>
        <table:table-row table:style-name="ro1">
          <table:table-cell office:value-type="float" office:value="0.769595980644226" calcext:value-type="float">
            <text:p>0.769595980644226</text:p>
          </table:table-cell>
          <table:table-cell table:number-columns-repeated="2"/>
        </table:table-row>
        <table:table-row table:style-name="ro1">
          <table:table-cell office:value-type="float" office:value="0.765674233436585" calcext:value-type="float">
            <text:p>0.765674233436585</text:p>
          </table:table-cell>
          <table:table-cell table:number-columns-repeated="2"/>
        </table:table-row>
        <table:table-row table:style-name="ro1">
          <table:table-cell office:value-type="float" office:value="0.73839795589447" calcext:value-type="float">
            <text:p>0.73839795589447</text:p>
          </table:table-cell>
          <table:table-cell table:number-columns-repeated="2"/>
        </table:table-row>
        <table:table-row table:style-name="ro1">
          <table:table-cell office:value-type="float" office:value="0.643049955368042" calcext:value-type="float">
            <text:p>0.643049955368042</text:p>
          </table:table-cell>
          <table:table-cell table:number-columns-repeated="2"/>
        </table:table-row>
        <table:table-row table:style-name="ro1">
          <table:table-cell office:value-type="float" office:value="0.822055399417877" calcext:value-type="float">
            <text:p>0.822055399417877</text:p>
          </table:table-cell>
          <table:table-cell table:number-columns-repeated="2"/>
        </table:table-row>
        <table:table-row table:style-name="ro1">
          <table:table-cell office:value-type="float" office:value="0.857541501522064" calcext:value-type="float">
            <text:p>0.857541501522064</text:p>
          </table:table-cell>
          <table:table-cell table:number-columns-repeated="2"/>
        </table:table-row>
        <table:table-row table:style-name="ro1">
          <table:table-cell office:value-type="float" office:value="0.869214296340942" calcext:value-type="float">
            <text:p>0.869214296340942</text:p>
          </table:table-cell>
          <table:table-cell table:number-columns-repeated="2"/>
        </table:table-row>
        <table:table-row table:style-name="ro1">
          <table:table-cell office:value-type="float" office:value="0.864883840084076" calcext:value-type="float">
            <text:p>0.864883840084076</text:p>
          </table:table-cell>
          <table:table-cell table:number-columns-repeated="2"/>
        </table:table-row>
        <table:table-row table:style-name="ro1">
          <table:table-cell office:value-type="float" office:value="0.86669385433197" calcext:value-type="float">
            <text:p>0.86669385433197</text:p>
          </table:table-cell>
          <table:table-cell table:number-columns-repeated="2"/>
        </table:table-row>
        <table:table-row table:style-name="ro1">
          <table:table-cell office:value-type="float" office:value="0.67229038476944" calcext:value-type="float">
            <text:p>0.67229038476944</text:p>
          </table:table-cell>
          <table:table-cell table:number-columns-repeated="2"/>
        </table:table-row>
        <table:table-row table:style-name="ro1">
          <table:table-cell office:value-type="float" office:value="0.823798775672913" calcext:value-type="float">
            <text:p>0.823798775672913</text:p>
          </table:table-cell>
          <table:table-cell table:number-columns-repeated="2"/>
        </table:table-row>
        <table:table-row table:style-name="ro1">
          <table:table-cell office:value-type="float" office:value="0.784681499004364" calcext:value-type="float">
            <text:p>0.784681499004364</text:p>
          </table:table-cell>
          <table:table-cell table:number-columns-repeated="2"/>
        </table:table-row>
        <table:table-row table:style-name="ro1">
          <table:table-cell office:value-type="float" office:value="0.834002017974854" calcext:value-type="float">
            <text:p>0.834002017974854</text:p>
          </table:table-cell>
          <table:table-cell table:number-columns-repeated="2"/>
        </table:table-row>
        <table:table-row table:style-name="ro1">
          <table:table-cell office:value-type="float" office:value="0.880174994468689" calcext:value-type="float">
            <text:p>0.880174994468689</text:p>
          </table:table-cell>
          <table:table-cell table:number-columns-repeated="2"/>
        </table:table-row>
        <table:table-row table:style-name="ro1">
          <table:table-cell office:value-type="float" office:value="0.861309707164764" calcext:value-type="float">
            <text:p>0.861309707164764</text:p>
          </table:table-cell>
          <table:table-cell table:number-columns-repeated="2"/>
        </table:table-row>
        <table:table-row table:style-name="ro1">
          <table:table-cell office:value-type="float" office:value="0.775447189807892" calcext:value-type="float">
            <text:p>0.775447189807892</text:p>
          </table:table-cell>
          <table:table-cell table:number-columns-repeated="2"/>
        </table:table-row>
        <table:table-row table:style-name="ro1">
          <table:table-cell office:value-type="float" office:value="0.839971542358398" calcext:value-type="float">
            <text:p>0.839971542358398</text:p>
          </table:table-cell>
          <table:table-cell table:number-columns-repeated="2"/>
        </table:table-row>
        <table:table-row table:style-name="ro1">
          <table:table-cell office:value-type="float" office:value="0.903796195983887" calcext:value-type="float">
            <text:p>0.903796195983887</text:p>
          </table:table-cell>
          <table:table-cell table:number-columns-repeated="2"/>
        </table:table-row>
        <table:table-row table:style-name="ro1">
          <table:table-cell office:value-type="float" office:value="0.663488030433655" calcext:value-type="float">
            <text:p>0.663488030433655</text:p>
          </table:table-cell>
          <table:table-cell table:number-columns-repeated="2"/>
        </table:table-row>
        <table:table-row table:style-name="ro1">
          <table:table-cell office:value-type="float" office:value="0.623766481876373" calcext:value-type="float">
            <text:p>0.623766481876373</text:p>
          </table:table-cell>
          <table:table-cell table:number-columns-repeated="2"/>
        </table:table-row>
        <table:table-row table:style-name="ro1">
          <table:table-cell office:value-type="float" office:value="0.69488525390625" calcext:value-type="float">
            <text:p>0.69488525390625</text:p>
          </table:table-cell>
          <table:table-cell table:number-columns-repeated="2"/>
        </table:table-row>
        <table:table-row table:style-name="ro1">
          <table:table-cell office:value-type="float" office:value="0.838376224040985" calcext:value-type="float">
            <text:p>0.838376224040985</text:p>
          </table:table-cell>
          <table:table-cell table:number-columns-repeated="2"/>
        </table:table-row>
        <table:table-row table:style-name="ro1">
          <table:table-cell office:value-type="float" office:value="0.859419524669647" calcext:value-type="float">
            <text:p>0.859419524669647</text:p>
          </table:table-cell>
          <table:table-cell table:number-columns-repeated="2"/>
        </table:table-row>
        <table:table-row table:style-name="ro1">
          <table:table-cell office:value-type="float" office:value="0.619213044643402" calcext:value-type="float">
            <text:p>0.619213044643402</text:p>
          </table:table-cell>
          <table:table-cell table:number-columns-repeated="2"/>
        </table:table-row>
        <table:table-row table:style-name="ro1">
          <table:table-cell office:value-type="float" office:value="0.775967657566071" calcext:value-type="float">
            <text:p>0.775967657566071</text:p>
          </table:table-cell>
          <table:table-cell table:number-columns-repeated="2"/>
        </table:table-row>
        <table:table-row table:style-name="ro1">
          <table:table-cell office:value-type="float" office:value="0.687823235988617" calcext:value-type="float">
            <text:p>0.687823235988617</text:p>
          </table:table-cell>
          <table:table-cell table:number-columns-repeated="2"/>
        </table:table-row>
        <table:table-row table:style-name="ro1">
          <table:table-cell office:value-type="float" office:value="0.574420928955078" calcext:value-type="float">
            <text:p>0.574420928955078</text:p>
          </table:table-cell>
          <table:table-cell table:number-columns-repeated="2"/>
        </table:table-row>
        <table:table-row table:style-name="ro1">
          <table:table-cell office:value-type="float" office:value="0.869276344776154" calcext:value-type="float">
            <text:p>0.869276344776154</text:p>
          </table:table-cell>
          <table:table-cell table:number-columns-repeated="2"/>
        </table:table-row>
        <table:table-row table:style-name="ro1">
          <table:table-cell office:value-type="float" office:value="0.88369220495224" calcext:value-type="float">
            <text:p>0.88369220495224</text:p>
          </table:table-cell>
          <table:table-cell table:number-columns-repeated="2"/>
        </table:table-row>
        <table:table-row table:style-name="ro1">
          <table:table-cell office:value-type="float" office:value="0.91827917098999" calcext:value-type="float">
            <text:p>0.91827917098999</text:p>
          </table:table-cell>
          <table:table-cell table:number-columns-repeated="2"/>
        </table:table-row>
        <table:table-row table:style-name="ro1">
          <table:table-cell office:value-type="float" office:value="0.89906108379364" calcext:value-type="float">
            <text:p>0.89906108379364</text:p>
          </table:table-cell>
          <table:table-cell table:number-columns-repeated="2"/>
        </table:table-row>
        <table:table-row table:style-name="ro1">
          <table:table-cell office:value-type="float" office:value="0.84554386138916" calcext:value-type="float">
            <text:p>0.84554386138916</text:p>
          </table:table-cell>
          <table:table-cell table:number-columns-repeated="2"/>
        </table:table-row>
        <table:table-row table:style-name="ro1">
          <table:table-cell office:value-type="float" office:value="0.844655692577362" calcext:value-type="float">
            <text:p>0.844655692577362</text:p>
          </table:table-cell>
          <table:table-cell table:number-columns-repeated="2"/>
        </table:table-row>
        <table:table-row table:style-name="ro1">
          <table:table-cell office:value-type="float" office:value="0.855520486831665" calcext:value-type="float">
            <text:p>0.855520486831665</text:p>
          </table:table-cell>
          <table:table-cell table:number-columns-repeated="2"/>
        </table:table-row>
        <table:table-row table:style-name="ro1">
          <table:table-cell office:value-type="float" office:value="0.88198047876358" calcext:value-type="float">
            <text:p>0.88198047876358</text:p>
          </table:table-cell>
          <table:table-cell table:number-columns-repeated="2"/>
        </table:table-row>
        <table:table-row table:style-name="ro1">
          <table:table-cell office:value-type="float" office:value="0.908876121044159" calcext:value-type="float">
            <text:p>0.908876121044159</text:p>
          </table:table-cell>
          <table:table-cell table:number-columns-repeated="2"/>
        </table:table-row>
        <table:table-row table:style-name="ro1">
          <table:table-cell office:value-type="float" office:value="0.900752067565918" calcext:value-type="float">
            <text:p>0.900752067565918</text:p>
          </table:table-cell>
          <table:table-cell table:number-columns-repeated="2"/>
        </table:table-row>
        <table:table-row table:style-name="ro1">
          <table:table-cell office:value-type="float" office:value="0.917042136192322" calcext:value-type="float">
            <text:p>0.917042136192322</text:p>
          </table:table-cell>
          <table:table-cell table:number-columns-repeated="2"/>
        </table:table-row>
        <table:table-row table:style-name="ro1">
          <table:table-cell office:value-type="float" office:value="0.926236748695374" calcext:value-type="float">
            <text:p>0.926236748695374</text:p>
          </table:table-cell>
          <table:table-cell table:number-columns-repeated="2"/>
        </table:table-row>
        <table:table-row table:style-name="ro1">
          <table:table-cell office:value-type="float" office:value="0.909902811050415" calcext:value-type="float">
            <text:p>0.909902811050415</text:p>
          </table:table-cell>
          <table:table-cell table:number-columns-repeated="2"/>
        </table:table-row>
        <table:table-row table:style-name="ro1">
          <table:table-cell office:value-type="float" office:value="0.925244808197022" calcext:value-type="float">
            <text:p>0.925244808197022</text:p>
          </table:table-cell>
          <table:table-cell table:number-columns-repeated="2"/>
        </table:table-row>
        <table:table-row table:style-name="ro1">
          <table:table-cell office:value-type="float" office:value="0.930619060993195" calcext:value-type="float">
            <text:p>0.930619060993195</text:p>
          </table:table-cell>
          <table:table-cell table:number-columns-repeated="2"/>
        </table:table-row>
        <table:table-row table:style-name="ro1">
          <table:table-cell office:value-type="float" office:value="0.934525370597839" calcext:value-type="float">
            <text:p>0.934525370597839</text:p>
          </table:table-cell>
          <table:table-cell table:number-columns-repeated="2"/>
        </table:table-row>
        <table:table-row table:style-name="ro1">
          <table:table-cell office:value-type="float" office:value="0.917711079120636" calcext:value-type="float">
            <text:p>0.917711079120636</text:p>
          </table:table-cell>
          <table:table-cell table:number-columns-repeated="2"/>
        </table:table-row>
        <table:table-row table:style-name="ro1">
          <table:table-cell office:value-type="float" office:value="0.911141633987427" calcext:value-type="float">
            <text:p>0.911141633987427</text:p>
          </table:table-cell>
          <table:table-cell table:number-columns-repeated="2"/>
        </table:table-row>
        <table:table-row table:style-name="ro1">
          <table:table-cell office:value-type="float" office:value="0.909591197967529" calcext:value-type="float">
            <text:p>0.909591197967529</text:p>
          </table:table-cell>
          <table:table-cell table:number-columns-repeated="2"/>
        </table:table-row>
        <table:table-row table:style-name="ro1">
          <table:table-cell office:value-type="float" office:value="0.936697781085968" calcext:value-type="float">
            <text:p>0.936697781085968</text:p>
          </table:table-cell>
          <table:table-cell table:number-columns-repeated="2"/>
        </table:table-row>
        <table:table-row table:style-name="ro1">
          <table:table-cell office:value-type="float" office:value="0.920363664627075" calcext:value-type="float">
            <text:p>0.920363664627075</text:p>
          </table:table-cell>
          <table:table-cell table:number-columns-repeated="2"/>
        </table:table-row>
        <table:table-row table:style-name="ro1">
          <table:table-cell office:value-type="float" office:value="0.903920233249664" calcext:value-type="float">
            <text:p>0.903920233249664</text:p>
          </table:table-cell>
          <table:table-cell table:number-columns-repeated="2"/>
        </table:table-row>
        <table:table-row table:style-name="ro1">
          <table:table-cell office:value-type="float" office:value="0.809924423694611" calcext:value-type="float">
            <text:p>0.809924423694611</text:p>
          </table:table-cell>
          <table:table-cell table:number-columns-repeated="2"/>
        </table:table-row>
        <table:table-row table:style-name="ro1">
          <table:table-cell office:value-type="float" office:value="0.378730118274689" calcext:value-type="float">
            <text:p>0.378730118274689</text:p>
          </table:table-cell>
          <table:table-cell table:number-columns-repeated="2"/>
        </table:table-row>
        <table:table-row table:style-name="ro1">
          <table:table-cell office:value-type="float" office:value="0.758033990859985" calcext:value-type="float">
            <text:p>0.758033990859985</text:p>
          </table:table-cell>
          <table:table-cell table:number-columns-repeated="2"/>
        </table:table-row>
        <table:table-row table:style-name="ro1">
          <table:table-cell office:value-type="float" office:value="0.602376759052277" calcext:value-type="float">
            <text:p>0.602376759052277</text:p>
          </table:table-cell>
          <table:table-cell table:number-columns-repeated="2"/>
        </table:table-row>
        <table:table-row table:style-name="ro1">
          <table:table-cell office:value-type="float" office:value="0.475196272134781" calcext:value-type="float">
            <text:p>0.475196272134781</text:p>
          </table:table-cell>
          <table:table-cell table:number-columns-repeated="2"/>
        </table:table-row>
        <table:table-row table:style-name="ro1">
          <table:table-cell office:value-type="float" office:value="0.666480600833893" calcext:value-type="float">
            <text:p>0.666480600833893</text:p>
          </table:table-cell>
          <table:table-cell table:number-columns-repeated="2"/>
        </table:table-row>
        <table:table-row table:style-name="ro1">
          <table:table-cell office:value-type="float" office:value="0.669475913047791" calcext:value-type="float">
            <text:p>0.669475913047791</text:p>
          </table:table-cell>
          <table:table-cell table:number-columns-repeated="2"/>
        </table:table-row>
        <table:table-row table:style-name="ro1">
          <table:table-cell office:value-type="float" office:value="0.798903465270996" calcext:value-type="float">
            <text:p>0.798903465270996</text:p>
          </table:table-cell>
          <table:table-cell table:number-columns-repeated="2"/>
        </table:table-row>
        <table:table-row table:style-name="ro1">
          <table:table-cell office:value-type="float" office:value="0.563201010227203" calcext:value-type="float">
            <text:p>0.563201010227203</text:p>
          </table:table-cell>
          <table:table-cell table:number-columns-repeated="2"/>
        </table:table-row>
        <table:table-row table:style-name="ro1">
          <table:table-cell office:value-type="float" office:value="0.60729968547821" calcext:value-type="float">
            <text:p>0.60729968547821</text:p>
          </table:table-cell>
          <table:table-cell table:number-columns-repeated="2"/>
        </table:table-row>
        <table:table-row table:style-name="ro1">
          <table:table-cell office:value-type="float" office:value="0.397409975528717" calcext:value-type="float">
            <text:p>0.397409975528717</text:p>
          </table:table-cell>
          <table:table-cell table:number-columns-repeated="2"/>
        </table:table-row>
        <table:table-row table:style-name="ro1">
          <table:table-cell office:value-type="float" office:value="0.630673229694366" calcext:value-type="float">
            <text:p>0.630673229694366</text:p>
          </table:table-cell>
          <table:table-cell table:number-columns-repeated="2"/>
        </table:table-row>
        <table:table-row table:style-name="ro1">
          <table:table-cell office:value-type="float" office:value="0.639747381210327" calcext:value-type="float">
            <text:p>0.639747381210327</text:p>
          </table:table-cell>
          <table:table-cell table:number-columns-repeated="2"/>
        </table:table-row>
        <table:table-row table:style-name="ro1">
          <table:table-cell office:value-type="float" office:value="0.501797914505005" calcext:value-type="float">
            <text:p>0.501797914505005</text:p>
          </table:table-cell>
          <table:table-cell table:number-columns-repeated="2"/>
        </table:table-row>
        <table:table-row table:style-name="ro1">
          <table:table-cell office:value-type="float" office:value="0.316032528877258" calcext:value-type="float">
            <text:p>0.316032528877258</text:p>
          </table:table-cell>
          <table:table-cell table:number-columns-repeated="2"/>
        </table:table-row>
        <table:table-row table:style-name="ro1">
          <table:table-cell office:value-type="float" office:value="0.806612133979797" calcext:value-type="float">
            <text:p>0.806612133979797</text:p>
          </table:table-cell>
          <table:table-cell table:number-columns-repeated="2"/>
        </table:table-row>
        <table:table-row table:style-name="ro1">
          <table:table-cell office:value-type="float" office:value="0.8878413438797" calcext:value-type="float">
            <text:p>0.8878413438797</text:p>
          </table:table-cell>
          <table:table-cell table:number-columns-repeated="2"/>
        </table:table-row>
        <table:table-row table:style-name="ro1">
          <table:table-cell office:value-type="float" office:value="0.876210749149323" calcext:value-type="float">
            <text:p>0.876210749149323</text:p>
          </table:table-cell>
          <table:table-cell table:number-columns-repeated="2"/>
        </table:table-row>
        <table:table-row table:style-name="ro1">
          <table:table-cell office:value-type="float" office:value="0.898557424545288" calcext:value-type="float">
            <text:p>0.898557424545288</text:p>
          </table:table-cell>
          <table:table-cell table:number-columns-repeated="2"/>
        </table:table-row>
        <table:table-row table:style-name="ro1">
          <table:table-cell office:value-type="float" office:value="0.89140111207962" calcext:value-type="float">
            <text:p>0.89140111207962</text:p>
          </table:table-cell>
          <table:table-cell table:number-columns-repeated="2"/>
        </table:table-row>
        <table:table-row table:style-name="ro1">
          <table:table-cell office:value-type="float" office:value="0.913075089454651" calcext:value-type="float">
            <text:p>0.913075089454651</text:p>
          </table:table-cell>
          <table:table-cell table:number-columns-repeated="2"/>
        </table:table-row>
        <table:table-row table:style-name="ro1">
          <table:table-cell office:value-type="float" office:value="0.892417192459106" calcext:value-type="float">
            <text:p>0.892417192459106</text:p>
          </table:table-cell>
          <table:table-cell table:number-columns-repeated="2"/>
        </table:table-row>
        <table:table-row table:style-name="ro1">
          <table:table-cell office:value-type="float" office:value="0.918723523616791" calcext:value-type="float">
            <text:p>0.918723523616791</text:p>
          </table:table-cell>
          <table:table-cell table:number-columns-repeated="2"/>
        </table:table-row>
        <table:table-row table:style-name="ro1">
          <table:table-cell office:value-type="float" office:value="0.916685998439789" calcext:value-type="float">
            <text:p>0.916685998439789</text:p>
          </table:table-cell>
          <table:table-cell table:number-columns-repeated="2"/>
        </table:table-row>
        <table:table-row table:style-name="ro1">
          <table:table-cell office:value-type="float" office:value="0.920352637767791" calcext:value-type="float">
            <text:p>0.920352637767791</text:p>
          </table:table-cell>
          <table:table-cell table:number-columns-repeated="2"/>
        </table:table-row>
        <table:table-row table:style-name="ro1">
          <table:table-cell office:value-type="float" office:value="0.928214907646179" calcext:value-type="float">
            <text:p>0.928214907646179</text:p>
          </table:table-cell>
          <table:table-cell table:number-columns-repeated="2"/>
        </table:table-row>
        <table:table-row table:style-name="ro1">
          <table:table-cell office:value-type="float" office:value="0.892599403858185" calcext:value-type="float">
            <text:p>0.892599403858185</text:p>
          </table:table-cell>
          <table:table-cell table:number-columns-repeated="2"/>
        </table:table-row>
        <table:table-row table:style-name="ro1">
          <table:table-cell office:value-type="float" office:value="0.830832004547119" calcext:value-type="float">
            <text:p>0.830832004547119</text:p>
          </table:table-cell>
          <table:table-cell table:number-columns-repeated="2"/>
        </table:table-row>
        <table:table-row table:style-name="ro1">
          <table:table-cell office:value-type="float" office:value="0.914424121379852" calcext:value-type="float">
            <text:p>0.914424121379852</text:p>
          </table:table-cell>
          <table:table-cell table:number-columns-repeated="2"/>
        </table:table-row>
        <table:table-row table:style-name="ro1">
          <table:table-cell office:value-type="float" office:value="0.912783086299896" calcext:value-type="float">
            <text:p>0.912783086299896</text:p>
          </table:table-cell>
          <table:table-cell table:number-columns-repeated="2"/>
        </table:table-row>
        <table:table-row table:style-name="ro1">
          <table:table-cell office:value-type="float" office:value="0.877465665340424" calcext:value-type="float">
            <text:p>0.877465665340424</text:p>
          </table:table-cell>
          <table:table-cell table:number-columns-repeated="2"/>
        </table:table-row>
        <table:table-row table:style-name="ro1">
          <table:table-cell office:value-type="float" office:value="0.883281111717224" calcext:value-type="float">
            <text:p>0.883281111717224</text:p>
          </table:table-cell>
          <table:table-cell table:number-columns-repeated="2"/>
        </table:table-row>
        <table:table-row table:style-name="ro1">
          <table:table-cell office:value-type="float" office:value="0.803925514221191" calcext:value-type="float">
            <text:p>0.803925514221191</text:p>
          </table:table-cell>
          <table:table-cell table:number-columns-repeated="2"/>
        </table:table-row>
        <table:table-row table:style-name="ro1">
          <table:table-cell office:value-type="float" office:value="0.763748645782471" calcext:value-type="float">
            <text:p>0.763748645782471</text:p>
          </table:table-cell>
          <table:table-cell table:number-columns-repeated="2"/>
        </table:table-row>
        <table:table-row table:style-name="ro1">
          <table:table-cell office:value-type="float" office:value="0.887093961238861" calcext:value-type="float">
            <text:p>0.887093961238861</text:p>
          </table:table-cell>
          <table:table-cell table:number-columns-repeated="2"/>
        </table:table-row>
        <table:table-row table:style-name="ro1">
          <table:table-cell office:value-type="float" office:value="0.898610472679138" calcext:value-type="float">
            <text:p>0.898610472679138</text:p>
          </table:table-cell>
          <table:table-cell table:number-columns-repeated="2"/>
        </table:table-row>
        <table:table-row table:style-name="ro1">
          <table:table-cell office:value-type="float" office:value="0.882010102272034" calcext:value-type="float">
            <text:p>0.882010102272034</text:p>
          </table:table-cell>
          <table:table-cell table:number-columns-repeated="2"/>
        </table:table-row>
        <table:table-row table:style-name="ro1">
          <table:table-cell office:value-type="float" office:value="0.851309835910797" calcext:value-type="float">
            <text:p>0.851309835910797</text:p>
          </table:table-cell>
          <table:table-cell table:number-columns-repeated="2"/>
        </table:table-row>
        <table:table-row table:style-name="ro1">
          <table:table-cell office:value-type="float" office:value="0.70307469367981" calcext:value-type="float">
            <text:p>0.70307469367981</text:p>
          </table:table-cell>
          <table:table-cell table:number-columns-repeated="2"/>
        </table:table-row>
        <table:table-row table:style-name="ro1">
          <table:table-cell office:value-type="float" office:value="0.839992225170136" calcext:value-type="float">
            <text:p>0.839992225170136</text:p>
          </table:table-cell>
          <table:table-cell table:number-columns-repeated="2"/>
        </table:table-row>
        <table:table-row table:style-name="ro1">
          <table:table-cell office:value-type="float" office:value="0.862485647201538" calcext:value-type="float">
            <text:p>0.862485647201538</text:p>
          </table:table-cell>
          <table:table-cell table:number-columns-repeated="2"/>
        </table:table-row>
        <table:table-row table:style-name="ro1">
          <table:table-cell office:value-type="float" office:value="0.860602676868439" calcext:value-type="float">
            <text:p>0.860602676868439</text:p>
          </table:table-cell>
          <table:table-cell table:number-columns-repeated="2"/>
        </table:table-row>
        <table:table-row table:style-name="ro1">
          <table:table-cell office:value-type="float" office:value="0.783850908279419" calcext:value-type="float">
            <text:p>0.783850908279419</text:p>
          </table:table-cell>
          <table:table-cell table:number-columns-repeated="2"/>
        </table:table-row>
        <table:table-row table:style-name="ro1">
          <table:table-cell office:value-type="float" office:value="0.759424090385437" calcext:value-type="float">
            <text:p>0.759424090385437</text:p>
          </table:table-cell>
          <table:table-cell table:number-columns-repeated="2"/>
        </table:table-row>
        <table:table-row table:style-name="ro1">
          <table:table-cell office:value-type="float" office:value="0.61590850353241" calcext:value-type="float">
            <text:p>0.61590850353241</text:p>
          </table:table-cell>
          <table:table-cell table:number-columns-repeated="2"/>
        </table:table-row>
        <table:table-row table:style-name="ro1">
          <table:table-cell office:value-type="float" office:value="0.791434645652771" calcext:value-type="float">
            <text:p>0.791434645652771</text:p>
          </table:table-cell>
          <table:table-cell table:number-columns-repeated="2"/>
        </table:table-row>
        <table:table-row table:style-name="ro1">
          <table:table-cell office:value-type="float" office:value="0.763773798942566" calcext:value-type="float">
            <text:p>0.763773798942566</text:p>
          </table:table-cell>
          <table:table-cell table:number-columns-repeated="2"/>
        </table:table-row>
        <table:table-row table:style-name="ro1">
          <table:table-cell office:value-type="float" office:value="0.799622893333435" calcext:value-type="float">
            <text:p>0.799622893333435</text:p>
          </table:table-cell>
          <table:table-cell table:number-columns-repeated="2"/>
        </table:table-row>
        <table:table-row table:style-name="ro1">
          <table:table-cell office:value-type="float" office:value="0.898322105407715" calcext:value-type="float">
            <text:p>0.898322105407715</text:p>
          </table:table-cell>
          <table:table-cell table:number-columns-repeated="2"/>
        </table:table-row>
        <table:table-row table:style-name="ro1">
          <table:table-cell office:value-type="float" office:value="0.909053146839142" calcext:value-type="float">
            <text:p>0.909053146839142</text:p>
          </table:table-cell>
          <table:table-cell table:number-columns-repeated="2"/>
        </table:table-row>
        <table:table-row table:style-name="ro1">
          <table:table-cell office:value-type="float" office:value="0.891319215297699" calcext:value-type="float">
            <text:p>0.891319215297699</text:p>
          </table:table-cell>
          <table:table-cell table:number-columns-repeated="2"/>
        </table:table-row>
        <table:table-row table:style-name="ro1">
          <table:table-cell office:value-type="float" office:value="0.901142835617065" calcext:value-type="float">
            <text:p>0.901142835617065</text:p>
          </table:table-cell>
          <table:table-cell table:number-columns-repeated="2"/>
        </table:table-row>
        <table:table-row table:style-name="ro1">
          <table:table-cell office:value-type="float" office:value="0.901144206523895" calcext:value-type="float">
            <text:p>0.901144206523895</text:p>
          </table:table-cell>
          <table:table-cell table:number-columns-repeated="2"/>
        </table:table-row>
        <table:table-row table:style-name="ro1">
          <table:table-cell office:value-type="float" office:value="0.887296795845032" calcext:value-type="float">
            <text:p>0.887296795845032</text:p>
          </table:table-cell>
          <table:table-cell table:number-columns-repeated="2"/>
        </table:table-row>
        <table:table-row table:style-name="ro1">
          <table:table-cell office:value-type="float" office:value="0.875235736370087" calcext:value-type="float">
            <text:p>0.875235736370087</text:p>
          </table:table-cell>
          <table:table-cell table:number-columns-repeated="2"/>
        </table:table-row>
        <table:table-row table:style-name="ro1">
          <table:table-cell office:value-type="float" office:value="0.847935676574707" calcext:value-type="float">
            <text:p>0.847935676574707</text:p>
          </table:table-cell>
          <table:table-cell table:number-columns-repeated="2"/>
        </table:table-row>
        <table:table-row table:style-name="ro1">
          <table:table-cell office:value-type="float" office:value="0.806031048297882" calcext:value-type="float">
            <text:p>0.806031048297882</text:p>
          </table:table-cell>
          <table:table-cell table:number-columns-repeated="2"/>
        </table:table-row>
        <table:table-row table:style-name="ro1">
          <table:table-cell office:value-type="float" office:value="0.756088495254517" calcext:value-type="float">
            <text:p>0.756088495254517</text:p>
          </table:table-cell>
          <table:table-cell table:number-columns-repeated="2"/>
        </table:table-row>
        <table:table-row table:style-name="ro1">
          <table:table-cell office:value-type="float" office:value="0.761591196060181" calcext:value-type="float">
            <text:p>0.761591196060181</text:p>
          </table:table-cell>
          <table:table-cell table:number-columns-repeated="2"/>
        </table:table-row>
        <table:table-row table:style-name="ro1">
          <table:table-cell office:value-type="float" office:value="0.828695237636566" calcext:value-type="float">
            <text:p>0.828695237636566</text:p>
          </table:table-cell>
          <table:table-cell table:number-columns-repeated="2"/>
        </table:table-row>
        <table:table-row table:style-name="ro1">
          <table:table-cell office:value-type="float" office:value="0.874103009700775" calcext:value-type="float">
            <text:p>0.874103009700775</text:p>
          </table:table-cell>
          <table:table-cell table:number-columns-repeated="2"/>
        </table:table-row>
        <table:table-row table:style-name="ro1">
          <table:table-cell office:value-type="float" office:value="0.880031704902649" calcext:value-type="float">
            <text:p>0.880031704902649</text:p>
          </table:table-cell>
          <table:table-cell table:number-columns-repeated="2"/>
        </table:table-row>
        <table:table-row table:style-name="ro1">
          <table:table-cell office:value-type="float" office:value="0.869624018669128" calcext:value-type="float">
            <text:p>0.869624018669128</text:p>
          </table:table-cell>
          <table:table-cell table:number-columns-repeated="2"/>
        </table:table-row>
        <table:table-row table:style-name="ro1">
          <table:table-cell office:value-type="float" office:value="0.733182549476624" calcext:value-type="float">
            <text:p>0.733182549476624</text:p>
          </table:table-cell>
          <table:table-cell table:number-columns-repeated="2"/>
        </table:table-row>
        <table:table-row table:style-name="ro1">
          <table:table-cell office:value-type="float" office:value="0.699831783771515" calcext:value-type="float">
            <text:p>0.699831783771515</text:p>
          </table:table-cell>
          <table:table-cell table:number-columns-repeated="2"/>
        </table:table-row>
        <table:table-row table:style-name="ro1">
          <table:table-cell office:value-type="float" office:value="0.788966238498688" calcext:value-type="float">
            <text:p>0.788966238498688</text:p>
          </table:table-cell>
          <table:table-cell table:number-columns-repeated="2"/>
        </table:table-row>
        <table:table-row table:style-name="ro1">
          <table:table-cell office:value-type="float" office:value="0.639334082603455" calcext:value-type="float">
            <text:p>0.639334082603455</text:p>
          </table:table-cell>
          <table:table-cell table:number-columns-repeated="2"/>
        </table:table-row>
        <table:table-row table:style-name="ro1">
          <table:table-cell office:value-type="float" office:value="0.80366986989975" calcext:value-type="float">
            <text:p>0.80366986989975</text:p>
          </table:table-cell>
          <table:table-cell table:number-columns-repeated="2"/>
        </table:table-row>
        <table:table-row table:style-name="ro1">
          <table:table-cell office:value-type="float" office:value="0.820595562458038" calcext:value-type="float">
            <text:p>0.820595562458038</text:p>
          </table:table-cell>
          <table:table-cell table:number-columns-repeated="2"/>
        </table:table-row>
        <table:table-row table:style-name="ro1">
          <table:table-cell office:value-type="float" office:value="0.835218071937561" calcext:value-type="float">
            <text:p>0.835218071937561</text:p>
          </table:table-cell>
          <table:table-cell table:number-columns-repeated="2"/>
        </table:table-row>
        <table:table-row table:style-name="ro1">
          <table:table-cell office:value-type="float" office:value="0.441902458667755" calcext:value-type="float">
            <text:p>0.441902458667755</text:p>
          </table:table-cell>
          <table:table-cell table:number-columns-repeated="2"/>
        </table:table-row>
        <table:table-row table:style-name="ro1">
          <table:table-cell office:value-type="float" office:value="0.34175506234169" calcext:value-type="float">
            <text:p>0.34175506234169</text:p>
          </table:table-cell>
          <table:table-cell table:number-columns-repeated="2"/>
        </table:table-row>
        <table:table-row table:style-name="ro1">
          <table:table-cell office:value-type="float" office:value="0.434539288282394" calcext:value-type="float">
            <text:p>0.434539288282394</text:p>
          </table:table-cell>
          <table:table-cell table:number-columns-repeated="2"/>
        </table:table-row>
        <table:table-row table:style-name="ro1">
          <table:table-cell office:value-type="float" office:value="0.279702603816986" calcext:value-type="float">
            <text:p>0.279702603816986</text:p>
          </table:table-cell>
          <table:table-cell table:number-columns-repeated="2"/>
        </table:table-row>
        <table:table-row table:style-name="ro1">
          <table:table-cell office:value-type="float" office:value="0.480156421661377" calcext:value-type="float">
            <text:p>0.480156421661377</text:p>
          </table:table-cell>
          <table:table-cell table:number-columns-repeated="2"/>
        </table:table-row>
        <table:table-row table:style-name="ro1">
          <table:table-cell office:value-type="float" office:value="0.395529925823212" calcext:value-type="float">
            <text:p>0.395529925823212</text:p>
          </table:table-cell>
          <table:table-cell table:number-columns-repeated="2"/>
        </table:table-row>
        <table:table-row table:style-name="ro1">
          <table:table-cell office:value-type="float" office:value="0.533141613006592" calcext:value-type="float">
            <text:p>0.533141613006592</text:p>
          </table:table-cell>
          <table:table-cell table:number-columns-repeated="2"/>
        </table:table-row>
        <table:table-row table:style-name="ro1">
          <table:table-cell office:value-type="float" office:value="0.324416548013687" calcext:value-type="float">
            <text:p>0.324416548013687</text:p>
          </table:table-cell>
          <table:table-cell table:number-columns-repeated="2"/>
        </table:table-row>
        <table:table-row table:style-name="ro1">
          <table:table-cell office:value-type="float" office:value="0.766973495483398" calcext:value-type="float">
            <text:p>0.766973495483398</text:p>
          </table:table-cell>
          <table:table-cell table:number-columns-repeated="2"/>
        </table:table-row>
        <table:table-row table:style-name="ro1">
          <table:table-cell office:value-type="float" office:value="0.649780809879303" calcext:value-type="float">
            <text:p>0.649780809879303</text:p>
          </table:table-cell>
          <table:table-cell table:number-columns-repeated="2"/>
        </table:table-row>
        <table:table-row table:style-name="ro1">
          <table:table-cell office:value-type="float" office:value="0.487141758203507" calcext:value-type="float">
            <text:p>0.487141758203507</text:p>
          </table:table-cell>
          <table:table-cell table:number-columns-repeated="2"/>
        </table:table-row>
        <table:table-row table:style-name="ro1">
          <table:table-cell office:value-type="float" office:value="0.48302948474884" calcext:value-type="float">
            <text:p>0.48302948474884</text:p>
          </table:table-cell>
          <table:table-cell table:number-columns-repeated="2"/>
        </table:table-row>
        <table:table-row table:style-name="ro1">
          <table:table-cell office:value-type="float" office:value="0.551852583885193" calcext:value-type="float">
            <text:p>0.551852583885193</text:p>
          </table:table-cell>
          <table:table-cell table:number-columns-repeated="2"/>
        </table:table-row>
        <table:table-row table:style-name="ro1">
          <table:table-cell office:value-type="float" office:value="0.546651184558868" calcext:value-type="float">
            <text:p>0.546651184558868</text:p>
          </table:table-cell>
          <table:table-cell table:number-columns-repeated="2"/>
        </table:table-row>
        <table:table-row table:style-name="ro1">
          <table:table-cell office:value-type="float" office:value="0.452050358057022" calcext:value-type="float">
            <text:p>0.452050358057022</text:p>
          </table:table-cell>
          <table:table-cell table:number-columns-repeated="2"/>
        </table:table-row>
        <table:table-row table:style-name="ro1">
          <table:table-cell office:value-type="float" office:value="0.547395586967468" calcext:value-type="float">
            <text:p>0.547395586967468</text:p>
          </table:table-cell>
          <table:table-cell table:number-columns-repeated="2"/>
        </table:table-row>
        <table:table-row table:style-name="ro1">
          <table:table-cell office:value-type="float" office:value="0.539734542369843" calcext:value-type="float">
            <text:p>0.539734542369843</text:p>
          </table:table-cell>
          <table:table-cell table:number-columns-repeated="2"/>
        </table:table-row>
        <table:table-row table:style-name="ro1">
          <table:table-cell office:value-type="float" office:value="0.531894028186798" calcext:value-type="float">
            <text:p>0.531894028186798</text:p>
          </table:table-cell>
          <table:table-cell table:number-columns-repeated="2"/>
        </table:table-row>
        <table:table-row table:style-name="ro1">
          <table:table-cell office:value-type="float" office:value="0.553002297878265" calcext:value-type="float">
            <text:p>0.553002297878265</text:p>
          </table:table-cell>
          <table:table-cell table:number-columns-repeated="2"/>
        </table:table-row>
        <table:table-row table:style-name="ro1">
          <table:table-cell office:value-type="float" office:value="0.502668082714081" calcext:value-type="float">
            <text:p>0.502668082714081</text:p>
          </table:table-cell>
          <table:table-cell table:number-columns-repeated="2"/>
        </table:table-row>
        <table:table-row table:style-name="ro1">
          <table:table-cell office:value-type="float" office:value="0.523351550102234" calcext:value-type="float">
            <text:p>0.523351550102234</text:p>
          </table:table-cell>
          <table:table-cell table:number-columns-repeated="2"/>
        </table:table-row>
        <table:table-row table:style-name="ro1">
          <table:table-cell office:value-type="float" office:value="0.528729856014252" calcext:value-type="float">
            <text:p>0.528729856014252</text:p>
          </table:table-cell>
          <table:table-cell table:number-columns-repeated="2"/>
        </table:table-row>
        <table:table-row table:style-name="ro1">
          <table:table-cell office:value-type="float" office:value="0.531050026416779" calcext:value-type="float">
            <text:p>0.531050026416779</text:p>
          </table:table-cell>
          <table:table-cell table:number-columns-repeated="2"/>
        </table:table-row>
        <table:table-row table:style-name="ro1">
          <table:table-cell office:value-type="float" office:value="0.512612640857697" calcext:value-type="float">
            <text:p>0.512612640857697</text:p>
          </table:table-cell>
          <table:table-cell table:number-columns-repeated="2"/>
        </table:table-row>
        <table:table-row table:style-name="ro1">
          <table:table-cell office:value-type="float" office:value="0.526006162166595" calcext:value-type="float">
            <text:p>0.526006162166595</text:p>
          </table:table-cell>
          <table:table-cell table:number-columns-repeated="2"/>
        </table:table-row>
        <table:table-row table:style-name="ro1">
          <table:table-cell office:value-type="float" office:value="0.52393764257431" calcext:value-type="float">
            <text:p>0.52393764257431</text:p>
          </table:table-cell>
          <table:table-cell table:number-columns-repeated="2"/>
        </table:table-row>
        <table:table-row table:style-name="ro1">
          <table:table-cell office:value-type="float" office:value="0.513666868209839" calcext:value-type="float">
            <text:p>0.513666868209839</text:p>
          </table:table-cell>
          <table:table-cell table:number-columns-repeated="2"/>
        </table:table-row>
        <table:table-row table:style-name="ro1">
          <table:table-cell office:value-type="float" office:value="0.51646625995636" calcext:value-type="float">
            <text:p>0.51646625995636</text:p>
          </table:table-cell>
          <table:table-cell table:number-columns-repeated="2"/>
        </table:table-row>
        <table:table-row table:style-name="ro1">
          <table:table-cell office:value-type="float" office:value="0.525723576545715" calcext:value-type="float">
            <text:p>0.525723576545715</text:p>
          </table:table-cell>
          <table:table-cell table:number-columns-repeated="2"/>
        </table:table-row>
        <table:table-row table:style-name="ro1">
          <table:table-cell office:value-type="float" office:value="0.50555557012558" calcext:value-type="float">
            <text:p>0.50555557012558</text:p>
          </table:table-cell>
          <table:table-cell table:number-columns-repeated="2"/>
        </table:table-row>
        <table:table-row table:style-name="ro1">
          <table:table-cell office:value-type="float" office:value="0.507253110408783" calcext:value-type="float">
            <text:p>0.507253110408783</text:p>
          </table:table-cell>
          <table:table-cell table:number-columns-repeated="2"/>
        </table:table-row>
        <table:table-row table:style-name="ro1">
          <table:table-cell office:value-type="float" office:value="0.51141083240509" calcext:value-type="float">
            <text:p>0.51141083240509</text:p>
          </table:table-cell>
          <table:table-cell table:number-columns-repeated="2"/>
        </table:table-row>
        <table:table-row table:style-name="ro1">
          <table:table-cell office:value-type="float" office:value="0.508370459079742" calcext:value-type="float">
            <text:p>0.508370459079742</text:p>
          </table:table-cell>
          <table:table-cell table:number-columns-repeated="2"/>
        </table:table-row>
        <table:table-row table:style-name="ro1">
          <table:table-cell office:value-type="float" office:value="0.506559789180756" calcext:value-type="float">
            <text:p>0.506559789180756</text:p>
          </table:table-cell>
          <table:table-cell table:number-columns-repeated="2"/>
        </table:table-row>
        <table:table-row table:style-name="ro1">
          <table:table-cell office:value-type="float" office:value="0.514474093914032" calcext:value-type="float">
            <text:p>0.514474093914032</text:p>
          </table:table-cell>
          <table:table-cell table:number-columns-repeated="2"/>
        </table:table-row>
        <table:table-row table:style-name="ro1">
          <table:table-cell office:value-type="float" office:value="0.48702946305275" calcext:value-type="float">
            <text:p>0.48702946305275</text:p>
          </table:table-cell>
          <table:table-cell table:number-columns-repeated="2"/>
        </table:table-row>
        <table:table-row table:style-name="ro1">
          <table:table-cell office:value-type="float" office:value="0.613647162914276" calcext:value-type="float">
            <text:p>0.613647162914276</text:p>
          </table:table-cell>
          <table:table-cell table:number-columns-repeated="2"/>
        </table:table-row>
        <table:table-row table:style-name="ro1">
          <table:table-cell office:value-type="float" office:value="0.627528965473175" calcext:value-type="float">
            <text:p>0.627528965473175</text:p>
          </table:table-cell>
          <table:table-cell table:number-columns-repeated="2"/>
        </table:table-row>
        <table:table-row table:style-name="ro1">
          <table:table-cell office:value-type="float" office:value="0.619611620903015" calcext:value-type="float">
            <text:p>0.619611620903015</text:p>
          </table:table-cell>
          <table:table-cell table:number-columns-repeated="2"/>
        </table:table-row>
        <table:table-row table:style-name="ro1">
          <table:table-cell office:value-type="float" office:value="0.613237679004669" calcext:value-type="float">
            <text:p>0.613237679004669</text:p>
          </table:table-cell>
          <table:table-cell table:number-columns-repeated="2"/>
        </table:table-row>
        <table:table-row table:style-name="ro1">
          <table:table-cell office:value-type="float" office:value="0.609819173812866" calcext:value-type="float">
            <text:p>0.609819173812866</text:p>
          </table:table-cell>
          <table:table-cell table:number-columns-repeated="2"/>
        </table:table-row>
        <table:table-row table:style-name="ro1">
          <table:table-cell office:value-type="float" office:value="0.603708982467651" calcext:value-type="float">
            <text:p>0.603708982467651</text:p>
          </table:table-cell>
          <table:table-cell table:number-columns-repeated="2"/>
        </table:table-row>
        <table:table-row table:style-name="ro1">
          <table:table-cell office:value-type="float" office:value="0.60927164554596" calcext:value-type="float">
            <text:p>0.60927164554596</text:p>
          </table:table-cell>
          <table:table-cell table:number-columns-repeated="2"/>
        </table:table-row>
        <table:table-row table:style-name="ro1">
          <table:table-cell office:value-type="float" office:value="0.61525696516037" calcext:value-type="float">
            <text:p>0.61525696516037</text:p>
          </table:table-cell>
          <table:table-cell table:number-columns-repeated="2"/>
        </table:table-row>
        <table:table-row table:style-name="ro1">
          <table:table-cell office:value-type="float" office:value="0.612762033939362" calcext:value-type="float">
            <text:p>0.612762033939362</text:p>
          </table:table-cell>
          <table:table-cell table:number-columns-repeated="2"/>
        </table:table-row>
        <table:table-row table:style-name="ro1">
          <table:table-cell office:value-type="float" office:value="0.612671077251434" calcext:value-type="float">
            <text:p>0.612671077251434</text:p>
          </table:table-cell>
          <table:table-cell table:number-columns-repeated="2"/>
        </table:table-row>
        <table:table-row table:style-name="ro1">
          <table:table-cell office:value-type="float" office:value="0.608174264431" calcext:value-type="float">
            <text:p>0.608174264431</text:p>
          </table:table-cell>
          <table:table-cell table:number-columns-repeated="2"/>
        </table:table-row>
        <table:table-row table:style-name="ro1">
          <table:table-cell office:value-type="float" office:value="0.606741905212402" calcext:value-type="float">
            <text:p>0.606741905212402</text:p>
          </table:table-cell>
          <table:table-cell table:number-columns-repeated="2"/>
        </table:table-row>
        <table:table-row table:style-name="ro1">
          <table:table-cell office:value-type="float" office:value="0.598530828952789" calcext:value-type="float">
            <text:p>0.598530828952789</text:p>
          </table:table-cell>
          <table:table-cell table:number-columns-repeated="2"/>
        </table:table-row>
        <table:table-row table:style-name="ro1">
          <table:table-cell office:value-type="float" office:value="0.533583641052246" calcext:value-type="float">
            <text:p>0.533583641052246</text:p>
          </table:table-cell>
          <table:table-cell table:number-columns-repeated="2"/>
        </table:table-row>
        <table:table-row table:style-name="ro1">
          <table:table-cell office:value-type="float" office:value="0.600250720977783" calcext:value-type="float">
            <text:p>0.600250720977783</text:p>
          </table:table-cell>
          <table:table-cell table:number-columns-repeated="2"/>
        </table:table-row>
        <table:table-row table:style-name="ro1">
          <table:table-cell office:value-type="float" office:value="0.765937030315399" calcext:value-type="float">
            <text:p>0.765937030315399</text:p>
          </table:table-cell>
          <table:table-cell table:number-columns-repeated="2"/>
        </table:table-row>
        <table:table-row table:style-name="ro1">
          <table:table-cell office:value-type="float" office:value="0.812490999698639" calcext:value-type="float">
            <text:p>0.812490999698639</text:p>
          </table:table-cell>
          <table:table-cell table:number-columns-repeated="2"/>
        </table:table-row>
        <table:table-row table:style-name="ro1">
          <table:table-cell office:value-type="float" office:value="0.725077927112579" calcext:value-type="float">
            <text:p>0.725077927112579</text:p>
          </table:table-cell>
          <table:table-cell table:number-columns-repeated="2"/>
        </table:table-row>
        <table:table-row table:style-name="ro1">
          <table:table-cell office:value-type="float" office:value="0.602594792842865" calcext:value-type="float">
            <text:p>0.602594792842865</text:p>
          </table:table-cell>
          <table:table-cell table:number-columns-repeated="2"/>
        </table:table-row>
        <table:table-row table:style-name="ro1">
          <table:table-cell office:value-type="float" office:value="0.587393045425415" calcext:value-type="float">
            <text:p>0.587393045425415</text:p>
          </table:table-cell>
          <table:table-cell table:number-columns-repeated="2"/>
        </table:table-row>
        <table:table-row table:style-name="ro1">
          <table:table-cell office:value-type="float" office:value="0.339412599802017" calcext:value-type="float">
            <text:p>0.339412599802017</text:p>
          </table:table-cell>
          <table:table-cell table:number-columns-repeated="2"/>
        </table:table-row>
        <table:table-row table:style-name="ro1">
          <table:table-cell office:value-type="float" office:value="0.431516259908676" calcext:value-type="float">
            <text:p>0.431516259908676</text:p>
          </table:table-cell>
          <table:table-cell table:number-columns-repeated="2"/>
        </table:table-row>
        <table:table-row table:style-name="ro1">
          <table:table-cell office:value-type="float" office:value="0.841603398323059" calcext:value-type="float">
            <text:p>0.841603398323059</text:p>
          </table:table-cell>
          <table:table-cell table:number-columns-repeated="2"/>
        </table:table-row>
        <table:table-row table:style-name="ro1">
          <table:table-cell office:value-type="float" office:value="0.861655414104462" calcext:value-type="float">
            <text:p>0.861655414104462</text:p>
          </table:table-cell>
          <table:table-cell table:number-columns-repeated="2"/>
        </table:table-row>
        <table:table-row table:style-name="ro1">
          <table:table-cell office:value-type="float" office:value="0.796787142753601" calcext:value-type="float">
            <text:p>0.796787142753601</text:p>
          </table:table-cell>
          <table:table-cell table:number-columns-repeated="2"/>
        </table:table-row>
        <table:table-row table:style-name="ro1">
          <table:table-cell office:value-type="float" office:value="0.754146039485931" calcext:value-type="float">
            <text:p>0.754146039485931</text:p>
          </table:table-cell>
          <table:table-cell table:number-columns-repeated="2"/>
        </table:table-row>
        <table:table-row table:style-name="ro1">
          <table:table-cell office:value-type="float" office:value="0.892523169517517" calcext:value-type="float">
            <text:p>0.892523169517517</text:p>
          </table:table-cell>
          <table:table-cell table:number-columns-repeated="2"/>
        </table:table-row>
        <table:table-row table:style-name="ro1">
          <table:table-cell office:value-type="float" office:value="0.896904587745667" calcext:value-type="float">
            <text:p>0.896904587745667</text:p>
          </table:table-cell>
          <table:table-cell table:number-columns-repeated="2"/>
        </table:table-row>
        <table:table-row table:style-name="ro1">
          <table:table-cell office:value-type="float" office:value="0.895262837409973" calcext:value-type="float">
            <text:p>0.895262837409973</text:p>
          </table:table-cell>
          <table:table-cell table:number-columns-repeated="2"/>
        </table:table-row>
        <table:table-row table:style-name="ro1">
          <table:table-cell office:value-type="float" office:value="0.883275330066681" calcext:value-type="float">
            <text:p>0.883275330066681</text:p>
          </table:table-cell>
          <table:table-cell table:number-columns-repeated="2"/>
        </table:table-row>
        <table:table-row table:style-name="ro1">
          <table:table-cell office:value-type="float" office:value="0.812996625900269" calcext:value-type="float">
            <text:p>0.812996625900269</text:p>
          </table:table-cell>
          <table:table-cell table:number-columns-repeated="2"/>
        </table:table-row>
        <table:table-row table:style-name="ro1">
          <table:table-cell office:value-type="float" office:value="0.905139446258545" calcext:value-type="float">
            <text:p>0.905139446258545</text:p>
          </table:table-cell>
          <table:table-cell table:number-columns-repeated="2"/>
        </table:table-row>
        <table:table-row table:style-name="ro1">
          <table:table-cell office:value-type="float" office:value="0.900612652301788" calcext:value-type="float">
            <text:p>0.900612652301788</text:p>
          </table:table-cell>
          <table:table-cell table:number-columns-repeated="2"/>
        </table:table-row>
        <table:table-row table:style-name="ro1">
          <table:table-cell office:value-type="float" office:value="0.921891450881958" calcext:value-type="float">
            <text:p>0.921891450881958</text:p>
          </table:table-cell>
          <table:table-cell table:number-columns-repeated="2"/>
        </table:table-row>
        <table:table-row table:style-name="ro1">
          <table:table-cell office:value-type="float" office:value="0.885545015335083" calcext:value-type="float">
            <text:p>0.885545015335083</text:p>
          </table:table-cell>
          <table:table-cell table:number-columns-repeated="2"/>
        </table:table-row>
        <table:table-row table:style-name="ro1">
          <table:table-cell office:value-type="float" office:value="0.881417572498322" calcext:value-type="float">
            <text:p>0.881417572498322</text:p>
          </table:table-cell>
          <table:table-cell table:number-columns-repeated="2"/>
        </table:table-row>
        <table:table-row table:style-name="ro1">
          <table:table-cell office:value-type="float" office:value="0.897135376930237" calcext:value-type="float">
            <text:p>0.897135376930237</text:p>
          </table:table-cell>
          <table:table-cell table:number-columns-repeated="2"/>
        </table:table-row>
        <table:table-row table:style-name="ro1">
          <table:table-cell office:value-type="float" office:value="0.851641118526459" calcext:value-type="float">
            <text:p>0.851641118526459</text:p>
          </table:table-cell>
          <table:table-cell table:number-columns-repeated="2"/>
        </table:table-row>
        <table:table-row table:style-name="ro1">
          <table:table-cell office:value-type="float" office:value="0.866514503955841" calcext:value-type="float">
            <text:p>0.866514503955841</text:p>
          </table:table-cell>
          <table:table-cell table:number-columns-repeated="2"/>
        </table:table-row>
        <table:table-row table:style-name="ro1">
          <table:table-cell office:value-type="float" office:value="0.758418202400208" calcext:value-type="float">
            <text:p>0.758418202400208</text:p>
          </table:table-cell>
          <table:table-cell table:number-columns-repeated="2"/>
        </table:table-row>
        <table:table-row table:style-name="ro1">
          <table:table-cell office:value-type="float" office:value="0.900861501693726" calcext:value-type="float">
            <text:p>0.900861501693726</text:p>
          </table:table-cell>
          <table:table-cell table:number-columns-repeated="2"/>
        </table:table-row>
        <table:table-row table:style-name="ro1">
          <table:table-cell office:value-type="float" office:value="0.866407513618469" calcext:value-type="float">
            <text:p>0.866407513618469</text:p>
          </table:table-cell>
          <table:table-cell table:number-columns-repeated="2"/>
        </table:table-row>
        <table:table-row table:style-name="ro1">
          <table:table-cell office:value-type="float" office:value="0.889675438404083" calcext:value-type="float">
            <text:p>0.889675438404083</text:p>
          </table:table-cell>
          <table:table-cell table:number-columns-repeated="2"/>
        </table:table-row>
        <table:table-row table:style-name="ro1">
          <table:table-cell office:value-type="float" office:value="0.893608510494232" calcext:value-type="float">
            <text:p>0.893608510494232</text:p>
          </table:table-cell>
          <table:table-cell table:number-columns-repeated="2"/>
        </table:table-row>
        <table:table-row table:style-name="ro1">
          <table:table-cell office:value-type="float" office:value="0.848240315914154" calcext:value-type="float">
            <text:p>0.848240315914154</text:p>
          </table:table-cell>
          <table:table-cell table:number-columns-repeated="2"/>
        </table:table-row>
        <table:table-row table:style-name="ro1">
          <table:table-cell office:value-type="float" office:value="0.894311130046845" calcext:value-type="float">
            <text:p>0.894311130046845</text:p>
          </table:table-cell>
          <table:table-cell table:number-columns-repeated="2"/>
        </table:table-row>
        <table:table-row table:style-name="ro1">
          <table:table-cell office:value-type="float" office:value="0.85448956489563" calcext:value-type="float">
            <text:p>0.85448956489563</text:p>
          </table:table-cell>
          <table:table-cell table:number-columns-repeated="2"/>
        </table:table-row>
        <table:table-row table:style-name="ro1">
          <table:table-cell office:value-type="float" office:value="0.913405776023865" calcext:value-type="float">
            <text:p>0.913405776023865</text:p>
          </table:table-cell>
          <table:table-cell table:number-columns-repeated="2"/>
        </table:table-row>
        <table:table-row table:style-name="ro1">
          <table:table-cell office:value-type="float" office:value="0.882278501987457" calcext:value-type="float">
            <text:p>0.882278501987457</text:p>
          </table:table-cell>
          <table:table-cell table:number-columns-repeated="2"/>
        </table:table-row>
        <table:table-row table:style-name="ro1">
          <table:table-cell office:value-type="float" office:value="0.760420143604279" calcext:value-type="float">
            <text:p>0.760420143604279</text:p>
          </table:table-cell>
          <table:table-cell table:number-columns-repeated="2"/>
        </table:table-row>
        <table:table-row table:style-name="ro1">
          <table:table-cell office:value-type="float" office:value="0.899047434329987" calcext:value-type="float">
            <text:p>0.899047434329987</text:p>
          </table:table-cell>
          <table:table-cell table:number-columns-repeated="2"/>
        </table:table-row>
        <table:table-row table:style-name="ro1">
          <table:table-cell office:value-type="float" office:value="0.913639307022095" calcext:value-type="float">
            <text:p>0.913639307022095</text:p>
          </table:table-cell>
          <table:table-cell table:number-columns-repeated="2"/>
        </table:table-row>
        <table:table-row table:style-name="ro1">
          <table:table-cell office:value-type="float" office:value="0.91836142539978" calcext:value-type="float">
            <text:p>0.91836142539978</text:p>
          </table:table-cell>
          <table:table-cell table:number-columns-repeated="2"/>
        </table:table-row>
        <table:table-row table:style-name="ro1">
          <table:table-cell office:value-type="float" office:value="0.879203140735626" calcext:value-type="float">
            <text:p>0.879203140735626</text:p>
          </table:table-cell>
          <table:table-cell table:number-columns-repeated="2"/>
        </table:table-row>
        <table:table-row table:style-name="ro1">
          <table:table-cell office:value-type="float" office:value="0.85947173833847" calcext:value-type="float">
            <text:p>0.85947173833847</text:p>
          </table:table-cell>
          <table:table-cell table:number-columns-repeated="2"/>
        </table:table-row>
        <table:table-row table:style-name="ro1">
          <table:table-cell office:value-type="float" office:value="0.914778232574463" calcext:value-type="float">
            <text:p>0.914778232574463</text:p>
          </table:table-cell>
          <table:table-cell table:number-columns-repeated="2"/>
        </table:table-row>
        <table:table-row table:style-name="ro1">
          <table:table-cell office:value-type="float" office:value="0.917988359928131" calcext:value-type="float">
            <text:p>0.917988359928131</text:p>
          </table:table-cell>
          <table:table-cell table:number-columns-repeated="2"/>
        </table:table-row>
        <table:table-row table:style-name="ro1">
          <table:table-cell office:value-type="float" office:value="0.881031334400177" calcext:value-type="float">
            <text:p>0.881031334400177</text:p>
          </table:table-cell>
          <table:table-cell table:number-columns-repeated="2"/>
        </table:table-row>
        <table:table-row table:style-name="ro1">
          <table:table-cell office:value-type="float" office:value="0.865483820438385" calcext:value-type="float">
            <text:p>0.865483820438385</text:p>
          </table:table-cell>
          <table:table-cell table:number-columns-repeated="2"/>
        </table:table-row>
        <table:table-row table:style-name="ro1">
          <table:table-cell office:value-type="float" office:value="0.904727518558502" calcext:value-type="float">
            <text:p>0.904727518558502</text:p>
          </table:table-cell>
          <table:table-cell table:number-columns-repeated="2"/>
        </table:table-row>
        <table:table-row table:style-name="ro1">
          <table:table-cell office:value-type="float" office:value="0.924682438373566" calcext:value-type="float">
            <text:p>0.924682438373566</text:p>
          </table:table-cell>
          <table:table-cell table:number-columns-repeated="2"/>
        </table:table-row>
        <table:table-row table:style-name="ro1">
          <table:table-cell office:value-type="float" office:value="0.926798701286316" calcext:value-type="float">
            <text:p>0.926798701286316</text:p>
          </table:table-cell>
          <table:table-cell table:number-columns-repeated="2"/>
        </table:table-row>
        <table:table-row table:style-name="ro1">
          <table:table-cell office:value-type="float" office:value="0.911184787750244" calcext:value-type="float">
            <text:p>0.911184787750244</text:p>
          </table:table-cell>
          <table:table-cell table:number-columns-repeated="2"/>
        </table:table-row>
        <table:table-row table:style-name="ro1">
          <table:table-cell office:value-type="float" office:value="0.868390619754791" calcext:value-type="float">
            <text:p>0.868390619754791</text:p>
          </table:table-cell>
          <table:table-cell table:number-columns-repeated="2"/>
        </table:table-row>
        <table:table-row table:style-name="ro1">
          <table:table-cell office:value-type="float" office:value="0.910125911235809" calcext:value-type="float">
            <text:p>0.910125911235809</text:p>
          </table:table-cell>
          <table:table-cell table:number-columns-repeated="2"/>
        </table:table-row>
        <table:table-row table:style-name="ro1">
          <table:table-cell office:value-type="float" office:value="0.907637000083923" calcext:value-type="float">
            <text:p>0.907637000083923</text:p>
          </table:table-cell>
          <table:table-cell table:number-columns-repeated="2"/>
        </table:table-row>
        <table:table-row table:style-name="ro1">
          <table:table-cell office:value-type="float" office:value="0.91729736328125" calcext:value-type="float">
            <text:p>0.91729736328125</text:p>
          </table:table-cell>
          <table:table-cell table:number-columns-repeated="2"/>
        </table:table-row>
        <table:table-row table:style-name="ro1">
          <table:table-cell office:value-type="float" office:value="0.896502792835236" calcext:value-type="float">
            <text:p>0.896502792835236</text:p>
          </table:table-cell>
          <table:table-cell table:number-columns-repeated="2"/>
        </table:table-row>
        <table:table-row table:style-name="ro1">
          <table:table-cell office:value-type="float" office:value="0.880425095558167" calcext:value-type="float">
            <text:p>0.880425095558167</text:p>
          </table:table-cell>
          <table:table-cell table:number-columns-repeated="2"/>
        </table:table-row>
        <table:table-row table:style-name="ro1">
          <table:table-cell office:value-type="float" office:value="0.8897585272789" calcext:value-type="float">
            <text:p>0.8897585272789</text:p>
          </table:table-cell>
          <table:table-cell table:number-columns-repeated="2"/>
        </table:table-row>
        <table:table-row table:style-name="ro1">
          <table:table-cell office:value-type="float" office:value="0.898782253265381" calcext:value-type="float">
            <text:p>0.898782253265381</text:p>
          </table:table-cell>
          <table:table-cell table:number-columns-repeated="2"/>
        </table:table-row>
        <table:table-row table:style-name="ro1">
          <table:table-cell office:value-type="float" office:value="0.894563555717468" calcext:value-type="float">
            <text:p>0.894563555717468</text:p>
          </table:table-cell>
          <table:table-cell table:number-columns-repeated="2"/>
        </table:table-row>
        <table:table-row table:style-name="ro1">
          <table:table-cell office:value-type="float" office:value="0.88624119758606" calcext:value-type="float">
            <text:p>0.88624119758606</text:p>
          </table:table-cell>
          <table:table-cell table:number-columns-repeated="2"/>
        </table:table-row>
        <table:table-row table:style-name="ro1">
          <table:table-cell office:value-type="float" office:value="0.862270712852478" calcext:value-type="float">
            <text:p>0.862270712852478</text:p>
          </table:table-cell>
          <table:table-cell table:number-columns-repeated="2"/>
        </table:table-row>
        <table:table-row table:style-name="ro1">
          <table:table-cell office:value-type="float" office:value="0.839453876018524" calcext:value-type="float">
            <text:p>0.839453876018524</text:p>
          </table:table-cell>
          <table:table-cell table:number-columns-repeated="2"/>
        </table:table-row>
        <table:table-row table:style-name="ro1">
          <table:table-cell office:value-type="float" office:value="0.817214071750641" calcext:value-type="float">
            <text:p>0.817214071750641</text:p>
          </table:table-cell>
          <table:table-cell table:number-columns-repeated="2"/>
        </table:table-row>
        <table:table-row table:style-name="ro1">
          <table:table-cell office:value-type="float" office:value="0.582033514976501" calcext:value-type="float">
            <text:p>0.582033514976501</text:p>
          </table:table-cell>
          <table:table-cell table:number-columns-repeated="2"/>
        </table:table-row>
        <table:table-row table:style-name="ro1">
          <table:table-cell office:value-type="float" office:value="0.459337174892426" calcext:value-type="float">
            <text:p>0.459337174892426</text:p>
          </table:table-cell>
          <table:table-cell table:number-columns-repeated="2"/>
        </table:table-row>
        <table:table-row table:style-name="ro1">
          <table:table-cell office:value-type="float" office:value="0.562982857227325" calcext:value-type="float">
            <text:p>0.562982857227325</text:p>
          </table:table-cell>
          <table:table-cell table:number-columns-repeated="2"/>
        </table:table-row>
        <table:table-row table:style-name="ro1">
          <table:table-cell office:value-type="float" office:value="0.440168231725693" calcext:value-type="float">
            <text:p>0.440168231725693</text:p>
          </table:table-cell>
          <table:table-cell table:number-columns-repeated="2"/>
        </table:table-row>
        <table:table-row table:style-name="ro1">
          <table:table-cell office:value-type="float" office:value="0.773317694664001" calcext:value-type="float">
            <text:p>0.773317694664001</text:p>
          </table:table-cell>
          <table:table-cell table:number-columns-repeated="2"/>
        </table:table-row>
        <table:table-row table:style-name="ro1">
          <table:table-cell office:value-type="float" office:value="0.795085430145264" calcext:value-type="float">
            <text:p>0.795085430145264</text:p>
          </table:table-cell>
          <table:table-cell table:number-columns-repeated="2"/>
        </table:table-row>
        <table:table-row table:style-name="ro1">
          <table:table-cell office:value-type="float" office:value="0.827146947383881" calcext:value-type="float">
            <text:p>0.827146947383881</text:p>
          </table:table-cell>
          <table:table-cell table:number-columns-repeated="2"/>
        </table:table-row>
        <table:table-row table:style-name="ro1">
          <table:table-cell office:value-type="float" office:value="0.90259712934494" calcext:value-type="float">
            <text:p>0.90259712934494</text:p>
          </table:table-cell>
          <table:table-cell table:number-columns-repeated="2"/>
        </table:table-row>
        <table:table-row table:style-name="ro1">
          <table:table-cell office:value-type="float" office:value="0.913675010204315" calcext:value-type="float">
            <text:p>0.913675010204315</text:p>
          </table:table-cell>
          <table:table-cell table:number-columns-repeated="2"/>
        </table:table-row>
        <table:table-row table:style-name="ro1">
          <table:table-cell office:value-type="float" office:value="0.910059034824371" calcext:value-type="float">
            <text:p>0.910059034824371</text:p>
          </table:table-cell>
          <table:table-cell table:number-columns-repeated="2"/>
        </table:table-row>
        <table:table-row table:style-name="ro1">
          <table:table-cell office:value-type="float" office:value="0.925680816173553" calcext:value-type="float">
            <text:p>0.925680816173553</text:p>
          </table:table-cell>
          <table:table-cell table:number-columns-repeated="2"/>
        </table:table-row>
        <table:table-row table:style-name="ro1">
          <table:table-cell office:value-type="float" office:value="0.92637175321579" calcext:value-type="float">
            <text:p>0.92637175321579</text:p>
          </table:table-cell>
          <table:table-cell table:number-columns-repeated="2"/>
        </table:table-row>
        <table:table-row table:style-name="ro1">
          <table:table-cell office:value-type="float" office:value="0.915780186653137" calcext:value-type="float">
            <text:p>0.915780186653137</text:p>
          </table:table-cell>
          <table:table-cell table:number-columns-repeated="2"/>
        </table:table-row>
        <table:table-row table:style-name="ro1">
          <table:table-cell office:value-type="float" office:value="0.904470384120941" calcext:value-type="float">
            <text:p>0.904470384120941</text:p>
          </table:table-cell>
          <table:table-cell table:number-columns-repeated="2"/>
        </table:table-row>
        <table:table-row table:style-name="ro1">
          <table:table-cell office:value-type="float" office:value="0.91279149055481" calcext:value-type="float">
            <text:p>0.91279149055481</text:p>
          </table:table-cell>
          <table:table-cell table:number-columns-repeated="2"/>
        </table:table-row>
        <table:table-row table:style-name="ro1">
          <table:table-cell office:value-type="float" office:value="0.9197798371315" calcext:value-type="float">
            <text:p>0.9197798371315</text:p>
          </table:table-cell>
          <table:table-cell table:number-columns-repeated="2"/>
        </table:table-row>
        <table:table-row table:style-name="ro1">
          <table:table-cell office:value-type="float" office:value="0.920061290264129" calcext:value-type="float">
            <text:p>0.920061290264129</text:p>
          </table:table-cell>
          <table:table-cell table:number-columns-repeated="2"/>
        </table:table-row>
        <table:table-row table:style-name="ro1">
          <table:table-cell office:value-type="float" office:value="0.916923880577087" calcext:value-type="float">
            <text:p>0.916923880577087</text:p>
          </table:table-cell>
          <table:table-cell table:number-columns-repeated="2"/>
        </table:table-row>
        <table:table-row table:style-name="ro1">
          <table:table-cell office:value-type="float" office:value="0.914178609848022" calcext:value-type="float">
            <text:p>0.914178609848022</text:p>
          </table:table-cell>
          <table:table-cell table:number-columns-repeated="2"/>
        </table:table-row>
        <table:table-row table:style-name="ro1">
          <table:table-cell office:value-type="float" office:value="0.91166353225708" calcext:value-type="float">
            <text:p>0.91166353225708</text:p>
          </table:table-cell>
          <table:table-cell table:number-columns-repeated="2"/>
        </table:table-row>
        <table:table-row table:style-name="ro1">
          <table:table-cell office:value-type="float" office:value="0.91793155670166" calcext:value-type="float">
            <text:p>0.91793155670166</text:p>
          </table:table-cell>
          <table:table-cell table:number-columns-repeated="2"/>
        </table:table-row>
        <table:table-row table:style-name="ro1">
          <table:table-cell office:value-type="float" office:value="0.91978907585144" calcext:value-type="float">
            <text:p>0.91978907585144</text:p>
          </table:table-cell>
          <table:table-cell table:number-columns-repeated="2"/>
        </table:table-row>
        <table:table-row table:style-name="ro1">
          <table:table-cell office:value-type="float" office:value="0.922328412532806" calcext:value-type="float">
            <text:p>0.922328412532806</text:p>
          </table:table-cell>
          <table:table-cell table:number-columns-repeated="2"/>
        </table:table-row>
        <table:table-row table:style-name="ro1">
          <table:table-cell office:value-type="float" office:value="0.92173832654953" calcext:value-type="float">
            <text:p>0.92173832654953</text:p>
          </table:table-cell>
          <table:table-cell table:number-columns-repeated="2"/>
        </table:table-row>
        <table:table-row table:style-name="ro1">
          <table:table-cell office:value-type="float" office:value="0.924977421760559" calcext:value-type="float">
            <text:p>0.924977421760559</text:p>
          </table:table-cell>
          <table:table-cell table:number-columns-repeated="2"/>
        </table:table-row>
        <table:table-row table:style-name="ro1">
          <table:table-cell office:value-type="float" office:value="0.925307214260101" calcext:value-type="float">
            <text:p>0.925307214260101</text:p>
          </table:table-cell>
          <table:table-cell table:number-columns-repeated="2"/>
        </table:table-row>
        <table:table-row table:style-name="ro1">
          <table:table-cell office:value-type="float" office:value="0.925049006938934" calcext:value-type="float">
            <text:p>0.925049006938934</text:p>
          </table:table-cell>
          <table:table-cell table:number-columns-repeated="2"/>
        </table:table-row>
        <table:table-row table:style-name="ro1">
          <table:table-cell office:value-type="float" office:value="0.924474835395813" calcext:value-type="float">
            <text:p>0.924474835395813</text:p>
          </table:table-cell>
          <table:table-cell table:number-columns-repeated="2"/>
        </table:table-row>
        <table:table-row table:style-name="ro1">
          <table:table-cell office:value-type="float" office:value="0.924132883548737" calcext:value-type="float">
            <text:p>0.924132883548737</text:p>
          </table:table-cell>
          <table:table-cell table:number-columns-repeated="2"/>
        </table:table-row>
        <table:table-row table:style-name="ro1">
          <table:table-cell office:value-type="float" office:value="0.921740710735321" calcext:value-type="float">
            <text:p>0.921740710735321</text:p>
          </table:table-cell>
          <table:table-cell table:number-columns-repeated="2"/>
        </table:table-row>
        <table:table-row table:style-name="ro1">
          <table:table-cell office:value-type="float" office:value="0.920583248138428" calcext:value-type="float">
            <text:p>0.920583248138428</text:p>
          </table:table-cell>
          <table:table-cell table:number-columns-repeated="2"/>
        </table:table-row>
        <table:table-row table:style-name="ro1">
          <table:table-cell office:value-type="float" office:value="0.916435241699219" calcext:value-type="float">
            <text:p>0.916435241699219</text:p>
          </table:table-cell>
          <table:table-cell table:number-columns-repeated="2"/>
        </table:table-row>
        <table:table-row table:style-name="ro1">
          <table:table-cell office:value-type="float" office:value="0.916147768497467" calcext:value-type="float">
            <text:p>0.916147768497467</text:p>
          </table:table-cell>
          <table:table-cell table:number-columns-repeated="2"/>
        </table:table-row>
        <table:table-row table:style-name="ro1">
          <table:table-cell office:value-type="float" office:value="0.917039453983307" calcext:value-type="float">
            <text:p>0.917039453983307</text:p>
          </table:table-cell>
          <table:table-cell table:number-columns-repeated="2"/>
        </table:table-row>
        <table:table-row table:style-name="ro1">
          <table:table-cell office:value-type="float" office:value="0.917097151279449" calcext:value-type="float">
            <text:p>0.917097151279449</text:p>
          </table:table-cell>
          <table:table-cell table:number-columns-repeated="2"/>
        </table:table-row>
        <table:table-row table:style-name="ro1">
          <table:table-cell office:value-type="float" office:value="0.914732873439789" calcext:value-type="float">
            <text:p>0.914732873439789</text:p>
          </table:table-cell>
          <table:table-cell table:number-columns-repeated="2"/>
        </table:table-row>
        <table:table-row table:style-name="ro1">
          <table:table-cell office:value-type="float" office:value="0.913066983222961" calcext:value-type="float">
            <text:p>0.913066983222961</text:p>
          </table:table-cell>
          <table:table-cell table:number-columns-repeated="2"/>
        </table:table-row>
        <table:table-row table:style-name="ro1">
          <table:table-cell office:value-type="float" office:value="0.912858009338379" calcext:value-type="float">
            <text:p>0.912858009338379</text:p>
          </table:table-cell>
          <table:table-cell table:number-columns-repeated="2"/>
        </table:table-row>
        <table:table-row table:style-name="ro1">
          <table:table-cell office:value-type="float" office:value="0.913875997066498" calcext:value-type="float">
            <text:p>0.913875997066498</text:p>
          </table:table-cell>
          <table:table-cell table:number-columns-repeated="2"/>
        </table:table-row>
        <table:table-row table:style-name="ro1">
          <table:table-cell office:value-type="float" office:value="0.912805318832397" calcext:value-type="float">
            <text:p>0.912805318832397</text:p>
          </table:table-cell>
          <table:table-cell table:number-columns-repeated="2"/>
        </table:table-row>
        <table:table-row table:style-name="ro1">
          <table:table-cell office:value-type="float" office:value="0.912495851516724" calcext:value-type="float">
            <text:p>0.912495851516724</text:p>
          </table:table-cell>
          <table:table-cell table:number-columns-repeated="2"/>
        </table:table-row>
        <table:table-row table:style-name="ro1">
          <table:table-cell office:value-type="float" office:value="0.913119077682495" calcext:value-type="float">
            <text:p>0.913119077682495</text:p>
          </table:table-cell>
          <table:table-cell table:number-columns-repeated="2"/>
        </table:table-row>
        <table:table-row table:style-name="ro1">
          <table:table-cell office:value-type="float" office:value="0.912959396839142" calcext:value-type="float">
            <text:p>0.912959396839142</text:p>
          </table:table-cell>
          <table:table-cell table:number-columns-repeated="2"/>
        </table:table-row>
        <table:table-row table:style-name="ro1">
          <table:table-cell office:value-type="float" office:value="0.914943516254425" calcext:value-type="float">
            <text:p>0.914943516254425</text:p>
          </table:table-cell>
          <table:table-cell table:number-columns-repeated="2"/>
        </table:table-row>
        <table:table-row table:style-name="ro1">
          <table:table-cell office:value-type="float" office:value="0.917966902256012" calcext:value-type="float">
            <text:p>0.917966902256012</text:p>
          </table:table-cell>
          <table:table-cell table:number-columns-repeated="2"/>
        </table:table-row>
        <table:table-row table:style-name="ro1">
          <table:table-cell office:value-type="float" office:value="0.918099582195282" calcext:value-type="float">
            <text:p>0.918099582195282</text:p>
          </table:table-cell>
          <table:table-cell table:number-columns-repeated="2"/>
        </table:table-row>
        <table:table-row table:style-name="ro1">
          <table:table-cell office:value-type="float" office:value="0.918580412864685" calcext:value-type="float">
            <text:p>0.918580412864685</text:p>
          </table:table-cell>
          <table:table-cell table:number-columns-repeated="2"/>
        </table:table-row>
        <table:table-row table:style-name="ro1">
          <table:table-cell office:value-type="float" office:value="0.918968856334686" calcext:value-type="float">
            <text:p>0.918968856334686</text:p>
          </table:table-cell>
          <table:table-cell table:number-columns-repeated="2"/>
        </table:table-row>
        <table:table-row table:style-name="ro1">
          <table:table-cell office:value-type="float" office:value="0.919265329837799" calcext:value-type="float">
            <text:p>0.919265329837799</text:p>
          </table:table-cell>
          <table:table-cell table:number-columns-repeated="2"/>
        </table:table-row>
        <table:table-row table:style-name="ro1">
          <table:table-cell office:value-type="float" office:value="0.916957795619965" calcext:value-type="float">
            <text:p>0.916957795619965</text:p>
          </table:table-cell>
          <table:table-cell table:number-columns-repeated="2"/>
        </table:table-row>
        <table:table-row table:style-name="ro1">
          <table:table-cell office:value-type="float" office:value="0.915566205978394" calcext:value-type="float">
            <text:p>0.915566205978394</text:p>
          </table:table-cell>
          <table:table-cell table:number-columns-repeated="2"/>
        </table:table-row>
        <table:table-row table:style-name="ro1">
          <table:table-cell office:value-type="float" office:value="0.879429161548615" calcext:value-type="float">
            <text:p>0.879429161548615</text:p>
          </table:table-cell>
          <table:table-cell table:number-columns-repeated="2"/>
        </table:table-row>
        <table:table-row table:style-name="ro1">
          <table:table-cell office:value-type="float" office:value="0.879808008670807" calcext:value-type="float">
            <text:p>0.879808008670807</text:p>
          </table:table-cell>
          <table:table-cell table:number-columns-repeated="2"/>
        </table:table-row>
        <table:table-row table:style-name="ro1">
          <table:table-cell office:value-type="float" office:value="0.884302020072937" calcext:value-type="float">
            <text:p>0.884302020072937</text:p>
          </table:table-cell>
          <table:table-cell table:number-columns-repeated="2"/>
        </table:table-row>
        <table:table-row table:style-name="ro1">
          <table:table-cell office:value-type="float" office:value="0.88515305519104" calcext:value-type="float">
            <text:p>0.88515305519104</text:p>
          </table:table-cell>
          <table:table-cell table:number-columns-repeated="2"/>
        </table:table-row>
        <table:table-row table:style-name="ro1">
          <table:table-cell office:value-type="float" office:value="0.874877691268921" calcext:value-type="float">
            <text:p>0.874877691268921</text:p>
          </table:table-cell>
          <table:table-cell table:number-columns-repeated="2"/>
        </table:table-row>
        <table:table-row table:style-name="ro1">
          <table:table-cell office:value-type="float" office:value="0.885244786739349" calcext:value-type="float">
            <text:p>0.885244786739349</text:p>
          </table:table-cell>
          <table:table-cell table:number-columns-repeated="2"/>
        </table:table-row>
        <table:table-row table:style-name="ro1">
          <table:table-cell office:value-type="float" office:value="0.886895775794983" calcext:value-type="float">
            <text:p>0.886895775794983</text:p>
          </table:table-cell>
          <table:table-cell table:number-columns-repeated="2"/>
        </table:table-row>
        <table:table-row table:style-name="ro1">
          <table:table-cell office:value-type="float" office:value="0.903975188732147" calcext:value-type="float">
            <text:p>0.903975188732147</text:p>
          </table:table-cell>
          <table:table-cell table:number-columns-repeated="2"/>
        </table:table-row>
        <table:table-row table:style-name="ro1">
          <table:table-cell office:value-type="float" office:value="0.90412962436676" calcext:value-type="float">
            <text:p>0.90412962436676</text:p>
          </table:table-cell>
          <table:table-cell table:number-columns-repeated="2"/>
        </table:table-row>
        <table:table-row table:style-name="ro1">
          <table:table-cell office:value-type="float" office:value="0.898764669895172" calcext:value-type="float">
            <text:p>0.898764669895172</text:p>
          </table:table-cell>
          <table:table-cell table:number-columns-repeated="2"/>
        </table:table-row>
        <table:table-row table:style-name="ro1">
          <table:table-cell office:value-type="float" office:value="0.89433890581131" calcext:value-type="float">
            <text:p>0.89433890581131</text:p>
          </table:table-cell>
          <table:table-cell table:number-columns-repeated="2"/>
        </table:table-row>
        <table:table-row table:style-name="ro1">
          <table:table-cell office:value-type="float" office:value="0.914015591144562" calcext:value-type="float">
            <text:p>0.914015591144562</text:p>
          </table:table-cell>
          <table:table-cell table:number-columns-repeated="2"/>
        </table:table-row>
        <table:table-row table:style-name="ro1">
          <table:table-cell office:value-type="float" office:value="0.909984052181244" calcext:value-type="float">
            <text:p>0.909984052181244</text:p>
          </table:table-cell>
          <table:table-cell table:number-columns-repeated="2"/>
        </table:table-row>
        <table:table-row table:style-name="ro1">
          <table:table-cell office:value-type="float" office:value="0.915851891040802" calcext:value-type="float">
            <text:p>0.915851891040802</text:p>
          </table:table-cell>
          <table:table-cell table:number-columns-repeated="2"/>
        </table:table-row>
        <table:table-row table:style-name="ro1">
          <table:table-cell office:value-type="float" office:value="0.914277493953705" calcext:value-type="float">
            <text:p>0.914277493953705</text:p>
          </table:table-cell>
          <table:table-cell table:number-columns-repeated="2"/>
        </table:table-row>
        <table:table-row table:style-name="ro1">
          <table:table-cell office:value-type="float" office:value="0.903656005859375" calcext:value-type="float">
            <text:p>0.903656005859375</text:p>
          </table:table-cell>
          <table:table-cell table:number-columns-repeated="2"/>
        </table:table-row>
        <table:table-row table:style-name="ro1">
          <table:table-cell office:value-type="float" office:value="0.881080746650696" calcext:value-type="float">
            <text:p>0.881080746650696</text:p>
          </table:table-cell>
          <table:table-cell table:number-columns-repeated="2"/>
        </table:table-row>
        <table:table-row table:style-name="ro1">
          <table:table-cell office:value-type="float" office:value="0.895472586154938" calcext:value-type="float">
            <text:p>0.895472586154938</text:p>
          </table:table-cell>
          <table:table-cell table:number-columns-repeated="2"/>
        </table:table-row>
        <table:table-row table:style-name="ro1">
          <table:table-cell office:value-type="float" office:value="0.879327714443207" calcext:value-type="float">
            <text:p>0.879327714443207</text:p>
          </table:table-cell>
          <table:table-cell table:number-columns-repeated="2"/>
        </table:table-row>
        <table:table-row table:style-name="ro1">
          <table:table-cell office:value-type="float" office:value="0.88793557882309" calcext:value-type="float">
            <text:p>0.88793557882309</text:p>
          </table:table-cell>
          <table:table-cell table:number-columns-repeated="2"/>
        </table:table-row>
        <table:table-row table:style-name="ro1">
          <table:table-cell office:value-type="float" office:value="0.903774917125702" calcext:value-type="float">
            <text:p>0.903774917125702</text:p>
          </table:table-cell>
          <table:table-cell table:number-columns-repeated="2"/>
        </table:table-row>
        <table:table-row table:style-name="ro1">
          <table:table-cell office:value-type="float" office:value="0.900337636470795" calcext:value-type="float">
            <text:p>0.900337636470795</text:p>
          </table:table-cell>
          <table:table-cell table:number-columns-repeated="2"/>
        </table:table-row>
        <table:table-row table:style-name="ro1">
          <table:table-cell office:value-type="float" office:value="0.893653690814972" calcext:value-type="float">
            <text:p>0.893653690814972</text:p>
          </table:table-cell>
          <table:table-cell table:number-columns-repeated="2"/>
        </table:table-row>
        <table:table-row table:style-name="ro1">
          <table:table-cell office:value-type="float" office:value="0.889695882797241" calcext:value-type="float">
            <text:p>0.889695882797241</text:p>
          </table:table-cell>
          <table:table-cell table:number-columns-repeated="2"/>
        </table:table-row>
        <table:table-row table:style-name="ro1">
          <table:table-cell office:value-type="float" office:value="0.878790378570556" calcext:value-type="float">
            <text:p>0.878790378570556</text:p>
          </table:table-cell>
          <table:table-cell table:number-columns-repeated="2"/>
        </table:table-row>
        <table:table-row table:style-name="ro1">
          <table:table-cell office:value-type="float" office:value="0.865997850894928" calcext:value-type="float">
            <text:p>0.865997850894928</text:p>
          </table:table-cell>
          <table:table-cell table:number-columns-repeated="2"/>
        </table:table-row>
        <table:table-row table:style-name="ro1">
          <table:table-cell office:value-type="float" office:value="0.862988471984863" calcext:value-type="float">
            <text:p>0.862988471984863</text:p>
          </table:table-cell>
          <table:table-cell table:number-columns-repeated="2"/>
        </table:table-row>
        <table:table-row table:style-name="ro1">
          <table:table-cell office:value-type="float" office:value="0.857152104377747" calcext:value-type="float">
            <text:p>0.857152104377747</text:p>
          </table:table-cell>
          <table:table-cell table:number-columns-repeated="2"/>
        </table:table-row>
        <table:table-row table:style-name="ro1">
          <table:table-cell office:value-type="float" office:value="0.856438755989075" calcext:value-type="float">
            <text:p>0.856438755989075</text:p>
          </table:table-cell>
          <table:table-cell table:number-columns-repeated="2"/>
        </table:table-row>
        <table:table-row table:style-name="ro1">
          <table:table-cell office:value-type="float" office:value="0.873239934444428" calcext:value-type="float">
            <text:p>0.873239934444428</text:p>
          </table:table-cell>
          <table:table-cell table:number-columns-repeated="2"/>
        </table:table-row>
        <table:table-row table:style-name="ro1">
          <table:table-cell office:value-type="float" office:value="0.849923372268677" calcext:value-type="float">
            <text:p>0.849923372268677</text:p>
          </table:table-cell>
          <table:table-cell table:number-columns-repeated="2"/>
        </table:table-row>
        <table:table-row table:style-name="ro1">
          <table:table-cell office:value-type="float" office:value="0.818767964839935" calcext:value-type="float">
            <text:p>0.818767964839935</text:p>
          </table:table-cell>
          <table:table-cell table:number-columns-repeated="2"/>
        </table:table-row>
        <table:table-row table:style-name="ro1">
          <table:table-cell office:value-type="float" office:value="0.710730016231537" calcext:value-type="float">
            <text:p>0.710730016231537</text:p>
          </table:table-cell>
          <table:table-cell table:number-columns-repeated="2"/>
        </table:table-row>
        <table:table-row table:style-name="ro1">
          <table:table-cell office:value-type="float" office:value="0.645169377326965" calcext:value-type="float">
            <text:p>0.645169377326965</text:p>
          </table:table-cell>
          <table:table-cell table:number-columns-repeated="2"/>
        </table:table-row>
        <table:table-row table:style-name="ro1">
          <table:table-cell office:value-type="float" office:value="0.639194846153259" calcext:value-type="float">
            <text:p>0.639194846153259</text:p>
          </table:table-cell>
          <table:table-cell table:number-columns-repeated="2"/>
        </table:table-row>
        <table:table-row table:style-name="ro1">
          <table:table-cell office:value-type="float" office:value="0.596975803375244" calcext:value-type="float">
            <text:p>0.596975803375244</text:p>
          </table:table-cell>
          <table:table-cell table:number-columns-repeated="2"/>
        </table:table-row>
        <table:table-row table:style-name="ro1">
          <table:table-cell office:value-type="float" office:value="0.53644996881485" calcext:value-type="float">
            <text:p>0.53644996881485</text:p>
          </table:table-cell>
          <table:table-cell table:number-columns-repeated="2"/>
        </table:table-row>
        <table:table-row table:style-name="ro1">
          <table:table-cell office:value-type="float" office:value="0.575894355773926" calcext:value-type="float">
            <text:p>0.575894355773926</text:p>
          </table:table-cell>
          <table:table-cell table:number-columns-repeated="2"/>
        </table:table-row>
        <table:table-row table:style-name="ro1">
          <table:table-cell office:value-type="float" office:value="0.584216475486755" calcext:value-type="float">
            <text:p>0.584216475486755</text:p>
          </table:table-cell>
          <table:table-cell table:number-columns-repeated="2"/>
        </table:table-row>
        <table:table-row table:style-name="ro1">
          <table:table-cell office:value-type="float" office:value="0.532081305980682" calcext:value-type="float">
            <text:p>0.532081305980682</text:p>
          </table:table-cell>
          <table:table-cell table:number-columns-repeated="2"/>
        </table:table-row>
        <table:table-row table:style-name="ro1">
          <table:table-cell office:value-type="float" office:value="0.539971649646759" calcext:value-type="float">
            <text:p>0.539971649646759</text:p>
          </table:table-cell>
          <table:table-cell table:number-columns-repeated="2"/>
        </table:table-row>
        <table:table-row table:style-name="ro1">
          <table:table-cell office:value-type="float" office:value="0.576839745044708" calcext:value-type="float">
            <text:p>0.576839745044708</text:p>
          </table:table-cell>
          <table:table-cell table:number-columns-repeated="2"/>
        </table:table-row>
        <table:table-row table:style-name="ro1">
          <table:table-cell office:value-type="float" office:value="0.646714150905609" calcext:value-type="float">
            <text:p>0.646714150905609</text:p>
          </table:table-cell>
          <table:table-cell table:number-columns-repeated="2"/>
        </table:table-row>
        <table:table-row table:style-name="ro1">
          <table:table-cell office:value-type="float" office:value="0.666329443454742" calcext:value-type="float">
            <text:p>0.666329443454742</text:p>
          </table:table-cell>
          <table:table-cell table:number-columns-repeated="2"/>
        </table:table-row>
        <table:table-row table:style-name="ro1">
          <table:table-cell office:value-type="float" office:value="0.68914657831192" calcext:value-type="float">
            <text:p>0.68914657831192</text:p>
          </table:table-cell>
          <table:table-cell table:number-columns-repeated="2"/>
        </table:table-row>
        <table:table-row table:style-name="ro1">
          <table:table-cell office:value-type="float" office:value="0.721874713897705" calcext:value-type="float">
            <text:p>0.721874713897705</text:p>
          </table:table-cell>
          <table:table-cell table:number-columns-repeated="2"/>
        </table:table-row>
        <table:table-row table:style-name="ro1">
          <table:table-cell office:value-type="float" office:value="0.700179278850555" calcext:value-type="float">
            <text:p>0.700179278850555</text:p>
          </table:table-cell>
          <table:table-cell table:number-columns-repeated="2"/>
        </table:table-row>
        <table:table-row table:style-name="ro1">
          <table:table-cell office:value-type="float" office:value="0.739316284656525" calcext:value-type="float">
            <text:p>0.739316284656525</text:p>
          </table:table-cell>
          <table:table-cell table:number-columns-repeated="2"/>
        </table:table-row>
        <table:table-row table:style-name="ro1">
          <table:table-cell office:value-type="float" office:value="0.712990820407867" calcext:value-type="float">
            <text:p>0.712990820407867</text:p>
          </table:table-cell>
          <table:table-cell table:number-columns-repeated="2"/>
        </table:table-row>
        <table:table-row table:style-name="ro1">
          <table:table-cell office:value-type="float" office:value="0.763332724571228" calcext:value-type="float">
            <text:p>0.763332724571228</text:p>
          </table:table-cell>
          <table:table-cell table:number-columns-repeated="2"/>
        </table:table-row>
        <table:table-row table:style-name="ro1">
          <table:table-cell office:value-type="float" office:value="0.753881692886353" calcext:value-type="float">
            <text:p>0.753881692886353</text:p>
          </table:table-cell>
          <table:table-cell table:number-columns-repeated="2"/>
        </table:table-row>
        <table:table-row table:style-name="ro1">
          <table:table-cell office:value-type="float" office:value="0.779475927352905" calcext:value-type="float">
            <text:p>0.779475927352905</text:p>
          </table:table-cell>
          <table:table-cell table:number-columns-repeated="2"/>
        </table:table-row>
        <table:table-row table:style-name="ro1">
          <table:table-cell office:value-type="float" office:value="0.759463429450989" calcext:value-type="float">
            <text:p>0.759463429450989</text:p>
          </table:table-cell>
          <table:table-cell table:number-columns-repeated="2"/>
        </table:table-row>
        <table:table-row table:style-name="ro1">
          <table:table-cell office:value-type="float" office:value="0.796606421470642" calcext:value-type="float">
            <text:p>0.796606421470642</text:p>
          </table:table-cell>
          <table:table-cell table:number-columns-repeated="2"/>
        </table:table-row>
        <table:table-row table:style-name="ro1">
          <table:table-cell office:value-type="float" office:value="0.813505947589874" calcext:value-type="float">
            <text:p>0.813505947589874</text:p>
          </table:table-cell>
          <table:table-cell table:number-columns-repeated="2"/>
        </table:table-row>
        <table:table-row table:style-name="ro1">
          <table:table-cell office:value-type="float" office:value="0.829579412937164" calcext:value-type="float">
            <text:p>0.829579412937164</text:p>
          </table:table-cell>
          <table:table-cell table:number-columns-repeated="2"/>
        </table:table-row>
        <table:table-row table:style-name="ro1">
          <table:table-cell office:value-type="float" office:value="0.851565420627594" calcext:value-type="float">
            <text:p>0.851565420627594</text:p>
          </table:table-cell>
          <table:table-cell table:number-columns-repeated="2"/>
        </table:table-row>
        <table:table-row table:style-name="ro1">
          <table:table-cell office:value-type="float" office:value="0.867401301860809" calcext:value-type="float">
            <text:p>0.867401301860809</text:p>
          </table:table-cell>
          <table:table-cell table:number-columns-repeated="2"/>
        </table:table-row>
        <table:table-row table:style-name="ro1">
          <table:table-cell office:value-type="float" office:value="0.868264019489288" calcext:value-type="float">
            <text:p>0.868264019489288</text:p>
          </table:table-cell>
          <table:table-cell table:number-columns-repeated="2"/>
        </table:table-row>
        <table:table-row table:style-name="ro1">
          <table:table-cell office:value-type="float" office:value="0.848434150218964" calcext:value-type="float">
            <text:p>0.848434150218964</text:p>
          </table:table-cell>
          <table:table-cell table:number-columns-repeated="2"/>
        </table:table-row>
        <table:table-row table:style-name="ro1">
          <table:table-cell office:value-type="float" office:value="0.857406377792358" calcext:value-type="float">
            <text:p>0.857406377792358</text:p>
          </table:table-cell>
          <table:table-cell table:number-columns-repeated="2"/>
        </table:table-row>
        <table:table-row table:style-name="ro1">
          <table:table-cell office:value-type="float" office:value="0.854058623313904" calcext:value-type="float">
            <text:p>0.854058623313904</text:p>
          </table:table-cell>
          <table:table-cell table:number-columns-repeated="2"/>
        </table:table-row>
        <table:table-row table:style-name="ro1">
          <table:table-cell office:value-type="float" office:value="0.859737992286682" calcext:value-type="float">
            <text:p>0.859737992286682</text:p>
          </table:table-cell>
          <table:table-cell table:number-columns-repeated="2"/>
        </table:table-row>
        <table:table-row table:style-name="ro1">
          <table:table-cell office:value-type="float" office:value="0.875639736652374" calcext:value-type="float">
            <text:p>0.875639736652374</text:p>
          </table:table-cell>
          <table:table-cell table:number-columns-repeated="2"/>
        </table:table-row>
        <table:table-row table:style-name="ro1">
          <table:table-cell office:value-type="float" office:value="0.880032539367676" calcext:value-type="float">
            <text:p>0.880032539367676</text:p>
          </table:table-cell>
          <table:table-cell table:number-columns-repeated="2"/>
        </table:table-row>
        <table:table-row table:style-name="ro1">
          <table:table-cell office:value-type="float" office:value="0.886610150337219" calcext:value-type="float">
            <text:p>0.886610150337219</text:p>
          </table:table-cell>
          <table:table-cell table:number-columns-repeated="2"/>
        </table:table-row>
        <table:table-row table:style-name="ro1">
          <table:table-cell office:value-type="float" office:value="0.890954673290253" calcext:value-type="float">
            <text:p>0.890954673290253</text:p>
          </table:table-cell>
          <table:table-cell table:number-columns-repeated="2"/>
        </table:table-row>
        <table:table-row table:style-name="ro1">
          <table:table-cell office:value-type="float" office:value="0.890648722648621" calcext:value-type="float">
            <text:p>0.890648722648621</text:p>
          </table:table-cell>
          <table:table-cell table:number-columns-repeated="2"/>
        </table:table-row>
        <table:table-row table:style-name="ro1">
          <table:table-cell office:value-type="float" office:value="0.889643132686615" calcext:value-type="float">
            <text:p>0.889643132686615</text:p>
          </table:table-cell>
          <table:table-cell table:number-columns-repeated="2"/>
        </table:table-row>
        <table:table-row table:style-name="ro1">
          <table:table-cell office:value-type="float" office:value="0.893120527267456" calcext:value-type="float">
            <text:p>0.893120527267456</text:p>
          </table:table-cell>
          <table:table-cell table:number-columns-repeated="2"/>
        </table:table-row>
        <table:table-row table:style-name="ro1">
          <table:table-cell office:value-type="float" office:value="0.891400396823883" calcext:value-type="float">
            <text:p>0.891400396823883</text:p>
          </table:table-cell>
          <table:table-cell table:number-columns-repeated="2"/>
        </table:table-row>
        <table:table-row table:style-name="ro1">
          <table:table-cell office:value-type="float" office:value="0.893675088882446" calcext:value-type="float">
            <text:p>0.893675088882446</text:p>
          </table:table-cell>
          <table:table-cell table:number-columns-repeated="2"/>
        </table:table-row>
        <table:table-row table:style-name="ro1">
          <table:table-cell office:value-type="float" office:value="0.894418239593506" calcext:value-type="float">
            <text:p>0.894418239593506</text:p>
          </table:table-cell>
          <table:table-cell table:number-columns-repeated="2"/>
        </table:table-row>
        <table:table-row table:style-name="ro1">
          <table:table-cell office:value-type="float" office:value="0.893064260482788" calcext:value-type="float">
            <text:p>0.893064260482788</text:p>
          </table:table-cell>
          <table:table-cell table:number-columns-repeated="2"/>
        </table:table-row>
        <table:table-row table:style-name="ro1">
          <table:table-cell office:value-type="float" office:value="0.892453372478485" calcext:value-type="float">
            <text:p>0.892453372478485</text:p>
          </table:table-cell>
          <table:table-cell table:number-columns-repeated="2"/>
        </table:table-row>
        <table:table-row table:style-name="ro1">
          <table:table-cell office:value-type="float" office:value="0.891116857528687" calcext:value-type="float">
            <text:p>0.891116857528687</text:p>
          </table:table-cell>
          <table:table-cell table:number-columns-repeated="2"/>
        </table:table-row>
        <table:table-row table:style-name="ro1">
          <table:table-cell office:value-type="float" office:value="0.889295876026154" calcext:value-type="float">
            <text:p>0.889295876026154</text:p>
          </table:table-cell>
          <table:table-cell table:number-columns-repeated="2"/>
        </table:table-row>
        <table:table-row table:style-name="ro1">
          <table:table-cell office:value-type="float" office:value="0.89101243019104" calcext:value-type="float">
            <text:p>0.89101243019104</text:p>
          </table:table-cell>
          <table:table-cell table:number-columns-repeated="2"/>
        </table:table-row>
        <table:table-row table:style-name="ro1">
          <table:table-cell office:value-type="float" office:value="0.890571653842926" calcext:value-type="float">
            <text:p>0.890571653842926</text:p>
          </table:table-cell>
          <table:table-cell table:number-columns-repeated="2"/>
        </table:table-row>
        <table:table-row table:style-name="ro1">
          <table:table-cell office:value-type="float" office:value="0.887066721916199" calcext:value-type="float">
            <text:p>0.887066721916199</text:p>
          </table:table-cell>
          <table:table-cell table:number-columns-repeated="2"/>
        </table:table-row>
        <table:table-row table:style-name="ro1">
          <table:table-cell office:value-type="float" office:value="0.890530705451965" calcext:value-type="float">
            <text:p>0.890530705451965</text:p>
          </table:table-cell>
          <table:table-cell table:number-columns-repeated="2"/>
        </table:table-row>
        <table:table-row table:style-name="ro1">
          <table:table-cell office:value-type="float" office:value="0.897433876991272" calcext:value-type="float">
            <text:p>0.897433876991272</text:p>
          </table:table-cell>
          <table:table-cell table:number-columns-repeated="2"/>
        </table:table-row>
        <table:table-row table:style-name="ro1">
          <table:table-cell office:value-type="float" office:value="0.895726323127747" calcext:value-type="float">
            <text:p>0.895726323127747</text:p>
          </table:table-cell>
          <table:table-cell table:number-columns-repeated="2"/>
        </table:table-row>
        <table:table-row table:style-name="ro1">
          <table:table-cell office:value-type="float" office:value="0.897185623645783" calcext:value-type="float">
            <text:p>0.897185623645783</text:p>
          </table:table-cell>
          <table:table-cell table:number-columns-repeated="2"/>
        </table:table-row>
        <table:table-row table:style-name="ro1">
          <table:table-cell office:value-type="float" office:value="0.899490594863892" calcext:value-type="float">
            <text:p>0.899490594863892</text:p>
          </table:table-cell>
          <table:table-cell table:number-columns-repeated="2"/>
        </table:table-row>
        <table:table-row table:style-name="ro1">
          <table:table-cell office:value-type="float" office:value="0.905102908611298" calcext:value-type="float">
            <text:p>0.905102908611298</text:p>
          </table:table-cell>
          <table:table-cell table:number-columns-repeated="2"/>
        </table:table-row>
        <table:table-row table:style-name="ro1">
          <table:table-cell office:value-type="float" office:value="0.905313789844513" calcext:value-type="float">
            <text:p>0.905313789844513</text:p>
          </table:table-cell>
          <table:table-cell table:number-columns-repeated="2"/>
        </table:table-row>
        <table:table-row table:style-name="ro1">
          <table:table-cell office:value-type="float" office:value="0.905737996101379" calcext:value-type="float">
            <text:p>0.905737996101379</text:p>
          </table:table-cell>
          <table:table-cell table:number-columns-repeated="2"/>
        </table:table-row>
        <table:table-row table:style-name="ro1">
          <table:table-cell office:value-type="float" office:value="0.900785386562347" calcext:value-type="float">
            <text:p>0.900785386562347</text:p>
          </table:table-cell>
          <table:table-cell table:number-columns-repeated="2"/>
        </table:table-row>
        <table:table-row table:style-name="ro1">
          <table:table-cell office:value-type="float" office:value="0.897102832794189" calcext:value-type="float">
            <text:p>0.897102832794189</text:p>
          </table:table-cell>
          <table:table-cell table:number-columns-repeated="2"/>
        </table:table-row>
        <table:table-row table:style-name="ro1">
          <table:table-cell office:value-type="float" office:value="0.884140551090241" calcext:value-type="float">
            <text:p>0.884140551090241</text:p>
          </table:table-cell>
          <table:table-cell table:number-columns-repeated="2"/>
        </table:table-row>
        <table:table-row table:style-name="ro1">
          <table:table-cell office:value-type="float" office:value="0.874239146709442" calcext:value-type="float">
            <text:p>0.874239146709442</text:p>
          </table:table-cell>
          <table:table-cell table:number-columns-repeated="2"/>
        </table:table-row>
        <table:table-row table:style-name="ro1">
          <table:table-cell office:value-type="float" office:value="0.868044137954712" calcext:value-type="float">
            <text:p>0.868044137954712</text:p>
          </table:table-cell>
          <table:table-cell table:number-columns-repeated="2"/>
        </table:table-row>
        <table:table-row table:style-name="ro1">
          <table:table-cell office:value-type="float" office:value="0.863990664482117" calcext:value-type="float">
            <text:p>0.863990664482117</text:p>
          </table:table-cell>
          <table:table-cell table:number-columns-repeated="2"/>
        </table:table-row>
        <table:table-row table:style-name="ro1">
          <table:table-cell office:value-type="float" office:value="0.85709810256958" calcext:value-type="float">
            <text:p>0.85709810256958</text:p>
          </table:table-cell>
          <table:table-cell table:number-columns-repeated="2"/>
        </table:table-row>
        <table:table-row table:style-name="ro1">
          <table:table-cell office:value-type="float" office:value="0.87081104516983" calcext:value-type="float">
            <text:p>0.87081104516983</text:p>
          </table:table-cell>
          <table:table-cell table:number-columns-repeated="2"/>
        </table:table-row>
        <table:table-row table:style-name="ro1">
          <table:table-cell office:value-type="float" office:value="0.872179269790649" calcext:value-type="float">
            <text:p>0.872179269790649</text:p>
          </table:table-cell>
          <table:table-cell table:number-columns-repeated="2"/>
        </table:table-row>
        <table:table-row table:style-name="ro1">
          <table:table-cell office:value-type="float" office:value="0.869549691677094" calcext:value-type="float">
            <text:p>0.869549691677094</text:p>
          </table:table-cell>
          <table:table-cell table:number-columns-repeated="2"/>
        </table:table-row>
        <table:table-row table:style-name="ro1">
          <table:table-cell office:value-type="float" office:value="0.817375779151917" calcext:value-type="float">
            <text:p>0.817375779151917</text:p>
          </table:table-cell>
          <table:table-cell table:number-columns-repeated="2"/>
        </table:table-row>
        <table:table-row table:style-name="ro1">
          <table:table-cell office:value-type="float" office:value="0.804408729076386" calcext:value-type="float">
            <text:p>0.804408729076386</text:p>
          </table:table-cell>
          <table:table-cell table:number-columns-repeated="2"/>
        </table:table-row>
        <table:table-row table:style-name="ro1">
          <table:table-cell office:value-type="float" office:value="0.850270390510559" calcext:value-type="float">
            <text:p>0.850270390510559</text:p>
          </table:table-cell>
          <table:table-cell table:number-columns-repeated="2"/>
        </table:table-row>
        <table:table-row table:style-name="ro1">
          <table:table-cell office:value-type="float" office:value="0.853413343429565" calcext:value-type="float">
            <text:p>0.853413343429565</text:p>
          </table:table-cell>
          <table:table-cell table:number-columns-repeated="2"/>
        </table:table-row>
        <table:table-row table:style-name="ro1">
          <table:table-cell office:value-type="float" office:value="0.876263320446014" calcext:value-type="float">
            <text:p>0.876263320446014</text:p>
          </table:table-cell>
          <table:table-cell table:number-columns-repeated="2"/>
        </table:table-row>
        <table:table-row table:style-name="ro1">
          <table:table-cell office:value-type="float" office:value="0.886343955993652" calcext:value-type="float">
            <text:p>0.886343955993652</text:p>
          </table:table-cell>
          <table:table-cell table:number-columns-repeated="2"/>
        </table:table-row>
        <table:table-row table:style-name="ro1">
          <table:table-cell office:value-type="float" office:value="0.873028934001923" calcext:value-type="float">
            <text:p>0.873028934001923</text:p>
          </table:table-cell>
          <table:table-cell table:number-columns-repeated="2"/>
        </table:table-row>
        <table:table-row table:style-name="ro1">
          <table:table-cell office:value-type="float" office:value="0.862146377563477" calcext:value-type="float">
            <text:p>0.862146377563477</text:p>
          </table:table-cell>
          <table:table-cell table:number-columns-repeated="2"/>
        </table:table-row>
        <table:table-row table:style-name="ro1">
          <table:table-cell office:value-type="float" office:value="0.863164007663727" calcext:value-type="float">
            <text:p>0.863164007663727</text:p>
          </table:table-cell>
          <table:table-cell table:number-columns-repeated="2"/>
        </table:table-row>
        <table:table-row table:style-name="ro1">
          <table:table-cell office:value-type="float" office:value="0.885625779628754" calcext:value-type="float">
            <text:p>0.885625779628754</text:p>
          </table:table-cell>
          <table:table-cell table:number-columns-repeated="2"/>
        </table:table-row>
        <table:table-row table:style-name="ro1">
          <table:table-cell office:value-type="float" office:value="0.847137331962585" calcext:value-type="float">
            <text:p>0.847137331962585</text:p>
          </table:table-cell>
          <table:table-cell table:number-columns-repeated="2"/>
        </table:table-row>
        <table:table-row table:style-name="ro1">
          <table:table-cell office:value-type="float" office:value="0.891894400119782" calcext:value-type="float">
            <text:p>0.891894400119782</text:p>
          </table:table-cell>
          <table:table-cell table:number-columns-repeated="2"/>
        </table:table-row>
        <table:table-row table:style-name="ro1">
          <table:table-cell office:value-type="float" office:value="0.879864990711212" calcext:value-type="float">
            <text:p>0.879864990711212</text:p>
          </table:table-cell>
          <table:table-cell table:number-columns-repeated="2"/>
        </table:table-row>
        <table:table-row table:style-name="ro1">
          <table:table-cell office:value-type="float" office:value="0.88079971075058" calcext:value-type="float">
            <text:p>0.88079971075058</text:p>
          </table:table-cell>
          <table:table-cell table:number-columns-repeated="2"/>
        </table:table-row>
        <table:table-row table:style-name="ro1">
          <table:table-cell office:value-type="float" office:value="0.893501818180084" calcext:value-type="float">
            <text:p>0.893501818180084</text:p>
          </table:table-cell>
          <table:table-cell table:number-columns-repeated="2"/>
        </table:table-row>
        <table:table-row table:style-name="ro1">
          <table:table-cell office:value-type="float" office:value="0.895831823348999" calcext:value-type="float">
            <text:p>0.895831823348999</text:p>
          </table:table-cell>
          <table:table-cell table:number-columns-repeated="2"/>
        </table:table-row>
        <table:table-row table:style-name="ro1">
          <table:table-cell office:value-type="float" office:value="0.905697107315064" calcext:value-type="float">
            <text:p>0.905697107315064</text:p>
          </table:table-cell>
          <table:table-cell table:number-columns-repeated="2"/>
        </table:table-row>
        <table:table-row table:style-name="ro1">
          <table:table-cell office:value-type="float" office:value="0.89763069152832" calcext:value-type="float">
            <text:p>0.89763069152832</text:p>
          </table:table-cell>
          <table:table-cell table:number-columns-repeated="2"/>
        </table:table-row>
        <table:table-row table:style-name="ro1">
          <table:table-cell office:value-type="float" office:value="0.891903102397919" calcext:value-type="float">
            <text:p>0.891903102397919</text:p>
          </table:table-cell>
          <table:table-cell table:number-columns-repeated="2"/>
        </table:table-row>
        <table:table-row table:style-name="ro1">
          <table:table-cell office:value-type="float" office:value="0.891064643859863" calcext:value-type="float">
            <text:p>0.891064643859863</text:p>
          </table:table-cell>
          <table:table-cell table:number-columns-repeated="2"/>
        </table:table-row>
        <table:table-row table:style-name="ro1">
          <table:table-cell office:value-type="float" office:value="0.889711439609528" calcext:value-type="float">
            <text:p>0.889711439609528</text:p>
          </table:table-cell>
          <table:table-cell table:number-columns-repeated="2"/>
        </table:table-row>
        <table:table-row table:style-name="ro1">
          <table:table-cell office:value-type="float" office:value="0.893058478832245" calcext:value-type="float">
            <text:p>0.893058478832245</text:p>
          </table:table-cell>
          <table:table-cell table:number-columns-repeated="2"/>
        </table:table-row>
        <table:table-row table:style-name="ro1">
          <table:table-cell office:value-type="float" office:value="0.883187830448151" calcext:value-type="float">
            <text:p>0.883187830448151</text:p>
          </table:table-cell>
          <table:table-cell table:number-columns-repeated="2"/>
        </table:table-row>
        <table:table-row table:style-name="ro1">
          <table:table-cell office:value-type="float" office:value="0.901208460330963" calcext:value-type="float">
            <text:p>0.901208460330963</text:p>
          </table:table-cell>
          <table:table-cell table:number-columns-repeated="2"/>
        </table:table-row>
        <table:table-row table:style-name="ro1">
          <table:table-cell office:value-type="float" office:value="0.899214088916779" calcext:value-type="float">
            <text:p>0.899214088916779</text:p>
          </table:table-cell>
          <table:table-cell table:number-columns-repeated="2"/>
        </table:table-row>
        <table:table-row table:style-name="ro1">
          <table:table-cell office:value-type="float" office:value="0.898128151893616" calcext:value-type="float">
            <text:p>0.898128151893616</text:p>
          </table:table-cell>
          <table:table-cell table:number-columns-repeated="2"/>
        </table:table-row>
        <table:table-row table:style-name="ro1">
          <table:table-cell office:value-type="float" office:value="0.887780070304871" calcext:value-type="float">
            <text:p>0.887780070304871</text:p>
          </table:table-cell>
          <table:table-cell table:number-columns-repeated="2"/>
        </table:table-row>
        <table:table-row table:style-name="ro1">
          <table:table-cell office:value-type="float" office:value="0.883360028266907" calcext:value-type="float">
            <text:p>0.883360028266907</text:p>
          </table:table-cell>
          <table:table-cell table:number-columns-repeated="2"/>
        </table:table-row>
        <table:table-row table:style-name="ro1">
          <table:table-cell office:value-type="float" office:value="0.885842025279999" calcext:value-type="float">
            <text:p>0.885842025279999</text:p>
          </table:table-cell>
          <table:table-cell table:number-columns-repeated="2"/>
        </table:table-row>
        <table:table-row table:style-name="ro1">
          <table:table-cell office:value-type="float" office:value="0.883670032024383" calcext:value-type="float">
            <text:p>0.883670032024383</text:p>
          </table:table-cell>
          <table:table-cell table:number-columns-repeated="2"/>
        </table:table-row>
        <table:table-row table:style-name="ro1">
          <table:table-cell office:value-type="float" office:value="0.884647965431213" calcext:value-type="float">
            <text:p>0.884647965431213</text:p>
          </table:table-cell>
          <table:table-cell table:number-columns-repeated="2"/>
        </table:table-row>
        <table:table-row table:style-name="ro1">
          <table:table-cell office:value-type="float" office:value="0.894149303436279" calcext:value-type="float">
            <text:p>0.894149303436279</text:p>
          </table:table-cell>
          <table:table-cell table:number-columns-repeated="2"/>
        </table:table-row>
        <table:table-row table:style-name="ro1">
          <table:table-cell office:value-type="float" office:value="0.893723905086517" calcext:value-type="float">
            <text:p>0.893723905086517</text:p>
          </table:table-cell>
          <table:table-cell table:number-columns-repeated="2"/>
        </table:table-row>
        <table:table-row table:style-name="ro1">
          <table:table-cell office:value-type="float" office:value="0.907178640365601" calcext:value-type="float">
            <text:p>0.907178640365601</text:p>
          </table:table-cell>
          <table:table-cell table:number-columns-repeated="2"/>
        </table:table-row>
        <table:table-row table:style-name="ro1">
          <table:table-cell office:value-type="float" office:value="0.91382908821106" calcext:value-type="float">
            <text:p>0.91382908821106</text:p>
          </table:table-cell>
          <table:table-cell table:number-columns-repeated="2"/>
        </table:table-row>
        <table:table-row table:style-name="ro1">
          <table:table-cell office:value-type="float" office:value="0.917496860027313" calcext:value-type="float">
            <text:p>0.917496860027313</text:p>
          </table:table-cell>
          <table:table-cell table:number-columns-repeated="2"/>
        </table:table-row>
        <table:table-row table:style-name="ro1">
          <table:table-cell office:value-type="float" office:value="0.911608219146728" calcext:value-type="float">
            <text:p>0.911608219146728</text:p>
          </table:table-cell>
          <table:table-cell table:number-columns-repeated="2"/>
        </table:table-row>
        <table:table-row table:style-name="ro1">
          <table:table-cell office:value-type="float" office:value="0.898901522159576" calcext:value-type="float">
            <text:p>0.898901522159576</text:p>
          </table:table-cell>
          <table:table-cell table:number-columns-repeated="2"/>
        </table:table-row>
        <table:table-row table:style-name="ro1">
          <table:table-cell office:value-type="float" office:value="0.89759773015976" calcext:value-type="float">
            <text:p>0.89759773015976</text:p>
          </table:table-cell>
          <table:table-cell table:number-columns-repeated="2"/>
        </table:table-row>
        <table:table-row table:style-name="ro1">
          <table:table-cell office:value-type="float" office:value="0.919647574424744" calcext:value-type="float">
            <text:p>0.919647574424744</text:p>
          </table:table-cell>
          <table:table-cell table:number-columns-repeated="2"/>
        </table:table-row>
        <table:table-row table:style-name="ro1">
          <table:table-cell office:value-type="float" office:value="0.923834204673767" calcext:value-type="float">
            <text:p>0.923834204673767</text:p>
          </table:table-cell>
          <table:table-cell table:number-columns-repeated="2"/>
        </table:table-row>
        <table:table-row table:style-name="ro1">
          <table:table-cell office:value-type="float" office:value="0.92359060049057" calcext:value-type="float">
            <text:p>0.92359060049057</text:p>
          </table:table-cell>
          <table:table-cell table:number-columns-repeated="2"/>
        </table:table-row>
        <table:table-row table:style-name="ro1">
          <table:table-cell office:value-type="float" office:value="0.917710423469543" calcext:value-type="float">
            <text:p>0.917710423469543</text:p>
          </table:table-cell>
          <table:table-cell table:number-columns-repeated="2"/>
        </table:table-row>
        <table:table-row table:style-name="ro1">
          <table:table-cell office:value-type="float" office:value="0.932343363761902" calcext:value-type="float">
            <text:p>0.932343363761902</text:p>
          </table:table-cell>
          <table:table-cell table:number-columns-repeated="2"/>
        </table:table-row>
        <table:table-row table:style-name="ro1">
          <table:table-cell office:value-type="float" office:value="0.919962465763092" calcext:value-type="float">
            <text:p>0.919962465763092</text:p>
          </table:table-cell>
          <table:table-cell table:number-columns-repeated="2"/>
        </table:table-row>
        <table:table-row table:style-name="ro1">
          <table:table-cell office:value-type="float" office:value="0.893836140632629" calcext:value-type="float">
            <text:p>0.893836140632629</text:p>
          </table:table-cell>
          <table:table-cell table:number-columns-repeated="2"/>
        </table:table-row>
        <table:table-row table:style-name="ro1">
          <table:table-cell office:value-type="float" office:value="0.90891706943512" calcext:value-type="float">
            <text:p>0.90891706943512</text:p>
          </table:table-cell>
          <table:table-cell table:number-columns-repeated="2"/>
        </table:table-row>
        <table:table-row table:style-name="ro1">
          <table:table-cell office:value-type="float" office:value="0.906369864940643" calcext:value-type="float">
            <text:p>0.906369864940643</text:p>
          </table:table-cell>
          <table:table-cell table:number-columns-repeated="2"/>
        </table:table-row>
        <table:table-row table:style-name="ro1">
          <table:table-cell office:value-type="float" office:value="0.882044494152069" calcext:value-type="float">
            <text:p>0.882044494152069</text:p>
          </table:table-cell>
          <table:table-cell table:number-columns-repeated="2"/>
        </table:table-row>
        <table:table-row table:style-name="ro1">
          <table:table-cell office:value-type="float" office:value="0.881126224994659" calcext:value-type="float">
            <text:p>0.881126224994659</text:p>
          </table:table-cell>
          <table:table-cell table:number-columns-repeated="2"/>
        </table:table-row>
        <table:table-row table:style-name="ro1">
          <table:table-cell office:value-type="float" office:value="0.910738468170166" calcext:value-type="float">
            <text:p>0.910738468170166</text:p>
          </table:table-cell>
          <table:table-cell table:number-columns-repeated="2"/>
        </table:table-row>
        <table:table-row table:style-name="ro1">
          <table:table-cell office:value-type="float" office:value="0.785558462142944" calcext:value-type="float">
            <text:p>0.785558462142944</text:p>
          </table:table-cell>
          <table:table-cell table:number-columns-repeated="2"/>
        </table:table-row>
        <table:table-row table:style-name="ro1">
          <table:table-cell office:value-type="float" office:value="0.570916533470154" calcext:value-type="float">
            <text:p>0.570916533470154</text:p>
          </table:table-cell>
          <table:table-cell table:number-columns-repeated="2"/>
        </table:table-row>
        <table:table-row table:style-name="ro1">
          <table:table-cell office:value-type="float" office:value="0.71914929151535" calcext:value-type="float">
            <text:p>0.71914929151535</text:p>
          </table:table-cell>
          <table:table-cell table:number-columns-repeated="2"/>
        </table:table-row>
        <table:table-row table:style-name="ro1">
          <table:table-cell office:value-type="float" office:value="0.781394958496094" calcext:value-type="float">
            <text:p>0.781394958496094</text:p>
          </table:table-cell>
          <table:table-cell table:number-columns-repeated="2"/>
        </table:table-row>
        <table:table-row table:style-name="ro1">
          <table:table-cell office:value-type="float" office:value="0.867611408233643" calcext:value-type="float">
            <text:p>0.867611408233643</text:p>
          </table:table-cell>
          <table:table-cell table:number-columns-repeated="2"/>
        </table:table-row>
        <table:table-row table:style-name="ro1">
          <table:table-cell office:value-type="float" office:value="0.881348490715027" calcext:value-type="float">
            <text:p>0.881348490715027</text:p>
          </table:table-cell>
          <table:table-cell table:number-columns-repeated="2"/>
        </table:table-row>
        <table:table-row table:style-name="ro1">
          <table:table-cell office:value-type="float" office:value="0.860870182514191" calcext:value-type="float">
            <text:p>0.860870182514191</text:p>
          </table:table-cell>
          <table:table-cell table:number-columns-repeated="2"/>
        </table:table-row>
        <table:table-row table:style-name="ro1">
          <table:table-cell office:value-type="float" office:value="0.868154525756836" calcext:value-type="float">
            <text:p>0.868154525756836</text:p>
          </table:table-cell>
          <table:table-cell table:number-columns-repeated="2"/>
        </table:table-row>
        <table:table-row table:style-name="ro1">
          <table:table-cell office:value-type="float" office:value="0.881558895111084" calcext:value-type="float">
            <text:p>0.881558895111084</text:p>
          </table:table-cell>
          <table:table-cell table:number-columns-repeated="2"/>
        </table:table-row>
        <table:table-row table:style-name="ro1">
          <table:table-cell office:value-type="float" office:value="0.889989793300629" calcext:value-type="float">
            <text:p>0.889989793300629</text:p>
          </table:table-cell>
          <table:table-cell table:number-columns-repeated="2"/>
        </table:table-row>
        <table:table-row table:style-name="ro1">
          <table:table-cell office:value-type="float" office:value="0.916365027427673" calcext:value-type="float">
            <text:p>0.916365027427673</text:p>
          </table:table-cell>
          <table:table-cell table:number-columns-repeated="2"/>
        </table:table-row>
        <table:table-row table:style-name="ro1">
          <table:table-cell office:value-type="float" office:value="0.916898429393768" calcext:value-type="float">
            <text:p>0.916898429393768</text:p>
          </table:table-cell>
          <table:table-cell table:number-columns-repeated="2"/>
        </table:table-row>
        <table:table-row table:style-name="ro1">
          <table:table-cell office:value-type="float" office:value="0.906001925468445" calcext:value-type="float">
            <text:p>0.906001925468445</text:p>
          </table:table-cell>
          <table:table-cell table:number-columns-repeated="2"/>
        </table:table-row>
        <table:table-row table:style-name="ro1">
          <table:table-cell office:value-type="float" office:value="0.864428639411926" calcext:value-type="float">
            <text:p>0.864428639411926</text:p>
          </table:table-cell>
          <table:table-cell table:number-columns-repeated="2"/>
        </table:table-row>
        <table:table-row table:style-name="ro1">
          <table:table-cell office:value-type="float" office:value="0.864184319972992" calcext:value-type="float">
            <text:p>0.864184319972992</text:p>
          </table:table-cell>
          <table:table-cell table:number-columns-repeated="2"/>
        </table:table-row>
        <table:table-row table:style-name="ro1">
          <table:table-cell office:value-type="float" office:value="0.866515398025513" calcext:value-type="float">
            <text:p>0.866515398025513</text:p>
          </table:table-cell>
          <table:table-cell table:number-columns-repeated="2"/>
        </table:table-row>
        <table:table-row table:style-name="ro1">
          <table:table-cell office:value-type="float" office:value="0.778487086296081" calcext:value-type="float">
            <text:p>0.778487086296081</text:p>
          </table:table-cell>
          <table:table-cell table:number-columns-repeated="2"/>
        </table:table-row>
        <table:table-row table:style-name="ro1">
          <table:table-cell office:value-type="float" office:value="0.878406345844269" calcext:value-type="float">
            <text:p>0.878406345844269</text:p>
          </table:table-cell>
          <table:table-cell table:number-columns-repeated="2"/>
        </table:table-row>
        <table:table-row table:style-name="ro1">
          <table:table-cell office:value-type="float" office:value="0.826525032520294" calcext:value-type="float">
            <text:p>0.826525032520294</text:p>
          </table:table-cell>
          <table:table-cell table:number-columns-repeated="2"/>
        </table:table-row>
        <table:table-row table:style-name="ro1">
          <table:table-cell office:value-type="float" office:value="0.686199724674225" calcext:value-type="float">
            <text:p>0.686199724674225</text:p>
          </table:table-cell>
          <table:table-cell table:number-columns-repeated="2"/>
        </table:table-row>
        <table:table-row table:style-name="ro1">
          <table:table-cell office:value-type="float" office:value="0.335497915744781" calcext:value-type="float">
            <text:p>0.335497915744781</text:p>
          </table:table-cell>
          <table:table-cell table:number-columns-repeated="2"/>
        </table:table-row>
        <table:table-row table:style-name="ro1">
          <table:table-cell office:value-type="float" office:value="0.61125773191452" calcext:value-type="float">
            <text:p>0.61125773191452</text:p>
          </table:table-cell>
          <table:table-cell table:number-columns-repeated="2"/>
        </table:table-row>
        <table:table-row table:style-name="ro1">
          <table:table-cell office:value-type="float" office:value="0.873495995998383" calcext:value-type="float">
            <text:p>0.873495995998383</text:p>
          </table:table-cell>
          <table:table-cell table:number-columns-repeated="2"/>
        </table:table-row>
        <table:table-row table:style-name="ro1">
          <table:table-cell office:value-type="float" office:value="0.890630841255188" calcext:value-type="float">
            <text:p>0.890630841255188</text:p>
          </table:table-cell>
          <table:table-cell table:number-columns-repeated="2"/>
        </table:table-row>
        <table:table-row table:style-name="ro1">
          <table:table-cell office:value-type="float" office:value="0.851349234580994" calcext:value-type="float">
            <text:p>0.851349234580994</text:p>
          </table:table-cell>
          <table:table-cell table:number-columns-repeated="2"/>
        </table:table-row>
        <table:table-row table:style-name="ro1">
          <table:table-cell office:value-type="float" office:value="0.898875534534454" calcext:value-type="float">
            <text:p>0.898875534534454</text:p>
          </table:table-cell>
          <table:table-cell table:number-columns-repeated="2"/>
        </table:table-row>
        <table:table-row table:style-name="ro1">
          <table:table-cell office:value-type="float" office:value="0.896561622619629" calcext:value-type="float">
            <text:p>0.896561622619629</text:p>
          </table:table-cell>
          <table:table-cell table:number-columns-repeated="2"/>
        </table:table-row>
        <table:table-row table:style-name="ro1">
          <table:table-cell office:value-type="float" office:value="0.886578440666199" calcext:value-type="float">
            <text:p>0.886578440666199</text:p>
          </table:table-cell>
          <table:table-cell table:number-columns-repeated="2"/>
        </table:table-row>
        <table:table-row table:style-name="ro1">
          <table:table-cell office:value-type="float" office:value="0.867938041687012" calcext:value-type="float">
            <text:p>0.867938041687012</text:p>
          </table:table-cell>
          <table:table-cell table:number-columns-repeated="2"/>
        </table:table-row>
        <table:table-row table:style-name="ro1">
          <table:table-cell office:value-type="float" office:value="0.844474911689758" calcext:value-type="float">
            <text:p>0.844474911689758</text:p>
          </table:table-cell>
          <table:table-cell table:number-columns-repeated="2"/>
        </table:table-row>
        <table:table-row table:style-name="ro1">
          <table:table-cell office:value-type="float" office:value="0.821183443069458" calcext:value-type="float">
            <text:p>0.821183443069458</text:p>
          </table:table-cell>
          <table:table-cell table:number-columns-repeated="2"/>
        </table:table-row>
        <table:table-row table:style-name="ro1">
          <table:table-cell office:value-type="float" office:value="0.807569980621338" calcext:value-type="float">
            <text:p>0.807569980621338</text:p>
          </table:table-cell>
          <table:table-cell table:number-columns-repeated="2"/>
        </table:table-row>
        <table:table-row table:style-name="ro1">
          <table:table-cell office:value-type="float" office:value="0.789938151836395" calcext:value-type="float">
            <text:p>0.789938151836395</text:p>
          </table:table-cell>
          <table:table-cell table:number-columns-repeated="2"/>
        </table:table-row>
        <table:table-row table:style-name="ro1">
          <table:table-cell office:value-type="float" office:value="0.823729872703552" calcext:value-type="float">
            <text:p>0.823729872703552</text:p>
          </table:table-cell>
          <table:table-cell table:number-columns-repeated="2"/>
        </table:table-row>
        <table:table-row table:style-name="ro1">
          <table:table-cell office:value-type="float" office:value="0.840189397335053" calcext:value-type="float">
            <text:p>0.840189397335053</text:p>
          </table:table-cell>
          <table:table-cell table:number-columns-repeated="2"/>
        </table:table-row>
        <table:table-row table:style-name="ro1">
          <table:table-cell office:value-type="float" office:value="0.791340291500092" calcext:value-type="float">
            <text:p>0.791340291500092</text:p>
          </table:table-cell>
          <table:table-cell table:number-columns-repeated="2"/>
        </table:table-row>
        <table:table-row table:style-name="ro1">
          <table:table-cell office:value-type="float" office:value="0.869591772556305" calcext:value-type="float">
            <text:p>0.869591772556305</text:p>
          </table:table-cell>
          <table:table-cell table:number-columns-repeated="2"/>
        </table:table-row>
        <table:table-row table:style-name="ro1">
          <table:table-cell office:value-type="float" office:value="0.847027003765106" calcext:value-type="float">
            <text:p>0.847027003765106</text:p>
          </table:table-cell>
          <table:table-cell table:number-columns-repeated="2"/>
        </table:table-row>
        <table:table-row table:style-name="ro1">
          <table:table-cell office:value-type="float" office:value="0.838161647319794" calcext:value-type="float">
            <text:p>0.838161647319794</text:p>
          </table:table-cell>
          <table:table-cell table:number-columns-repeated="2"/>
        </table:table-row>
        <table:table-row table:style-name="ro1">
          <table:table-cell office:value-type="float" office:value="0.767418265342712" calcext:value-type="float">
            <text:p>0.767418265342712</text:p>
          </table:table-cell>
          <table:table-cell table:number-columns-repeated="2"/>
        </table:table-row>
        <table:table-row table:style-name="ro1">
          <table:table-cell office:value-type="float" office:value="0.658095180988312" calcext:value-type="float">
            <text:p>0.658095180988312</text:p>
          </table:table-cell>
          <table:table-cell table:number-columns-repeated="2"/>
        </table:table-row>
        <table:table-row table:style-name="ro1">
          <table:table-cell office:value-type="float" office:value="0.518598198890686" calcext:value-type="float">
            <text:p>0.518598198890686</text:p>
          </table:table-cell>
          <table:table-cell table:number-columns-repeated="2"/>
        </table:table-row>
        <table:table-row table:style-name="ro1">
          <table:table-cell office:value-type="float" office:value="0.572857677936554" calcext:value-type="float">
            <text:p>0.572857677936554</text:p>
          </table:table-cell>
          <table:table-cell table:number-columns-repeated="2"/>
        </table:table-row>
        <table:table-row table:style-name="ro1">
          <table:table-cell office:value-type="float" office:value="0.659885823726654" calcext:value-type="float">
            <text:p>0.659885823726654</text:p>
          </table:table-cell>
          <table:table-cell table:number-columns-repeated="2"/>
        </table:table-row>
        <table:table-row table:style-name="ro1">
          <table:table-cell office:value-type="float" office:value="0.725015461444855" calcext:value-type="float">
            <text:p>0.725015461444855</text:p>
          </table:table-cell>
          <table:table-cell table:number-columns-repeated="2"/>
        </table:table-row>
        <table:table-row table:style-name="ro1">
          <table:table-cell office:value-type="float" office:value="0.739948511123657" calcext:value-type="float">
            <text:p>0.739948511123657</text:p>
          </table:table-cell>
          <table:table-cell table:number-columns-repeated="2"/>
        </table:table-row>
        <table:table-row table:style-name="ro1">
          <table:table-cell office:value-type="float" office:value="0.497279703617096" calcext:value-type="float">
            <text:p>0.497279703617096</text:p>
          </table:table-cell>
          <table:table-cell table:number-columns-repeated="2"/>
        </table:table-row>
        <table:table-row table:style-name="ro1">
          <table:table-cell office:value-type="float" office:value="0.83141154050827" calcext:value-type="float">
            <text:p>0.83141154050827</text:p>
          </table:table-cell>
          <table:table-cell table:number-columns-repeated="2"/>
        </table:table-row>
        <table:table-row table:style-name="ro1">
          <table:table-cell office:value-type="float" office:value="0.897621929645538" calcext:value-type="float">
            <text:p>0.897621929645538</text:p>
          </table:table-cell>
          <table:table-cell table:number-columns-repeated="2"/>
        </table:table-row>
        <table:table-row table:style-name="ro1">
          <table:table-cell office:value-type="float" office:value="0.84750235080719" calcext:value-type="float">
            <text:p>0.84750235080719</text:p>
          </table:table-cell>
          <table:table-cell table:number-columns-repeated="2"/>
        </table:table-row>
        <table:table-row table:style-name="ro1">
          <table:table-cell office:value-type="float" office:value="0.555360078811646" calcext:value-type="float">
            <text:p>0.555360078811646</text:p>
          </table:table-cell>
          <table:table-cell table:number-columns-repeated="2"/>
        </table:table-row>
        <table:table-row table:style-name="ro1">
          <table:table-cell office:value-type="float" office:value="0.875392556190491" calcext:value-type="float">
            <text:p>0.875392556190491</text:p>
          </table:table-cell>
          <table:table-cell table:number-columns-repeated="2"/>
        </table:table-row>
        <table:table-row table:style-name="ro1">
          <table:table-cell office:value-type="float" office:value="0.868218064308167" calcext:value-type="float">
            <text:p>0.868218064308167</text:p>
          </table:table-cell>
          <table:table-cell table:number-columns-repeated="2"/>
        </table:table-row>
        <table:table-row table:style-name="ro1">
          <table:table-cell office:value-type="float" office:value="0.874220252037048" calcext:value-type="float">
            <text:p>0.874220252037048</text:p>
          </table:table-cell>
          <table:table-cell table:number-columns-repeated="2"/>
        </table:table-row>
        <table:table-row table:style-name="ro1">
          <table:table-cell office:value-type="float" office:value="0.901806950569153" calcext:value-type="float">
            <text:p>0.901806950569153</text:p>
          </table:table-cell>
          <table:table-cell table:number-columns-repeated="2"/>
        </table:table-row>
        <table:table-row table:style-name="ro1">
          <table:table-cell office:value-type="float" office:value="0.873584389686585" calcext:value-type="float">
            <text:p>0.873584389686585</text:p>
          </table:table-cell>
          <table:table-cell table:number-columns-repeated="2"/>
        </table:table-row>
        <table:table-row table:style-name="ro1">
          <table:table-cell office:value-type="float" office:value="0.924787580966949" calcext:value-type="float">
            <text:p>0.924787580966949</text:p>
          </table:table-cell>
          <table:table-cell table:number-columns-repeated="2"/>
        </table:table-row>
        <table:table-row table:style-name="ro1">
          <table:table-cell office:value-type="float" office:value="0.919407904148102" calcext:value-type="float">
            <text:p>0.919407904148102</text:p>
          </table:table-cell>
          <table:table-cell table:number-columns-repeated="2"/>
        </table:table-row>
        <table:table-row table:style-name="ro1">
          <table:table-cell office:value-type="float" office:value="0.910091519355774" calcext:value-type="float">
            <text:p>0.910091519355774</text:p>
          </table:table-cell>
          <table:table-cell table:number-columns-repeated="2"/>
        </table:table-row>
        <table:table-row table:style-name="ro1">
          <table:table-cell office:value-type="float" office:value="0.878174722194672" calcext:value-type="float">
            <text:p>0.878174722194672</text:p>
          </table:table-cell>
          <table:table-cell table:number-columns-repeated="2"/>
        </table:table-row>
        <table:table-row table:style-name="ro1">
          <table:table-cell office:value-type="float" office:value="0.892157077789306" calcext:value-type="float">
            <text:p>0.892157077789306</text:p>
          </table:table-cell>
          <table:table-cell table:number-columns-repeated="2"/>
        </table:table-row>
        <table:table-row table:style-name="ro1">
          <table:table-cell office:value-type="float" office:value="0.895561754703522" calcext:value-type="float">
            <text:p>0.895561754703522</text:p>
          </table:table-cell>
          <table:table-cell table:number-columns-repeated="2"/>
        </table:table-row>
        <table:table-row table:style-name="ro1">
          <table:table-cell office:value-type="float" office:value="0.839487791061401" calcext:value-type="float">
            <text:p>0.839487791061401</text:p>
          </table:table-cell>
          <table:table-cell table:number-columns-repeated="2"/>
        </table:table-row>
        <table:table-row table:style-name="ro1">
          <table:table-cell office:value-type="float" office:value="0.60056984424591" calcext:value-type="float">
            <text:p>0.60056984424591</text:p>
          </table:table-cell>
          <table:table-cell table:number-columns-repeated="2"/>
        </table:table-row>
        <table:table-row table:style-name="ro1">
          <table:table-cell office:value-type="float" office:value="0.608606338500977" calcext:value-type="float">
            <text:p>0.608606338500977</text:p>
          </table:table-cell>
          <table:table-cell table:number-columns-repeated="2"/>
        </table:table-row>
        <table:table-row table:style-name="ro1">
          <table:table-cell office:value-type="float" office:value="0.826088666915894" calcext:value-type="float">
            <text:p>0.826088666915894</text:p>
          </table:table-cell>
          <table:table-cell table:number-columns-repeated="2"/>
        </table:table-row>
        <table:table-row table:style-name="ro1">
          <table:table-cell office:value-type="float" office:value="0.864120364189148" calcext:value-type="float">
            <text:p>0.864120364189148</text:p>
          </table:table-cell>
          <table:table-cell table:number-columns-repeated="2"/>
        </table:table-row>
        <table:table-row table:style-name="ro1">
          <table:table-cell office:value-type="float" office:value="0.877163946628571" calcext:value-type="float">
            <text:p>0.877163946628571</text:p>
          </table:table-cell>
          <table:table-cell table:number-columns-repeated="2"/>
        </table:table-row>
        <table:table-row table:style-name="ro1">
          <table:table-cell office:value-type="float" office:value="0.86586731672287" calcext:value-type="float">
            <text:p>0.86586731672287</text:p>
          </table:table-cell>
          <table:table-cell table:number-columns-repeated="2"/>
        </table:table-row>
        <table:table-row table:style-name="ro1">
          <table:table-cell office:value-type="float" office:value="0.854065954685211" calcext:value-type="float">
            <text:p>0.854065954685211</text:p>
          </table:table-cell>
          <table:table-cell table:number-columns-repeated="2"/>
        </table:table-row>
        <table:table-row table:style-name="ro1">
          <table:table-cell office:value-type="float" office:value="0.865839242935181" calcext:value-type="float">
            <text:p>0.865839242935181</text:p>
          </table:table-cell>
          <table:table-cell table:number-columns-repeated="2"/>
        </table:table-row>
        <table:table-row table:style-name="ro1">
          <table:table-cell office:value-type="float" office:value="0.865337312221527" calcext:value-type="float">
            <text:p>0.865337312221527</text:p>
          </table:table-cell>
          <table:table-cell table:number-columns-repeated="2"/>
        </table:table-row>
        <table:table-row table:style-name="ro1">
          <table:table-cell office:value-type="float" office:value="0.876004099845886" calcext:value-type="float">
            <text:p>0.876004099845886</text:p>
          </table:table-cell>
          <table:table-cell table:number-columns-repeated="2"/>
        </table:table-row>
        <table:table-row table:style-name="ro1">
          <table:table-cell office:value-type="float" office:value="0.884203493595123" calcext:value-type="float">
            <text:p>0.884203493595123</text:p>
          </table:table-cell>
          <table:table-cell table:number-columns-repeated="2"/>
        </table:table-row>
        <table:table-row table:style-name="ro1">
          <table:table-cell office:value-type="float" office:value="0.889972567558289" calcext:value-type="float">
            <text:p>0.889972567558289</text:p>
          </table:table-cell>
          <table:table-cell table:number-columns-repeated="2"/>
        </table:table-row>
        <table:table-row table:style-name="ro1">
          <table:table-cell office:value-type="float" office:value="0.89552628993988" calcext:value-type="float">
            <text:p>0.89552628993988</text:p>
          </table:table-cell>
          <table:table-cell table:number-columns-repeated="2"/>
        </table:table-row>
        <table:table-row table:style-name="ro1">
          <table:table-cell office:value-type="float" office:value="0.900038003921509" calcext:value-type="float">
            <text:p>0.900038003921509</text:p>
          </table:table-cell>
          <table:table-cell table:number-columns-repeated="2"/>
        </table:table-row>
        <table:table-row table:style-name="ro1">
          <table:table-cell office:value-type="float" office:value="0.907938897609711" calcext:value-type="float">
            <text:p>0.907938897609711</text:p>
          </table:table-cell>
          <table:table-cell table:number-columns-repeated="2"/>
        </table:table-row>
        <table:table-row table:style-name="ro1">
          <table:table-cell office:value-type="float" office:value="0.914946913719177" calcext:value-type="float">
            <text:p>0.914946913719177</text:p>
          </table:table-cell>
          <table:table-cell table:number-columns-repeated="2"/>
        </table:table-row>
        <table:table-row table:style-name="ro1">
          <table:table-cell office:value-type="float" office:value="0.919073224067688" calcext:value-type="float">
            <text:p>0.919073224067688</text:p>
          </table:table-cell>
          <table:table-cell table:number-columns-repeated="2"/>
        </table:table-row>
        <table:table-row table:style-name="ro1">
          <table:table-cell office:value-type="float" office:value="0.917692720890045" calcext:value-type="float">
            <text:p>0.917692720890045</text:p>
          </table:table-cell>
          <table:table-cell table:number-columns-repeated="2"/>
        </table:table-row>
        <table:table-row table:style-name="ro1">
          <table:table-cell office:value-type="float" office:value="0.909606516361237" calcext:value-type="float">
            <text:p>0.909606516361237</text:p>
          </table:table-cell>
          <table:table-cell table:number-columns-repeated="2"/>
        </table:table-row>
        <table:table-row table:style-name="ro1">
          <table:table-cell office:value-type="float" office:value="0.905666649341583" calcext:value-type="float">
            <text:p>0.905666649341583</text:p>
          </table:table-cell>
          <table:table-cell table:number-columns-repeated="2"/>
        </table:table-row>
        <table:table-row table:style-name="ro1">
          <table:table-cell office:value-type="float" office:value="0.903069972991943" calcext:value-type="float">
            <text:p>0.903069972991943</text:p>
          </table:table-cell>
          <table:table-cell table:number-columns-repeated="2"/>
        </table:table-row>
        <table:table-row table:style-name="ro1">
          <table:table-cell office:value-type="float" office:value="0.891996383666992" calcext:value-type="float">
            <text:p>0.891996383666992</text:p>
          </table:table-cell>
          <table:table-cell table:number-columns-repeated="2"/>
        </table:table-row>
        <table:table-row table:style-name="ro1">
          <table:table-cell office:value-type="float" office:value="0.913296222686768" calcext:value-type="float">
            <text:p>0.913296222686768</text:p>
          </table:table-cell>
          <table:table-cell table:number-columns-repeated="2"/>
        </table:table-row>
        <table:table-row table:style-name="ro1">
          <table:table-cell office:value-type="float" office:value="0.922559499740601" calcext:value-type="float">
            <text:p>0.922559499740601</text:p>
          </table:table-cell>
          <table:table-cell table:number-columns-repeated="2"/>
        </table:table-row>
        <table:table-row table:style-name="ro1">
          <table:table-cell office:value-type="float" office:value="0.916394770145416" calcext:value-type="float">
            <text:p>0.916394770145416</text:p>
          </table:table-cell>
          <table:table-cell table:number-columns-repeated="2"/>
        </table:table-row>
        <table:table-row table:style-name="ro1">
          <table:table-cell office:value-type="float" office:value="0.914287030696869" calcext:value-type="float">
            <text:p>0.914287030696869</text:p>
          </table:table-cell>
          <table:table-cell table:number-columns-repeated="2"/>
        </table:table-row>
        <table:table-row table:style-name="ro1">
          <table:table-cell office:value-type="float" office:value="0.915121614933014" calcext:value-type="float">
            <text:p>0.915121614933014</text:p>
          </table:table-cell>
          <table:table-cell table:number-columns-repeated="2"/>
        </table:table-row>
        <table:table-row table:style-name="ro1">
          <table:table-cell office:value-type="float" office:value="0.897360026836395" calcext:value-type="float">
            <text:p>0.897360026836395</text:p>
          </table:table-cell>
          <table:table-cell table:number-columns-repeated="2"/>
        </table:table-row>
        <table:table-row table:style-name="ro1">
          <table:table-cell office:value-type="float" office:value="0.828494608402252" calcext:value-type="float">
            <text:p>0.828494608402252</text:p>
          </table:table-cell>
          <table:table-cell table:number-columns-repeated="2"/>
        </table:table-row>
        <table:table-row table:style-name="ro1">
          <table:table-cell office:value-type="float" office:value="0.860442042350769" calcext:value-type="float">
            <text:p>0.860442042350769</text:p>
          </table:table-cell>
          <table:table-cell table:number-columns-repeated="2"/>
        </table:table-row>
        <table:table-row table:style-name="ro1">
          <table:table-cell office:value-type="float" office:value="0.801918864250183" calcext:value-type="float">
            <text:p>0.801918864250183</text:p>
          </table:table-cell>
          <table:table-cell table:number-columns-repeated="2"/>
        </table:table-row>
        <table:table-row table:style-name="ro1">
          <table:table-cell office:value-type="float" office:value="0.825858056545258" calcext:value-type="float">
            <text:p>0.825858056545258</text:p>
          </table:table-cell>
          <table:table-cell table:number-columns-repeated="2"/>
        </table:table-row>
        <table:table-row table:style-name="ro1">
          <table:table-cell office:value-type="float" office:value="0.277060627937317" calcext:value-type="float">
            <text:p>0.277060627937317</text:p>
          </table:table-cell>
          <table:table-cell table:number-columns-repeated="2"/>
        </table:table-row>
        <table:table-row table:style-name="ro1">
          <table:table-cell office:value-type="float" office:value="0.480208486318588" calcext:value-type="float">
            <text:p>0.480208486318588</text:p>
          </table:table-cell>
          <table:table-cell table:number-columns-repeated="2"/>
        </table:table-row>
        <table:table-row table:style-name="ro1">
          <table:table-cell office:value-type="float" office:value="0.680910766124725" calcext:value-type="float">
            <text:p>0.680910766124725</text:p>
          </table:table-cell>
          <table:table-cell table:number-columns-repeated="2"/>
        </table:table-row>
        <table:table-row table:style-name="ro1">
          <table:table-cell office:value-type="float" office:value="0.624099254608154" calcext:value-type="float">
            <text:p>0.624099254608154</text:p>
          </table:table-cell>
          <table:table-cell table:number-columns-repeated="2"/>
        </table:table-row>
        <table:table-row table:style-name="ro1">
          <table:table-cell office:value-type="float" office:value="0.277734875679016" calcext:value-type="float">
            <text:p>0.277734875679016</text:p>
          </table:table-cell>
          <table:table-cell table:number-columns-repeated="2"/>
        </table:table-row>
        <table:table-row table:style-name="ro1">
          <table:table-cell office:value-type="float" office:value="0.371246665716171" calcext:value-type="float">
            <text:p>0.371246665716171</text:p>
          </table:table-cell>
          <table:table-cell table:number-columns-repeated="2"/>
        </table:table-row>
        <table:table-row table:style-name="ro1">
          <table:table-cell office:value-type="float" office:value="0.678591251373291" calcext:value-type="float">
            <text:p>0.678591251373291</text:p>
          </table:table-cell>
          <table:table-cell table:number-columns-repeated="2"/>
        </table:table-row>
        <table:table-row table:style-name="ro1">
          <table:table-cell office:value-type="float" office:value="0.409423917531967" calcext:value-type="float">
            <text:p>0.409423917531967</text:p>
          </table:table-cell>
          <table:table-cell table:number-columns-repeated="2"/>
        </table:table-row>
        <table:table-row table:style-name="ro1">
          <table:table-cell office:value-type="float" office:value="0.413228064775467" calcext:value-type="float">
            <text:p>0.413228064775467</text:p>
          </table:table-cell>
          <table:table-cell table:number-columns-repeated="2"/>
        </table:table-row>
        <table:table-row table:style-name="ro1">
          <table:table-cell office:value-type="float" office:value="0.697019159793854" calcext:value-type="float">
            <text:p>0.697019159793854</text:p>
          </table:table-cell>
          <table:table-cell table:number-columns-repeated="2"/>
        </table:table-row>
        <table:table-row table:style-name="ro1">
          <table:table-cell office:value-type="float" office:value="0.761989176273346" calcext:value-type="float">
            <text:p>0.761989176273346</text:p>
          </table:table-cell>
          <table:table-cell table:number-columns-repeated="2"/>
        </table:table-row>
        <table:table-row table:style-name="ro1">
          <table:table-cell office:value-type="float" office:value="0.792206287384033" calcext:value-type="float">
            <text:p>0.792206287384033</text:p>
          </table:table-cell>
          <table:table-cell table:number-columns-repeated="2"/>
        </table:table-row>
        <table:table-row table:style-name="ro1">
          <table:table-cell office:value-type="float" office:value="0.479916006326675" calcext:value-type="float">
            <text:p>0.479916006326675</text:p>
          </table:table-cell>
          <table:table-cell table:number-columns-repeated="2"/>
        </table:table-row>
        <table:table-row table:style-name="ro1">
          <table:table-cell office:value-type="float" office:value="0.373067796230316" calcext:value-type="float">
            <text:p>0.373067796230316</text:p>
          </table:table-cell>
          <table:table-cell table:number-columns-repeated="2"/>
        </table:table-row>
        <table:table-row table:style-name="ro1">
          <table:table-cell office:value-type="float" office:value="0.403454691171646" calcext:value-type="float">
            <text:p>0.403454691171646</text:p>
          </table:table-cell>
          <table:table-cell table:number-columns-repeated="2"/>
        </table:table-row>
        <table:table-row table:style-name="ro1">
          <table:table-cell office:value-type="float" office:value="0.294729232788086" calcext:value-type="float">
            <text:p>0.294729232788086</text:p>
          </table:table-cell>
          <table:table-cell table:number-columns-repeated="2"/>
        </table:table-row>
        <table:table-row table:style-name="ro1">
          <table:table-cell office:value-type="float" office:value="0.760258913040161" calcext:value-type="float">
            <text:p>0.760258913040161</text:p>
          </table:table-cell>
          <table:table-cell table:number-columns-repeated="2"/>
        </table:table-row>
        <table:table-row table:style-name="ro1">
          <table:table-cell office:value-type="float" office:value="0.819182455539703" calcext:value-type="float">
            <text:p>0.819182455539703</text:p>
          </table:table-cell>
          <table:table-cell table:number-columns-repeated="2"/>
        </table:table-row>
        <table:table-row table:style-name="ro1">
          <table:table-cell office:value-type="float" office:value="0.838494777679443" calcext:value-type="float">
            <text:p>0.838494777679443</text:p>
          </table:table-cell>
          <table:table-cell table:number-columns-repeated="2"/>
        </table:table-row>
        <table:table-row table:style-name="ro1">
          <table:table-cell office:value-type="float" office:value="0.806477248668671" calcext:value-type="float">
            <text:p>0.806477248668671</text:p>
          </table:table-cell>
          <table:table-cell table:number-columns-repeated="2"/>
        </table:table-row>
        <table:table-row table:style-name="ro1">
          <table:table-cell office:value-type="float" office:value="0.720936477184296" calcext:value-type="float">
            <text:p>0.720936477184296</text:p>
          </table:table-cell>
          <table:table-cell table:number-columns-repeated="2"/>
        </table:table-row>
        <table:table-row table:style-name="ro1">
          <table:table-cell office:value-type="float" office:value="0.79198169708252" calcext:value-type="float">
            <text:p>0.79198169708252</text:p>
          </table:table-cell>
          <table:table-cell table:number-columns-repeated="2"/>
        </table:table-row>
        <table:table-row table:style-name="ro1">
          <table:table-cell office:value-type="float" office:value="0.816394686698914" calcext:value-type="float">
            <text:p>0.816394686698914</text:p>
          </table:table-cell>
          <table:table-cell table:number-columns-repeated="2"/>
        </table:table-row>
        <table:table-row table:style-name="ro1">
          <table:table-cell office:value-type="float" office:value="0.564735651016235" calcext:value-type="float">
            <text:p>0.564735651016235</text:p>
          </table:table-cell>
          <table:table-cell table:number-columns-repeated="2"/>
        </table:table-row>
        <table:table-row table:style-name="ro1">
          <table:table-cell office:value-type="float" office:value="0.384935885667801" calcext:value-type="float">
            <text:p>0.384935885667801</text:p>
          </table:table-cell>
          <table:table-cell table:number-columns-repeated="2"/>
        </table:table-row>
        <table:table-row table:style-name="ro1">
          <table:table-cell office:value-type="float" office:value="0.478198051452637" calcext:value-type="float">
            <text:p>0.478198051452637</text:p>
          </table:table-cell>
          <table:table-cell table:number-columns-repeated="2"/>
        </table:table-row>
        <table:table-row table:style-name="ro1">
          <table:table-cell office:value-type="float" office:value="0.370538830757141" calcext:value-type="float">
            <text:p>0.370538830757141</text:p>
          </table:table-cell>
          <table:table-cell table:number-columns-repeated="2"/>
        </table:table-row>
        <table:table-row table:style-name="ro1">
          <table:table-cell office:value-type="float" office:value="0.857224643230438" calcext:value-type="float">
            <text:p>0.857224643230438</text:p>
          </table:table-cell>
          <table:table-cell table:number-columns-repeated="2"/>
        </table:table-row>
        <table:table-row table:style-name="ro1">
          <table:table-cell office:value-type="float" office:value="0.863929867744446" calcext:value-type="float">
            <text:p>0.863929867744446</text:p>
          </table:table-cell>
          <table:table-cell table:number-columns-repeated="2"/>
        </table:table-row>
        <table:table-row table:style-name="ro1">
          <table:table-cell office:value-type="float" office:value="0.872033715248108" calcext:value-type="float">
            <text:p>0.872033715248108</text:p>
          </table:table-cell>
          <table:table-cell table:number-columns-repeated="2"/>
        </table:table-row>
        <table:table-row table:style-name="ro1">
          <table:table-cell office:value-type="float" office:value="0.824586749076843" calcext:value-type="float">
            <text:p>0.824586749076843</text:p>
          </table:table-cell>
          <table:table-cell table:number-columns-repeated="2"/>
        </table:table-row>
        <table:table-row table:style-name="ro1">
          <table:table-cell office:value-type="float" office:value="0.880314528942108" calcext:value-type="float">
            <text:p>0.880314528942108</text:p>
          </table:table-cell>
          <table:table-cell table:number-columns-repeated="2"/>
        </table:table-row>
        <table:table-row table:style-name="ro1">
          <table:table-cell office:value-type="float" office:value="0.885204017162323" calcext:value-type="float">
            <text:p>0.885204017162323</text:p>
          </table:table-cell>
          <table:table-cell table:number-columns-repeated="2"/>
        </table:table-row>
        <table:table-row table:style-name="ro1">
          <table:table-cell office:value-type="float" office:value="0.858334720134735" calcext:value-type="float">
            <text:p>0.858334720134735</text:p>
          </table:table-cell>
          <table:table-cell table:number-columns-repeated="2"/>
        </table:table-row>
        <table:table-row table:style-name="ro1">
          <table:table-cell office:value-type="float" office:value="0.877980768680573" calcext:value-type="float">
            <text:p>0.877980768680573</text:p>
          </table:table-cell>
          <table:table-cell table:number-columns-repeated="2"/>
        </table:table-row>
        <table:table-row table:style-name="ro1">
          <table:table-cell office:value-type="float" office:value="0.891085028648376" calcext:value-type="float">
            <text:p>0.891085028648376</text:p>
          </table:table-cell>
          <table:table-cell table:number-columns-repeated="2"/>
        </table:table-row>
        <table:table-row table:style-name="ro1">
          <table:table-cell office:value-type="float" office:value="0.89814692735672" calcext:value-type="float">
            <text:p>0.89814692735672</text:p>
          </table:table-cell>
          <table:table-cell table:number-columns-repeated="2"/>
        </table:table-row>
        <table:table-row table:style-name="ro1">
          <table:table-cell office:value-type="float" office:value="0.905466139316559" calcext:value-type="float">
            <text:p>0.905466139316559</text:p>
          </table:table-cell>
          <table:table-cell table:number-columns-repeated="2"/>
        </table:table-row>
        <table:table-row table:style-name="ro1">
          <table:table-cell office:value-type="float" office:value="0.894167542457581" calcext:value-type="float">
            <text:p>0.894167542457581</text:p>
          </table:table-cell>
          <table:table-cell table:number-columns-repeated="2"/>
        </table:table-row>
        <table:table-row table:style-name="ro1">
          <table:table-cell office:value-type="float" office:value="0.874018907546997" calcext:value-type="float">
            <text:p>0.874018907546997</text:p>
          </table:table-cell>
          <table:table-cell table:number-columns-repeated="2"/>
        </table:table-row>
        <table:table-row table:style-name="ro1">
          <table:table-cell office:value-type="float" office:value="0.84853583574295" calcext:value-type="float">
            <text:p>0.84853583574295</text:p>
          </table:table-cell>
          <table:table-cell table:number-columns-repeated="2"/>
        </table:table-row>
        <table:table-row table:style-name="ro1">
          <table:table-cell office:value-type="float" office:value="0.858323276042938" calcext:value-type="float">
            <text:p>0.858323276042938</text:p>
          </table:table-cell>
          <table:table-cell table:number-columns-repeated="2"/>
        </table:table-row>
        <table:table-row table:style-name="ro1">
          <table:table-cell office:value-type="float" office:value="0.824220418930054" calcext:value-type="float">
            <text:p>0.824220418930054</text:p>
          </table:table-cell>
          <table:table-cell table:number-columns-repeated="2"/>
        </table:table-row>
        <table:table-row table:style-name="ro1">
          <table:table-cell office:value-type="float" office:value="0.851436734199524" calcext:value-type="float">
            <text:p>0.851436734199524</text:p>
          </table:table-cell>
          <table:table-cell table:number-columns-repeated="2"/>
        </table:table-row>
        <table:table-row table:style-name="ro1">
          <table:table-cell office:value-type="float" office:value="0.847009360790253" calcext:value-type="float">
            <text:p>0.847009360790253</text:p>
          </table:table-cell>
          <table:table-cell table:number-columns-repeated="2"/>
        </table:table-row>
        <table:table-row table:style-name="ro1">
          <table:table-cell office:value-type="float" office:value="0.801879525184631" calcext:value-type="float">
            <text:p>0.801879525184631</text:p>
          </table:table-cell>
          <table:table-cell table:number-columns-repeated="2"/>
        </table:table-row>
        <table:table-row table:style-name="ro1">
          <table:table-cell office:value-type="float" office:value="0.850694119930267" calcext:value-type="float">
            <text:p>0.850694119930267</text:p>
          </table:table-cell>
          <table:table-cell table:number-columns-repeated="2"/>
        </table:table-row>
        <table:table-row table:style-name="ro1">
          <table:table-cell office:value-type="float" office:value="0.874422192573547" calcext:value-type="float">
            <text:p>0.874422192573547</text:p>
          </table:table-cell>
          <table:table-cell table:number-columns-repeated="2"/>
        </table:table-row>
        <table:table-row table:style-name="ro1">
          <table:table-cell office:value-type="float" office:value="0.882502138614654" calcext:value-type="float">
            <text:p>0.882502138614654</text:p>
          </table:table-cell>
          <table:table-cell table:number-columns-repeated="2"/>
        </table:table-row>
        <table:table-row table:style-name="ro1">
          <table:table-cell office:value-type="float" office:value="0.870987117290497" calcext:value-type="float">
            <text:p>0.870987117290497</text:p>
          </table:table-cell>
          <table:table-cell table:number-columns-repeated="2"/>
        </table:table-row>
        <table:table-row table:style-name="ro1">
          <table:table-cell office:value-type="float" office:value="0.852183759212494" calcext:value-type="float">
            <text:p>0.852183759212494</text:p>
          </table:table-cell>
          <table:table-cell table:number-columns-repeated="2"/>
        </table:table-row>
        <table:table-row table:style-name="ro1">
          <table:table-cell office:value-type="float" office:value="0.856516301631928" calcext:value-type="float">
            <text:p>0.856516301631928</text:p>
          </table:table-cell>
          <table:table-cell table:number-columns-repeated="2"/>
        </table:table-row>
        <table:table-row table:style-name="ro1">
          <table:table-cell office:value-type="float" office:value="0.852078855037689" calcext:value-type="float">
            <text:p>0.852078855037689</text:p>
          </table:table-cell>
          <table:table-cell table:number-columns-repeated="2"/>
        </table:table-row>
        <table:table-row table:style-name="ro1">
          <table:table-cell office:value-type="float" office:value="0.718875527381897" calcext:value-type="float">
            <text:p>0.718875527381897</text:p>
          </table:table-cell>
          <table:table-cell table:number-columns-repeated="2"/>
        </table:table-row>
        <table:table-row table:style-name="ro1">
          <table:table-cell office:value-type="float" office:value="0.742431163787842" calcext:value-type="float">
            <text:p>0.742431163787842</text:p>
          </table:table-cell>
          <table:table-cell table:number-columns-repeated="2"/>
        </table:table-row>
        <table:table-row table:style-name="ro1">
          <table:table-cell office:value-type="float" office:value="0.764768600463867" calcext:value-type="float">
            <text:p>0.764768600463867</text:p>
          </table:table-cell>
          <table:table-cell table:number-columns-repeated="2"/>
        </table:table-row>
        <table:table-row table:style-name="ro1">
          <table:table-cell office:value-type="float" office:value="0.732293725013733" calcext:value-type="float">
            <text:p>0.732293725013733</text:p>
          </table:table-cell>
          <table:table-cell table:number-columns-repeated="2"/>
        </table:table-row>
        <table:table-row table:style-name="ro1">
          <table:table-cell office:value-type="float" office:value="0.685468375682831" calcext:value-type="float">
            <text:p>0.685468375682831</text:p>
          </table:table-cell>
          <table:table-cell table:number-columns-repeated="2"/>
        </table:table-row>
        <table:table-row table:style-name="ro1">
          <table:table-cell office:value-type="float" office:value="0.711102604866028" calcext:value-type="float">
            <text:p>0.711102604866028</text:p>
          </table:table-cell>
          <table:table-cell table:number-columns-repeated="2"/>
        </table:table-row>
        <table:table-row table:style-name="ro1">
          <table:table-cell office:value-type="float" office:value="0.739613711833954" calcext:value-type="float">
            <text:p>0.739613711833954</text:p>
          </table:table-cell>
          <table:table-cell table:number-columns-repeated="2"/>
        </table:table-row>
        <table:table-row table:style-name="ro1">
          <table:table-cell office:value-type="float" office:value="0.668070018291473" calcext:value-type="float">
            <text:p>0.668070018291473</text:p>
          </table:table-cell>
          <table:table-cell table:number-columns-repeated="2"/>
        </table:table-row>
        <table:table-row table:style-name="ro1">
          <table:table-cell office:value-type="float" office:value="0.754956245422363" calcext:value-type="float">
            <text:p>0.754956245422363</text:p>
          </table:table-cell>
          <table:table-cell table:number-columns-repeated="2"/>
        </table:table-row>
        <table:table-row table:style-name="ro1">
          <table:table-cell office:value-type="float" office:value="0.819535672664642" calcext:value-type="float">
            <text:p>0.819535672664642</text:p>
          </table:table-cell>
          <table:table-cell table:number-columns-repeated="2"/>
        </table:table-row>
        <table:table-row table:style-name="ro1">
          <table:table-cell office:value-type="float" office:value="0.902303457260132" calcext:value-type="float">
            <text:p>0.902303457260132</text:p>
          </table:table-cell>
          <table:table-cell/>
          <table:table-cell table:formula="of:=AVERAGE([.A1:.A951])" office:value-type="float" office:value="0.81333374472572" calcext:value-type="float">
            <text:p>0.81333374472572</text:p>
          </table:table-cell>
        </table:table-row>
        <table:table-row table:style-name="ro1">
          <table:table-cell office:value-type="float" office:value="0.89727133512497" calcext:value-type="float">
            <text:p>0.89727133512497</text:p>
          </table:table-cell>
          <table:table-cell table:number-columns-repeated="2"/>
        </table:table-row>
        <table:table-row table:style-name="ro1">
          <table:table-cell office:value-type="float" office:value="0.901826202869415" calcext:value-type="float">
            <text:p>0.901826202869415</text:p>
          </table:table-cell>
          <table:table-cell table:number-columns-repeated="2"/>
        </table:table-row>
        <table:table-row table:style-name="ro1">
          <table:table-cell office:value-type="float" office:value="0.917781710624695" calcext:value-type="float">
            <text:p>0.917781710624695</text:p>
          </table:table-cell>
          <table:table-cell table:number-columns-repeated="2"/>
        </table:table-row>
        <table:table-row table:style-name="ro1">
          <table:table-cell office:value-type="float" office:value="0.904444456100464" calcext:value-type="float">
            <text:p>0.904444456100464</text:p>
          </table:table-cell>
          <table:table-cell table:number-columns-repeated="2"/>
        </table:table-row>
        <table:table-row table:style-name="ro1">
          <table:table-cell office:value-type="float" office:value="0.826602935791016" calcext:value-type="float">
            <text:p>0.826602935791016</text:p>
          </table:table-cell>
          <table:table-cell table:number-columns-repeated="2"/>
        </table:table-row>
        <table:table-row table:style-name="ro1">
          <table:table-cell office:value-type="float" office:value="0.816165864467621" calcext:value-type="float">
            <text:p>0.816165864467621</text:p>
          </table:table-cell>
          <table:table-cell table:number-columns-repeated="2"/>
        </table:table-row>
        <table:table-row table:style-name="ro1">
          <table:table-cell office:value-type="float" office:value="0.838821947574616" calcext:value-type="float">
            <text:p>0.838821947574616</text:p>
          </table:table-cell>
          <table:table-cell table:number-columns-repeated="2"/>
        </table:table-row>
        <table:table-row table:style-name="ro1">
          <table:table-cell office:value-type="float" office:value="0.78970217704773" calcext:value-type="float">
            <text:p>0.78970217704773</text:p>
          </table:table-cell>
          <table:table-cell table:number-columns-repeated="2"/>
        </table:table-row>
        <table:table-row table:style-name="ro1">
          <table:table-cell office:value-type="float" office:value="0.76154363155365" calcext:value-type="float">
            <text:p>0.76154363155365</text:p>
          </table:table-cell>
          <table:table-cell table:number-columns-repeated="2"/>
        </table:table-row>
        <table:table-row table:style-name="ro1">
          <table:table-cell office:value-type="float" office:value="0.863487362861633" calcext:value-type="float">
            <text:p>0.863487362861633</text:p>
          </table:table-cell>
          <table:table-cell table:number-columns-repeated="2"/>
        </table:table-row>
        <table:table-row table:style-name="ro1">
          <table:table-cell office:value-type="float" office:value="0.905774593353272" calcext:value-type="float">
            <text:p>0.905774593353272</text:p>
          </table:table-cell>
          <table:table-cell table:number-columns-repeated="2"/>
        </table:table-row>
        <table:table-row table:style-name="ro1">
          <table:table-cell office:value-type="float" office:value="0.913575768470764" calcext:value-type="float">
            <text:p>0.913575768470764</text:p>
          </table:table-cell>
          <table:table-cell table:number-columns-repeated="2"/>
        </table:table-row>
        <table:table-row table:style-name="ro1">
          <table:table-cell office:value-type="float" office:value="0.924959182739258" calcext:value-type="float">
            <text:p>0.924959182739258</text:p>
          </table:table-cell>
          <table:table-cell table:number-columns-repeated="2"/>
        </table:table-row>
        <table:table-row table:style-name="ro1">
          <table:table-cell office:value-type="float" office:value="0.908963263034821" calcext:value-type="float">
            <text:p>0.908963263034821</text:p>
          </table:table-cell>
          <table:table-cell table:number-columns-repeated="2"/>
        </table:table-row>
        <table:table-row table:style-name="ro1">
          <table:table-cell office:value-type="float" office:value="0.907281339168549" calcext:value-type="float">
            <text:p>0.907281339168549</text:p>
          </table:table-cell>
          <table:table-cell table:number-columns-repeated="2"/>
        </table:table-row>
        <table:table-row table:style-name="ro1">
          <table:table-cell office:value-type="float" office:value="0.880949854850769" calcext:value-type="float">
            <text:p>0.880949854850769</text:p>
          </table:table-cell>
          <table:table-cell table:number-columns-repeated="2"/>
        </table:table-row>
        <table:table-row table:style-name="ro1">
          <table:table-cell office:value-type="float" office:value="0.925825357437134" calcext:value-type="float">
            <text:p>0.925825357437134</text:p>
          </table:table-cell>
          <table:table-cell table:number-columns-repeated="2"/>
        </table:table-row>
        <table:table-row table:style-name="ro1">
          <table:table-cell office:value-type="float" office:value="0.876612961292267" calcext:value-type="float">
            <text:p>0.876612961292267</text:p>
          </table:table-cell>
          <table:table-cell table:number-columns-repeated="2"/>
        </table:table-row>
        <table:table-row table:style-name="ro1">
          <table:table-cell office:value-type="float" office:value="0.834219515323639" calcext:value-type="float">
            <text:p>0.834219515323639</text:p>
          </table:table-cell>
          <table:table-cell table:number-columns-repeated="2"/>
        </table:table-row>
        <table:table-row table:style-name="ro1">
          <table:table-cell office:value-type="float" office:value="0.750527620315552" calcext:value-type="float">
            <text:p>0.750527620315552</text:p>
          </table:table-cell>
          <table:table-cell table:number-columns-repeated="2"/>
        </table:table-row>
        <table:table-row table:style-name="ro1">
          <table:table-cell office:value-type="float" office:value="0.884256958961487" calcext:value-type="float">
            <text:p>0.884256958961487</text:p>
          </table:table-cell>
          <table:table-cell table:number-columns-repeated="2"/>
        </table:table-row>
        <table:table-row table:style-name="ro1">
          <table:table-cell office:value-type="float" office:value="0.902743995189667" calcext:value-type="float">
            <text:p>0.902743995189667</text:p>
          </table:table-cell>
          <table:table-cell table:number-columns-repeated="2"/>
        </table:table-row>
        <table:table-row table:style-name="ro1">
          <table:table-cell office:value-type="float" office:value="0.903156816959381" calcext:value-type="float">
            <text:p>0.903156816959381</text:p>
          </table:table-cell>
          <table:table-cell table:number-columns-repeated="2"/>
        </table:table-row>
        <table:table-row table:style-name="ro1">
          <table:table-cell office:value-type="float" office:value="0.906274676322937" calcext:value-type="float">
            <text:p>0.906274676322937</text:p>
          </table:table-cell>
          <table:table-cell table:number-columns-repeated="2"/>
        </table:table-row>
        <table:table-row table:style-name="ro1">
          <table:table-cell office:value-type="float" office:value="0.897923529148102" calcext:value-type="float">
            <text:p>0.8979235291481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6T08:08:03.881862278</dc:date>
    <meta:editing-duration>PT7M45S</meta:editing-duration>
    <meta:editing-cycles>1</meta:editing-cycles>
    <meta:document-statistic meta:table-count="1" meta:cell-count="95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6_075828conf_memo.A1:20230216_075828conf_memo.A951" svg:x="0.32cm" svg:y="0.18cm" svg:width="13.255cm" svg:height="8.64cm">
          <chartooo:coordinate-region svg:x="1.047cm" svg:y="0.38cm" svg:width="12.15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6_075828conf_memo.A1:20230216_075828conf_memo.A951" chart:class="chart:scatter">
            <chart:data-point chart:repeated="9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4020884037018">
                <text:p>0.614020884037018</text:p>
                <draw:g>
                  <svg:desc>20230216_075828conf_memo.A1:20230216_075828conf_memo.A9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3216316699982">
                <text:p>0.763216316699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3728270530701">
                <text:p>0.753728270530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1546592712402">
                <text:p>0.781546592712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8642387390137">
                <text:p>0.808642387390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0942006111145">
                <text:p>0.860942006111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9952011108398">
                <text:p>0.819952011108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0005753040314">
                <text:p>0.780005753040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3011057376862">
                <text:p>0.743011057376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0583490133285">
                <text:p>0.260583490133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8854210376739">
                <text:p>0.258854210376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5003445148468">
                <text:p>0.325003445148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4870817661285">
                <text:p>0.644870817661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1289389133453">
                <text:p>0.791289389133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5358746051788">
                <text:p>0.265358746051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1042096614838">
                <text:p>0.471042096614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7501332759857">
                <text:p>0.727501332759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185085773468">
                <text:p>0.86185085773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2050062417984">
                <text:p>0.262050062417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1339659690857">
                <text:p>0.891339659690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1053009033203">
                <text:p>0.841053009033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9439253807068">
                <text:p>0.859439253807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7609736919403">
                <text:p>0.557609736919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8224511146545">
                <text:p>0.8582245111465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5391147136688">
                <text:p>0.915391147136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37939620018">
                <text:p>0.9337939620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9214725494385">
                <text:p>0.919214725494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0716981887817">
                <text:p>0.940716981887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264405965805">
                <text:p>0.94264405965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0189151763916">
                <text:p>0.9101891517639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0239160060883">
                <text:p>0.910239160060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7603492736816">
                <text:p>0.9176034927368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5965785980225">
                <text:p>0.925965785980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32140350341797">
                <text:p>0.932140350341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4870719909668">
                <text:p>0.9348707199096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4254169464111">
                <text:p>0.934254169464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0835366249084">
                <text:p>0.930835366249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7779734134674">
                <text:p>0.927779734134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4958527088165">
                <text:p>0.924958527088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943883895874">
                <text:p>0.919438838958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06568765640259">
                <text:p>0.9065687656402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3359870910644">
                <text:p>0.923359870910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6394302845001">
                <text:p>0.906394302845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7421877384186">
                <text:p>0.917421877384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0268476009369">
                <text:p>0.920268476009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4400935173035">
                <text:p>0.914400935173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2525346279144">
                <text:p>0.922525346279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3229207992554">
                <text:p>0.9332292079925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755800485611">
                <text:p>0.92755800485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4130618572235">
                <text:p>0.924130618572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1692371368408">
                <text:p>0.921692371368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7057325839996">
                <text:p>0.927057325839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1571741104126">
                <text:p>0.911571741104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05337750911713">
                <text:p>0.905337750911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518975019455">
                <text:p>0.84518975019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2462122440338">
                <text:p>0.842462122440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7869017124176">
                <text:p>0.557869017124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5765240192413">
                <text:p>0.275765240192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2553420066834">
                <text:p>0.4225534200668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16722548007965">
                <text:p>0.7167225480079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54515790939331">
                <text:p>0.8545157909393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7039523124695">
                <text:p>0.907039523124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96706163883209">
                <text:p>0.896706163883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2083077430725">
                <text:p>0.862083077430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95578026771545">
                <text:p>0.895578026771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2627449035644">
                <text:p>0.922627449035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6578283309936">
                <text:p>0.926578283309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1451270580291">
                <text:p>0.9214512705802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4415230751038">
                <text:p>0.924415230751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4340138435364">
                <text:p>0.914340138435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58083486557007">
                <text:p>0.858083486557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034506559372">
                <text:p>0.860345065593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90448820590973">
                <text:p>0.6904488205909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48636400699616">
                <text:p>0.648636400699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06367671489716">
                <text:p>0.7063676714897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22661471366882">
                <text:p>0.6226614713668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7094445228577">
                <text:p>0.5670944452285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56252205371857">
                <text:p>0.656252205371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06237816810608">
                <text:p>0.806237816810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7702877521515">
                <text:p>0.767702877521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2335731983185">
                <text:p>0.872335731983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5394682884216">
                <text:p>0.895394682884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5702919960022">
                <text:p>0.935702919960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654244184494">
                <text:p>0.94654244184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742561340332">
                <text:p>0.93742561340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5418744087219">
                <text:p>0.915418744087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26313829422">
                <text:p>0.92263138294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8343484401703">
                <text:p>0.9183434844017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43900525569916">
                <text:p>0.943900525569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23400938510895">
                <text:p>0.9234009385108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29236888885498">
                <text:p>0.929236888885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3348844051361">
                <text:p>0.9233488440513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781013250351">
                <text:p>0.927810132503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19757425785065">
                <text:p>0.919757425785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20798301696777">
                <text:p>0.9207983016967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3028519153595">
                <text:p>0.933028519153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3860957622528">
                <text:p>0.933860957622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2086756229401">
                <text:p>0.942086756229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4069216251373">
                <text:p>0.934069216251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16330218315124">
                <text:p>0.916330218315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39177691936493">
                <text:p>0.9391776919364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3098435401916">
                <text:p>0.93309843540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28815186023712">
                <text:p>0.9288151860237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28519308567047">
                <text:p>0.9285193085670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3304979801178">
                <text:p>0.933049798011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2448228597641">
                <text:p>0.924482285976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0320179462433">
                <text:p>0.8303201794624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50087463855743">
                <text:p>0.8500874638557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1897428035736">
                <text:p>0.8418974280357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23374593257904">
                <text:p>0.9233745932579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1185252666473">
                <text:p>0.8611852526664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29237258434296">
                <text:p>0.7292372584342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03470158576965">
                <text:p>0.9034701585769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4948492050171">
                <text:p>0.8849484920501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30318415164948">
                <text:p>0.9303184151649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2998868227005">
                <text:p>0.92998868227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23389315605164">
                <text:p>0.9233893156051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37796235084534">
                <text:p>0.9377962350845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33939337730408">
                <text:p>0.9339393377304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6422407627106">
                <text:p>0.9364224076271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50403034687042">
                <text:p>0.9504030346870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53319191932678">
                <text:p>0.9533191919326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0462300777435">
                <text:p>0.9304623007774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23720479011535">
                <text:p>0.9237204790115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94884645938873">
                <text:p>0.8948846459388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90584230422974">
                <text:p>0.8905842304229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7850832939148">
                <text:p>0.87850832939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7304425239563">
                <text:p>0.873044252395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86797904968262">
                <text:p>0.8867979049682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93844962120056">
                <text:p>0.893844962120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07017588615418">
                <text:p>0.9070175886154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95054161548615">
                <text:p>0.895054161548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07824397087097">
                <text:p>0.9078243970870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2532150745392">
                <text:p>0.9125321507453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91587853431702">
                <text:p>0.8915878534317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11724090576172">
                <text:p>0.9117240905761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09940183162689">
                <text:p>0.9099401831626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5388762950897">
                <text:p>0.9153887629508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7061924934387">
                <text:p>0.9170619249343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16742563247681">
                <text:p>0.9167425632476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12474811077118">
                <text:p>0.912474811077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36468124389648">
                <text:p>0.9364681243896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30384576320648">
                <text:p>0.9303845763206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6273097991943">
                <text:p>0.9362730979919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36775803565979">
                <text:p>0.936775803565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31491434574127">
                <text:p>0.9314914345741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47937905788422">
                <text:p>0.9479379057884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44568574428558">
                <text:p>0.9445685744285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814544916153">
                <text:p>0.948145449161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33336913585663">
                <text:p>0.9333369135856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3826562166214">
                <text:p>0.938265621662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876136302948">
                <text:p>0.928761363029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6779141426086">
                <text:p>0.9367791414260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35922920703888">
                <text:p>0.935922920703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5910234451294">
                <text:p>0.9259102344512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24839675426483">
                <text:p>0.9248396754264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23683404922485">
                <text:p>0.923683404922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3912603855133">
                <text:p>0.9039126038551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77850949764252">
                <text:p>0.877850949764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83057951927185">
                <text:p>0.8830579519271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23843324184418">
                <text:p>0.9238433241844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09556031227112">
                <text:p>0.909556031227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22788178920746">
                <text:p>0.822788178920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95914196968079">
                <text:p>0.8959141969680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52910280227661">
                <text:p>0.8529102802276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9321653842926">
                <text:p>0.8593216538429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98954570293427">
                <text:p>0.8989545702934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2323100566864">
                <text:p>0.923231005668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08147692680359">
                <text:p>0.9081476926803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12863790988922">
                <text:p>0.9128637909889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27972197532654">
                <text:p>0.9279721975326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20914649963379">
                <text:p>0.9209146499633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31020319461822">
                <text:p>0.9310203194618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287189245224">
                <text:p>0.92871892452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27171051502228">
                <text:p>0.927171051502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1725480556488">
                <text:p>0.917254805564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02842998504639">
                <text:p>0.9028429985046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09111499786377">
                <text:p>0.9091114997863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8328423500061">
                <text:p>0.8983284235000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87904822826386">
                <text:p>0.8879048228263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86488616466522">
                <text:p>0.8864886164665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4201648235321">
                <text:p>0.442016482353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46700727939606">
                <text:p>0.8467007279396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7344510555267">
                <text:p>0.9173445105552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8970515727997">
                <text:p>0.9289705157279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18647825717926">
                <text:p>0.9186478257179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11048710346222">
                <text:p>0.911048710346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12849545478821">
                <text:p>0.9128495454788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20850694179535">
                <text:p>0.9208506941795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13776159286499">
                <text:p>0.9137761592864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17891323566437">
                <text:p>0.9178913235664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9886150360107">
                <text:p>0.8798861503601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72776329517365">
                <text:p>0.8727763295173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49761068820953">
                <text:p>0.8497610688209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43355596065521">
                <text:p>0.8433555960655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43513488769531">
                <text:p>0.8435134887695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79344379901886">
                <text:p>0.7793443799018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56563639640808">
                <text:p>0.6565636396408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22423213720322">
                <text:p>0.4224232137203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1216661930084">
                <text:p>0.3012166619300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7410985827446">
                <text:p>0.474109858274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03524374961853">
                <text:p>0.8035243749618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8730683326721">
                <text:p>0.8487306833267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6378675699234">
                <text:p>0.863786756992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8979403972626">
                <text:p>0.8589794039726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86240780353546">
                <text:p>0.8862407803535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54108989238739">
                <text:p>0.854108989238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0395212173462">
                <text:p>0.8403952121734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27612364292145">
                <text:p>0.9276123642921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4762477874756">
                <text:p>0.9347624778747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07591044902802">
                <text:p>0.9075910449028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11230266094208">
                <text:p>0.9112302660942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07536447048187">
                <text:p>0.9075364470481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04077529907227">
                <text:p>0.9040775299072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09639537334442">
                <text:p>0.9096395373344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1657280921936">
                <text:p>0.916572809219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16374981403351">
                <text:p>0.9163749814033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411145210266">
                <text:p>0.9084111452102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03357028961181">
                <text:p>0.9033570289611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04727339744568">
                <text:p>0.9047273397445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796936988831">
                <text:p>0.9017969369888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2078866958618">
                <text:p>0.9020788669586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99754881858826">
                <text:p>0.8997548818588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74541437625885">
                <text:p>0.7745414376258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92989194393158">
                <text:p>0.7929891943931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78744840621948">
                <text:p>0.8787448406219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78731787204742">
                <text:p>0.8787317872047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65968406200409">
                <text:p>0.8659684062004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19628036022186">
                <text:p>0.7196280360221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79308998584747">
                <text:p>0.8793089985847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60865533351898">
                <text:p>0.8608655333518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80846500396729">
                <text:p>0.8808465003967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00014460086823">
                <text:p>0.9000144600868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7251079082489">
                <text:p>0.872510790824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70721399784088">
                <text:p>0.8707213997840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95407378673553">
                <text:p>0.8954073786735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96364867687225">
                <text:p>0.8963648676872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71909260749817">
                <text:p>0.8719092607498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00071561336517">
                <text:p>0.9000715613365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34351027011871">
                <text:p>0.9343510270118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19221997261047">
                <text:p>0.9192219972610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05308663845062">
                <text:p>0.9053086638450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05926644802094">
                <text:p>0.9059266448020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19865012168884">
                <text:p>0.9198650121688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12691175937653">
                <text:p>0.9126911759376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0986555814743">
                <text:p>0.909865558147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10935938358307">
                <text:p>0.9109359383583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01574015617371">
                <text:p>0.901574015617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1075793504715">
                <text:p>0.810757935047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74379372596741">
                <text:p>0.7743793725967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12704086303711">
                <text:p>0.8127040863037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79324424266815">
                <text:p>0.5793244242668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37992143630981">
                <text:p>0.637992143630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05635583400726">
                <text:p>0.605635583400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53107142448425">
                <text:p>0.5531071424484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61061525344849">
                <text:p>0.6610615253448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93864250183106">
                <text:p>0.7938642501831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17072868347168">
                <text:p>0.817072868347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52101361751556">
                <text:p>0.7521013617515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12967550754547">
                <text:p>0.6129675507545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6738722324371">
                <text:p>0.2567387223243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65610706806183">
                <text:p>0.5656107068061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42242097854614">
                <text:p>0.7422420978546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9884090423584">
                <text:p>0.898840904235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97242605686188">
                <text:p>0.8972426056861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69961678981781">
                <text:p>0.8699616789817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85788011550903">
                <text:p>0.5857880115509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97085547447205">
                <text:p>0.8970855474472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19721305370331">
                <text:p>0.9197213053703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24324750900269">
                <text:p>0.9243247509002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85675668716431">
                <text:p>0.8856756687164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38578581809998">
                <text:p>0.838578581809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08692991733551">
                <text:p>0.8086929917335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62133264541626">
                <text:p>0.8621332645416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07040452957153">
                <text:p>0.8070404529571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73243880271912">
                <text:p>0.6732438802719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73366415500641">
                <text:p>0.8733664155006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6534059047699">
                <text:p>0.865340590476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44686031341553">
                <text:p>0.8446860313415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82493555545807">
                <text:p>0.8824935555458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85005116462708">
                <text:p>0.8850051164627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77672255039215">
                <text:p>0.8776722550392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76236617565155">
                <text:p>0.8762366175651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18192005157471">
                <text:p>0.8181920051574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01121652126312">
                <text:p>0.8011216521263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48376572132111">
                <text:p>0.8483765721321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23456764221191">
                <text:p>0.8234567642211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3197203874588">
                <text:p>0.731972038745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59905123710632">
                <text:p>0.8599051237106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57013738155365">
                <text:p>0.7570137381553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85285913944244">
                <text:p>0.8852859139442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73778164386749">
                <text:p>0.8737781643867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66976499557495">
                <text:p>0.8669764995574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88048088550568">
                <text:p>0.7880480885505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65903234481812">
                <text:p>0.7659032344818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36078703403473">
                <text:p>0.8360787034034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38671326637268">
                <text:p>0.8386713266372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29652488231659">
                <text:p>0.8296524882316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24552309513092">
                <text:p>0.6245523095130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89942419528961">
                <text:p>0.6899424195289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5200287103653">
                <text:p>0.652002871036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32358968257904">
                <text:p>0.6323589682579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25087225437164">
                <text:p>0.7250872254371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73236811161041">
                <text:p>0.7732368111610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02513062953949">
                <text:p>0.8025130629539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94150292873383">
                <text:p>0.7941502928733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66988277435303">
                <text:p>0.7669882774353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69691944122314">
                <text:p>0.7696919441223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49271750450134">
                <text:p>0.7492717504501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68071687221527">
                <text:p>0.6680716872215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78342437744141">
                <text:p>0.5783424377441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04987955093384">
                <text:p>0.5049879550933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88073688745499">
                <text:p>0.2880736887454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96667486429214">
                <text:p>0.2966674864292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06537425518036">
                <text:p>0.7065374255180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92116641998291">
                <text:p>0.7921166419982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34036648273468">
                <text:p>0.8340366482734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36188435554504">
                <text:p>0.8361884355545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36382865905762">
                <text:p>0.8363828659057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09020936489105">
                <text:p>0.8090209364891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79346370697022">
                <text:p>0.8793463706970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24559390544891">
                <text:p>0.8245593905448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64942467212677">
                <text:p>0.7649424672126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64512860774994">
                <text:p>0.8645128607749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75935852527618">
                <text:p>0.8759358525276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1106741428375">
                <text:p>0.8111067414283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63920569419861">
                <text:p>0.8639205694198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28090608119965">
                <text:p>0.8280906081199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34546208381653">
                <text:p>0.8345462083816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69084537029266">
                <text:p>0.8690845370292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60390782356262">
                <text:p>0.8603907823562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79380524158478">
                <text:p>0.8793805241584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59998285770416">
                <text:p>0.8599982857704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55219066143036">
                <text:p>0.8552190661430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85359263420105">
                <text:p>0.7853592634201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00908899307251">
                <text:p>0.7009088993072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69595980644226">
                <text:p>0.7695959806442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65674233436585">
                <text:p>0.7656742334365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3839795589447">
                <text:p>0.738397955894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43049955368042">
                <text:p>0.6430499553680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22055399417877">
                <text:p>0.8220553994178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57541501522064">
                <text:p>0.8575415015220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69214296340942">
                <text:p>0.8692142963409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64883840084076">
                <text:p>0.8648838400840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6669385433197">
                <text:p>0.866693854331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7229038476944">
                <text:p>0.672290384769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23798775672913">
                <text:p>0.8237987756729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84681499004364">
                <text:p>0.7846814990043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34002017974854">
                <text:p>0.8340020179748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80174994468689">
                <text:p>0.8801749944686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61309707164764">
                <text:p>0.8613097071647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75447189807892">
                <text:p>0.7754471898078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39971542358398">
                <text:p>0.8399715423583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03796195983887">
                <text:p>0.9037961959838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63488030433655">
                <text:p>0.6634880304336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23766481876373">
                <text:p>0.6237664818763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9488525390625">
                <text:p>0.69488525390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38376224040985">
                <text:p>0.8383762240409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59419524669647">
                <text:p>0.8594195246696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19213044643402">
                <text:p>0.6192130446434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75967657566071">
                <text:p>0.7759676575660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87823235988617">
                <text:p>0.6878232359886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74420928955078">
                <text:p>0.5744209289550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69276344776154">
                <text:p>0.8692763447761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8369220495224">
                <text:p>0.883692204952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1827917098999">
                <text:p>0.91827917098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9906108379364">
                <text:p>0.899061083793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4554386138916">
                <text:p>0.845543861389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44655692577362">
                <text:p>0.8446556925773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55520486831665">
                <text:p>0.8555204868316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8198047876358">
                <text:p>0.881980478763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08876121044159">
                <text:p>0.9088761210441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00752067565918">
                <text:p>0.9007520675659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17042136192322">
                <text:p>0.9170421361923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26236748695374">
                <text:p>0.9262367486953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09902811050415">
                <text:p>0.9099028110504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25244808197022">
                <text:p>0.9252448081970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30619060993195">
                <text:p>0.9306190609931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34525370597839">
                <text:p>0.9345253705978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17711079120636">
                <text:p>0.9177110791206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11141633987427">
                <text:p>0.9111416339874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09591197967529">
                <text:p>0.9095911979675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36697781085968">
                <text:p>0.9366977810859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20363664627075">
                <text:p>0.9203636646270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03920233249664">
                <text:p>0.9039202332496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09924423694611">
                <text:p>0.8099244236946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78730118274689">
                <text:p>0.3787301182746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58033990859985">
                <text:p>0.7580339908599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02376759052277">
                <text:p>0.6023767590522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75196272134781">
                <text:p>0.4751962721347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66480600833893">
                <text:p>0.6664806008338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69475913047791">
                <text:p>0.6694759130477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98903465270996">
                <text:p>0.7989034652709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63201010227203">
                <text:p>0.5632010102272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0729968547821">
                <text:p>0.607299685478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7409975528717">
                <text:p>0.3974099755287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30673229694366">
                <text:p>0.6306732296943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39747381210327">
                <text:p>0.6397473812103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01797914505005">
                <text:p>0.5017979145050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16032528877258">
                <text:p>0.3160325288772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06612133979797">
                <text:p>0.8066121339797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878413438797">
                <text:p>0.88784134387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76210749149323">
                <text:p>0.8762107491493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98557424545288">
                <text:p>0.8985574245452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9140111207962">
                <text:p>0.891401112079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13075089454651">
                <text:p>0.9130750894546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92417192459106">
                <text:p>0.8924171924591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18723523616791">
                <text:p>0.9187235236167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16685998439789">
                <text:p>0.9166859984397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20352637767791">
                <text:p>0.9203526377677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28214907646179">
                <text:p>0.9282149076461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92599403858185">
                <text:p>0.8925994038581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30832004547119">
                <text:p>0.8308320045471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14424121379852">
                <text:p>0.9144241213798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12783086299896">
                <text:p>0.9127830862998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77465665340424">
                <text:p>0.8774656653404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83281111717224">
                <text:p>0.8832811117172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03925514221191">
                <text:p>0.8039255142211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63748645782471">
                <text:p>0.7637486457824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87093961238861">
                <text:p>0.8870939612388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98610472679138">
                <text:p>0.8986104726791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82010102272034">
                <text:p>0.8820101022720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51309835910797">
                <text:p>0.8513098359107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0307469367981">
                <text:p>0.703074693679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39992225170136">
                <text:p>0.8399922251701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62485647201538">
                <text:p>0.8624856472015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60602676868439">
                <text:p>0.8606026768684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83850908279419">
                <text:p>0.7838509082794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59424090385437">
                <text:p>0.7594240903854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1590850353241">
                <text:p>0.615908503532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91434645652771">
                <text:p>0.7914346456527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63773798942566">
                <text:p>0.7637737989425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99622893333435">
                <text:p>0.7996228933334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98322105407715">
                <text:p>0.8983221054077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09053146839142">
                <text:p>0.9090531468391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91319215297699">
                <text:p>0.8913192152976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01142835617065">
                <text:p>0.9011428356170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01144206523895">
                <text:p>0.9011442065238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87296795845032">
                <text:p>0.8872967958450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75235736370087">
                <text:p>0.8752357363700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47935676574707">
                <text:p>0.8479356765747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06031048297882">
                <text:p>0.8060310482978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56088495254517">
                <text:p>0.7560884952545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61591196060181">
                <text:p>0.7615911960601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28695237636566">
                <text:p>0.8286952376365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74103009700775">
                <text:p>0.8741030097007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80031704902649">
                <text:p>0.8800317049026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69624018669128">
                <text:p>0.8696240186691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33182549476624">
                <text:p>0.7331825494766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99831783771515">
                <text:p>0.6998317837715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88966238498688">
                <text:p>0.7889662384986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39334082603455">
                <text:p>0.6393340826034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0366986989975">
                <text:p>0.803669869899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20595562458038">
                <text:p>0.8205955624580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35218071937561">
                <text:p>0.8352180719375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41902458667755">
                <text:p>0.4419024586677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4175506234169">
                <text:p>0.341755062341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4539288282394">
                <text:p>0.4345392882823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79702603816986">
                <text:p>0.2797026038169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80156421661377">
                <text:p>0.4801564216613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95529925823212">
                <text:p>0.3955299258232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33141613006592">
                <text:p>0.5331416130065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24416548013687">
                <text:p>0.3244165480136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66973495483398">
                <text:p>0.7669734954833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49780809879303">
                <text:p>0.6497808098793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87141758203507">
                <text:p>0.4871417582035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8302948474884">
                <text:p>0.483029484748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51852583885193">
                <text:p>0.5518525838851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46651184558868">
                <text:p>0.5466511845588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52050358057022">
                <text:p>0.4520503580570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47395586967468">
                <text:p>0.5473955869674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39734542369843">
                <text:p>0.5397345423698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31894028186798">
                <text:p>0.5318940281867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53002297878265">
                <text:p>0.5530022978782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02668082714081">
                <text:p>0.5026680827140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23351550102234">
                <text:p>0.5233515501022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28729856014252">
                <text:p>0.5287298560142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31050026416779">
                <text:p>0.5310500264167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12612640857697">
                <text:p>0.5126126408576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26006162166595">
                <text:p>0.5260061621665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2393764257431">
                <text:p>0.523937642574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13666868209839">
                <text:p>0.5136668682098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1646625995636">
                <text:p>0.516466259956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25723576545715">
                <text:p>0.5257235765457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0555557012558">
                <text:p>0.505555570125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07253110408783">
                <text:p>0.5072531104087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1141083240509">
                <text:p>0.511410832405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08370459079742">
                <text:p>0.5083704590797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06559789180756">
                <text:p>0.5065597891807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14474093914032">
                <text:p>0.5144740939140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8702946305275">
                <text:p>0.487029463052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13647162914276">
                <text:p>0.6136471629142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27528965473175">
                <text:p>0.6275289654731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19611620903015">
                <text:p>0.6196116209030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13237679004669">
                <text:p>0.6132376790046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09819173812866">
                <text:p>0.6098191738128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03708982467651">
                <text:p>0.6037089824676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0927164554596">
                <text:p>0.609271645545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1525696516037">
                <text:p>0.615256965160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12762033939362">
                <text:p>0.61276203393936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612671077251434">
                <text:p>0.6126710772514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08174264431">
                <text:p>0.6081742644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06741905212402">
                <text:p>0.6067419052124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98530828952789">
                <text:p>0.5985308289527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33583641052246">
                <text:p>0.5335836410522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00250720977783">
                <text:p>0.6002507209777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65937030315399">
                <text:p>0.7659370303153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12490999698639">
                <text:p>0.8124909996986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25077927112579">
                <text:p>0.7250779271125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02594792842865">
                <text:p>0.6025947928428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87393045425415">
                <text:p>0.5873930454254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39412599802017">
                <text:p>0.3394125998020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31516259908676">
                <text:p>0.4315162599086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41603398323059">
                <text:p>0.8416033983230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61655414104462">
                <text:p>0.8616554141044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96787142753601">
                <text:p>0.7967871427536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54146039485931">
                <text:p>0.7541460394859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92523169517517">
                <text:p>0.8925231695175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96904587745667">
                <text:p>0.8969045877456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95262837409973">
                <text:p>0.8952628374099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83275330066681">
                <text:p>0.8832753300666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12996625900269">
                <text:p>0.8129966259002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05139446258545">
                <text:p>0.90513944625854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00612652301788">
                <text:p>0.9006126523017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21891450881958">
                <text:p>0.9218914508819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85545015335083">
                <text:p>0.8855450153350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81417572498322">
                <text:p>0.8814175724983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97135376930237">
                <text:p>0.8971353769302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51641118526459">
                <text:p>0.8516411185264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66514503955841">
                <text:p>0.8665145039558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758418202400208">
                <text:p>0.7584182024002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00861501693726">
                <text:p>0.9008615016937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66407513618469">
                <text:p>0.8664075136184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89675438404083">
                <text:p>0.88967543840408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93608510494232">
                <text:p>0.8936085104942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48240315914154">
                <text:p>0.8482403159141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94311130046845">
                <text:p>0.8943111300468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5448956489563">
                <text:p>0.854489564895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13405776023865">
                <text:p>0.9134057760238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82278501987457">
                <text:p>0.8822785019874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60420143604279">
                <text:p>0.7604201436042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99047434329987">
                <text:p>0.8990474343299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13639307022095">
                <text:p>0.9136393070220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1836142539978">
                <text:p>0.918361425399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79203140735626">
                <text:p>0.8792031407356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5947173833847">
                <text:p>0.859471738338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14778232574463">
                <text:p>0.9147782325744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17988359928131">
                <text:p>0.91798835992813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81031334400177">
                <text:p>0.8810313344001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65483820438385">
                <text:p>0.8654838204383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04727518558502">
                <text:p>0.9047275185585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24682438373566">
                <text:p>0.9246824383735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26798701286316">
                <text:p>0.9267987012863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11184787750244">
                <text:p>0.9111847877502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68390619754791">
                <text:p>0.8683906197547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10125911235809">
                <text:p>0.9101259112358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07637000083923">
                <text:p>0.9076370000839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1729736328125">
                <text:p>0.917297363281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96502792835236">
                <text:p>0.8965027928352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80425095558167">
                <text:p>0.8804250955581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897585272789">
                <text:p>0.88975852727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98782253265381">
                <text:p>0.8987822532653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94563555717468">
                <text:p>0.8945635557174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8624119758606">
                <text:p>0.886241197586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62270712852478">
                <text:p>0.86227071285247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39453876018524">
                <text:p>0.8394538760185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17214071750641">
                <text:p>0.8172140717506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82033514976501">
                <text:p>0.5820335149765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59337174892426">
                <text:p>0.4593371748924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62982857227325">
                <text:p>0.5629828572273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40168231725693">
                <text:p>0.4401682317256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73317694664001">
                <text:p>0.7733176946640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95085430145264">
                <text:p>0.7950854301452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27146947383881">
                <text:p>0.8271469473838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0259712934494">
                <text:p>0.902597129344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13675010204315">
                <text:p>0.9136750102043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10059034824371">
                <text:p>0.9100590348243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25680816173553">
                <text:p>0.9256808161735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2637175321579">
                <text:p>0.926371753215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15780186653137">
                <text:p>0.9157801866531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04470384120941">
                <text:p>0.9044703841209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1279149055481">
                <text:p>0.912791490554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197798371315">
                <text:p>0.91977983713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20061290264129">
                <text:p>0.9200612902641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16923880577087">
                <text:p>0.91692388057708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14178609848022">
                <text:p>0.9141786098480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1166353225708">
                <text:p>0.911663532257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1793155670166">
                <text:p>0.917931556701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1978907585144">
                <text:p>0.919789075851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22328412532806">
                <text:p>0.9223284125328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2173832654953">
                <text:p>0.921738326549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24977421760559">
                <text:p>0.92497742176055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25307214260101">
                <text:p>0.9253072142601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25049006938934">
                <text:p>0.9250490069389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24474835395813">
                <text:p>0.9244748353958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24132883548737">
                <text:p>0.9241328835487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21740710735321">
                <text:p>0.9217407107353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20583248138428">
                <text:p>0.9205832481384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16435241699219">
                <text:p>0.9164352416992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16147768497467">
                <text:p>0.9161477684974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17039453983307">
                <text:p>0.9170394539833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17097151279449">
                <text:p>0.9170971512794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14732873439789">
                <text:p>0.9147328734397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13066983222961">
                <text:p>0.9130669832229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12858009338379">
                <text:p>0.9128580093383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13875997066498">
                <text:p>0.9138759970664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12805318832397">
                <text:p>0.9128053188323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12495851516724">
                <text:p>0.91249585151672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13119077682495">
                <text:p>0.9131190776824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12959396839142">
                <text:p>0.9129593968391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14943516254425">
                <text:p>0.9149435162544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17966902256012">
                <text:p>0.9179669022560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18099582195282">
                <text:p>0.9180995821952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18580412864685">
                <text:p>0.9185804128646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18968856334686">
                <text:p>0.9189688563346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19265329837799">
                <text:p>0.9192653298377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16957795619965">
                <text:p>0.9169577956199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15566205978394">
                <text:p>0.9155662059783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79429161548615">
                <text:p>0.8794291615486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879808008670807">
                <text:p>0.8798080086708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884302020072937">
                <text:p>0.8843020200729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8515305519104">
                <text:p>0.88515305519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74877691268921">
                <text:p>0.8748776912689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85244786739349">
                <text:p>0.8852447867393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86895775794983">
                <text:p>0.8868957757949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03975188732147">
                <text:p>0.9039751887321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0412962436676">
                <text:p>0.904129624366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898764669895172">
                <text:p>0.8987646698951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89433890581131">
                <text:p>0.894338905811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14015591144562">
                <text:p>0.9140155911445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09984052181244">
                <text:p>0.9099840521812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15851891040802">
                <text:p>0.9158518910408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14277493953705">
                <text:p>0.9142774939537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03656005859375">
                <text:p>0.903656005859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81080746650696">
                <text:p>0.8810807466506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95472586154938">
                <text:p>0.8954725861549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879327714443207">
                <text:p>0.8793277144432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8793557882309">
                <text:p>0.887935578823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03774917125702">
                <text:p>0.9037749171257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00337636470795">
                <text:p>0.9003376364707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93653690814972">
                <text:p>0.89365369081497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89695882797241">
                <text:p>0.8896958827972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78790378570556">
                <text:p>0.8787903785705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65997850894928">
                <text:p>0.8659978508949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62988471984863">
                <text:p>0.8629884719848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57152104377747">
                <text:p>0.85715210437774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56438755989075">
                <text:p>0.8564387559890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73239934444428">
                <text:p>0.8732399344444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49923372268677">
                <text:p>0.8499233722686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18767964839935">
                <text:p>0.81876796483993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710730016231537">
                <text:p>0.7107300162315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45169377326965">
                <text:p>0.6451693773269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39194846153259">
                <text:p>0.63919484615325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596975803375244">
                <text:p>0.5969758033752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53644996881485">
                <text:p>0.536449968814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575894355773926">
                <text:p>0.5758943557739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84216475486755">
                <text:p>0.5842164754867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532081305980682">
                <text:p>0.53208130598068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39971649646759">
                <text:p>0.53997164964675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576839745044708">
                <text:p>0.5768397450447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46714150905609">
                <text:p>0.6467141509056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6329443454742">
                <text:p>0.6663294434547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8914657831192">
                <text:p>0.689146578311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721874713897705">
                <text:p>0.7218747138977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700179278850555">
                <text:p>0.7001792788505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739316284656525">
                <text:p>0.7393162846565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12990820407867">
                <text:p>0.7129908204078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763332724571228">
                <text:p>0.7633327245712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53881692886353">
                <text:p>0.7538816928863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79475927352905">
                <text:p>0.7794759273529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59463429450989">
                <text:p>0.7594634294509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96606421470642">
                <text:p>0.79660642147064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13505947589874">
                <text:p>0.8135059475898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29579412937164">
                <text:p>0.8295794129371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51565420627594">
                <text:p>0.85156542062759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67401301860809">
                <text:p>0.8674013018608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68264019489288">
                <text:p>0.8682640194892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848434150218964">
                <text:p>0.8484341502189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57406377792358">
                <text:p>0.8574063777923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54058623313904">
                <text:p>0.8540586233139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59737992286682">
                <text:p>0.85973799228668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75639736652374">
                <text:p>0.8756397366523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880032539367676">
                <text:p>0.8800325393676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886610150337219">
                <text:p>0.8866101503372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890954673290253">
                <text:p>0.89095467329025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890648722648621">
                <text:p>0.8906487226486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889643132686615">
                <text:p>0.8896431326866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93120527267456">
                <text:p>0.8931205272674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91400396823883">
                <text:p>0.8914003968238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93675088882446">
                <text:p>0.8936750888824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94418239593506">
                <text:p>0.8944182395935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93064260482788">
                <text:p>0.8930642604827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92453372478485">
                <text:p>0.8924533724784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91116857528687">
                <text:p>0.89111685752868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89295876026154">
                <text:p>0.8892958760261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9101243019104">
                <text:p>0.891012430191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90571653842926">
                <text:p>0.8905716538429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87066721916199">
                <text:p>0.88706672191619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90530705451965">
                <text:p>0.8905307054519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97433876991272">
                <text:p>0.89743387699127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95726323127747">
                <text:p>0.8957263231277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97185623645783">
                <text:p>0.8971856236457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99490594863892">
                <text:p>0.8994905948638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05102908611298">
                <text:p>0.9051029086112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05313789844513">
                <text:p>0.9053137898445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05737996101379">
                <text:p>0.90573799610137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00785386562347">
                <text:p>0.9007853865623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97102832794189">
                <text:p>0.89710283279418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84140551090241">
                <text:p>0.8841405510902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74239146709442">
                <text:p>0.8742391467094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868044137954712">
                <text:p>0.8680441379547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63990664482117">
                <text:p>0.8639906644821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5709810256958">
                <text:p>0.857098102569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7081104516983">
                <text:p>0.8708110451698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72179269790649">
                <text:p>0.8721792697906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69549691677094">
                <text:p>0.8695496916770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17375779151917">
                <text:p>0.8173757791519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04408729076386">
                <text:p>0.8044087290763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50270390510559">
                <text:p>0.85027039051055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53413343429565">
                <text:p>0.85341334342956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76263320446014">
                <text:p>0.8762633204460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86343955993652">
                <text:p>0.8863439559936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73028934001923">
                <text:p>0.8730289340019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62146377563477">
                <text:p>0.8621463775634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63164007663727">
                <text:p>0.86316400766372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85625779628754">
                <text:p>0.8856257796287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47137331962585">
                <text:p>0.8471373319625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91894400119782">
                <text:p>0.89189440011978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79864990711212">
                <text:p>0.8798649907112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8079971075058">
                <text:p>0.880799710750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93501818180084">
                <text:p>0.8935018181800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895831823348999">
                <text:p>0.89583182334899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905697107315064">
                <text:p>0.90569710731506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9763069152832">
                <text:p>0.897630691528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91903102397919">
                <text:p>0.8919031023979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91064643859863">
                <text:p>0.8910646438598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89711439609528">
                <text:p>0.8897114396095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93058478832245">
                <text:p>0.8930584788322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83187830448151">
                <text:p>0.8831878304481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01208460330963">
                <text:p>0.9012084603309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99214088916779">
                <text:p>0.8992140889167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98128151893616">
                <text:p>0.8981281518936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887780070304871">
                <text:p>0.8877800703048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883360028266907">
                <text:p>0.8833600282669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885842025279999">
                <text:p>0.8858420252799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83670032024383">
                <text:p>0.8836700320243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84647965431213">
                <text:p>0.8846479654312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94149303436279">
                <text:p>0.8941493034362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93723905086517">
                <text:p>0.8937239050865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07178640365601">
                <text:p>0.9071786403656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1382908821106">
                <text:p>0.9138290882110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17496860027313">
                <text:p>0.9174968600273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11608219146728">
                <text:p>0.9116082191467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898901522159576">
                <text:p>0.8989015221595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9759773015976">
                <text:p>0.897597730159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19647574424744">
                <text:p>0.9196475744247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23834204673767">
                <text:p>0.9238342046737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2359060049057">
                <text:p>0.923590600490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17710423469543">
                <text:p>0.9177104234695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32343363761902">
                <text:p>0.93234336376190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19962465763092">
                <text:p>0.9199624657630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93836140632629">
                <text:p>0.8938361406326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0891706943512">
                <text:p>0.908917069435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06369864940643">
                <text:p>0.9063698649406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82044494152069">
                <text:p>0.8820444941520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881126224994659">
                <text:p>0.8811262249946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10738468170166">
                <text:p>0.91073846817016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85558462142944">
                <text:p>0.7855584621429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570916533470154">
                <text:p>0.5709165334701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1914929151535">
                <text:p>0.719149291515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81394958496094">
                <text:p>0.7813949584960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67611408233643">
                <text:p>0.8676114082336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881348490715027">
                <text:p>0.8813484907150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60870182514191">
                <text:p>0.8608701825141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868154525756836">
                <text:p>0.8681545257568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881558895111084">
                <text:p>0.8815588951110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889989793300629">
                <text:p>0.88998979330062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16365027427673">
                <text:p>0.91636502742767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16898429393768">
                <text:p>0.9168984293937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06001925468445">
                <text:p>0.9060019254684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64428639411926">
                <text:p>0.8644286394119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864184319972992">
                <text:p>0.8641843199729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866515398025513">
                <text:p>0.8665153980255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78487086296081">
                <text:p>0.7784870862960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878406345844269">
                <text:p>0.8784063458442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826525032520294">
                <text:p>0.8265250325202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86199724674225">
                <text:p>0.6861997246742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35497915744781">
                <text:p>0.33549791574478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61125773191452">
                <text:p>0.611257731914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73495995998383">
                <text:p>0.87349599599838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90630841255188">
                <text:p>0.8906308412551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51349234580994">
                <text:p>0.85134923458099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898875534534454">
                <text:p>0.8988755345344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896561622619629">
                <text:p>0.8965616226196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86578440666199">
                <text:p>0.88657844066619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67938041687012">
                <text:p>0.8679380416870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844474911689758">
                <text:p>0.8444749116897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821183443069458">
                <text:p>0.82118344306945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07569980621338">
                <text:p>0.8075699806213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89938151836395">
                <text:p>0.7899381518363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23729872703552">
                <text:p>0.8237298727035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40189397335053">
                <text:p>0.84018939733505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91340291500092">
                <text:p>0.7913402915000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69591772556305">
                <text:p>0.8695917725563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47027003765106">
                <text:p>0.8470270037651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38161647319794">
                <text:p>0.8381616473197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67418265342712">
                <text:p>0.7674182653427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658095180988312">
                <text:p>0.6580951809883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518598198890686">
                <text:p>0.5185981988906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572857677936554">
                <text:p>0.5728576779365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659885823726654">
                <text:p>0.65988582372665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25015461444855">
                <text:p>0.7250154614448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39948511123657">
                <text:p>0.7399485111236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97279703617096">
                <text:p>0.4972797036170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3141154050827">
                <text:p>0.831411540508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97621929645538">
                <text:p>0.89762192964553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4750235080719">
                <text:p>0.847502350807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55360078811646">
                <text:p>0.5553600788116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75392556190491">
                <text:p>0.8753925561904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68218064308167">
                <text:p>0.8682180643081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74220252037048">
                <text:p>0.87422025203704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01806950569153">
                <text:p>0.9018069505691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73584389686585">
                <text:p>0.8735843896865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24787580966949">
                <text:p>0.9247875809669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19407904148102">
                <text:p>0.91940790414810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10091519355774">
                <text:p>0.91009151935577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78174722194672">
                <text:p>0.8781747221946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92157077789306">
                <text:p>0.8921570777893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95561754703522">
                <text:p>0.8955617547035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39487791061401">
                <text:p>0.8394877910614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60056984424591">
                <text:p>0.600569844245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608606338500977">
                <text:p>0.6086063385009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26088666915894">
                <text:p>0.8260886669158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64120364189148">
                <text:p>0.8641203641891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77163946628571">
                <text:p>0.87716394662857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6586731672287">
                <text:p>0.865867316722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54065954685211">
                <text:p>0.8540659546852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65839242935181">
                <text:p>0.8658392429351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65337312221527">
                <text:p>0.8653373122215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76004099845886">
                <text:p>0.8760040998458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84203493595123">
                <text:p>0.8842034935951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89972567558289">
                <text:p>0.8899725675582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9552628993988">
                <text:p>0.895526289939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00038003921509">
                <text:p>0.90003800392150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07938897609711">
                <text:p>0.9079388976097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14946913719177">
                <text:p>0.9149469137191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19073224067688">
                <text:p>0.9190732240676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17692720890045">
                <text:p>0.9176927208900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09606516361237">
                <text:p>0.9096065163612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905666649341583">
                <text:p>0.90566664934158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03069972991943">
                <text:p>0.9030699729919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91996383666992">
                <text:p>0.8919963836669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13296222686768">
                <text:p>0.9132962226867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22559499740601">
                <text:p>0.9225594997406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916394770145416">
                <text:p>0.9163947701454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14287030696869">
                <text:p>0.91428703069686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15121614933014">
                <text:p>0.9151216149330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97360026836395">
                <text:p>0.8973600268363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28494608402252">
                <text:p>0.8284946084022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60442042350769">
                <text:p>0.86044204235076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01918864250183">
                <text:p>0.80191886425018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25858056545258">
                <text:p>0.82585805654525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77060627937317">
                <text:p>0.2770606279373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80208486318588">
                <text:p>0.4802084863185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680910766124725">
                <text:p>0.6809107661247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624099254608154">
                <text:p>0.6240992546081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77734875679016">
                <text:p>0.2777348756790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71246665716171">
                <text:p>0.37124666571617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678591251373291">
                <text:p>0.6785912513732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409423917531967">
                <text:p>0.4094239175319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413228064775467">
                <text:p>0.41322806477546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97019159793854">
                <text:p>0.6970191597938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61989176273346">
                <text:p>0.7619891762733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792206287384033">
                <text:p>0.7922062873840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479916006326675">
                <text:p>0.4799160063266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73067796230316">
                <text:p>0.3730677962303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03454691171646">
                <text:p>0.40345469117164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94729232788086">
                <text:p>0.2947292327880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60258913040161">
                <text:p>0.7602589130401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19182455539703">
                <text:p>0.81918245553970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38494777679443">
                <text:p>0.8384947776794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06477248668671">
                <text:p>0.80647724866867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720936477184296">
                <text:p>0.72093647718429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79198169708252">
                <text:p>0.7919816970825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16394686698914">
                <text:p>0.8163946866989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564735651016235">
                <text:p>0.5647356510162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84935885667801">
                <text:p>0.3849358856678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478198051452637">
                <text:p>0.4781980514526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70538830757141">
                <text:p>0.3705388307571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57224643230438">
                <text:p>0.8572246432304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63929867744446">
                <text:p>0.86392986774444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72033715248108">
                <text:p>0.8720337152481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24586749076843">
                <text:p>0.8245867490768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80314528942108">
                <text:p>0.8803145289421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85204017162323">
                <text:p>0.8852040171623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58334720134735">
                <text:p>0.8583347201347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77980768680573">
                <text:p>0.87798076868057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1085028648376">
                <text:p>0.8910850286483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814692735672">
                <text:p>0.8981469273567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05466139316559">
                <text:p>0.90546613931655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94167542457581">
                <text:p>0.89416754245758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74018907546997">
                <text:p>0.8740189075469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4853583574295">
                <text:p>0.848535835742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58323276042938">
                <text:p>0.8583232760429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24220418930054">
                <text:p>0.8242204189300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51436734199524">
                <text:p>0.85143673419952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47009360790253">
                <text:p>0.8470093607902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01879525184631">
                <text:p>0.80187952518463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50694119930267">
                <text:p>0.85069411993026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74422192573547">
                <text:p>0.8744221925735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82502138614654">
                <text:p>0.88250213861465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70987117290497">
                <text:p>0.8709871172904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52183759212494">
                <text:p>0.8521837592124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56516301631928">
                <text:p>0.8565163016319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52078855037689">
                <text:p>0.8520788550376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18875527381897">
                <text:p>0.7188755273818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42431163787842">
                <text:p>0.7424311637878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764768600463867">
                <text:p>0.7647686004638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732293725013733">
                <text:p>0.7322937250137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685468375682831">
                <text:p>0.6854683756828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711102604866028">
                <text:p>0.7111026048660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739613711833954">
                <text:p>0.73961371183395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668070018291473">
                <text:p>0.6680700182914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754956245422363">
                <text:p>0.7549562454223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19535672664642">
                <text:p>0.8195356726646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02303457260132">
                <text:p>0.9023034572601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9727133512497">
                <text:p>0.897271335124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01826202869415">
                <text:p>0.9018262028694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17781710624695">
                <text:p>0.9177817106246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04444456100464">
                <text:p>0.9044444561004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26602935791016">
                <text:p>0.8266029357910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16165864467621">
                <text:p>0.8161658644676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38821947574616">
                <text:p>0.8388219475746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78970217704773">
                <text:p>0.7897021770477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76154363155365">
                <text:p>0.7615436315536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63487362861633">
                <text:p>0.8634873628616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05774593353272">
                <text:p>0.90577459335327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13575768470764">
                <text:p>0.9135757684707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24959182739258">
                <text:p>0.92495918273925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08963263034821">
                <text:p>0.9089632630348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07281339168549">
                <text:p>0.90728133916854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80949854850769">
                <text:p>0.8809498548507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25825357437134">
                <text:p>0.92582535743713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76612961292267">
                <text:p>0.8766129612922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34219515323639">
                <text:p>0.83421951532363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750527620315552">
                <text:p>0.7505276203155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84256958961487">
                <text:p>0.8842569589614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02743995189667">
                <text:p>0.9027439951896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03156816959381">
                <text:p>0.90315681695938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06274676322937">
                <text:p>0.9062746763229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97923529148102">
                <text:p>0.897923529148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